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3D000068DE00000DEBF6A9C88D687547CA.svm" manifest:media-type=""/>
  <manifest:file-entry manifest:full-path="Pictures/100002000000089D000005E4B97FE830D8521505.png" manifest:media-type="image/png"/>
  <manifest:file-entry manifest:full-path="Pictures/2000003D000068DE00000DEBE3485449307B07D9.svm" manifest:media-type=""/>
  <manifest:file-entry manifest:full-path="Pictures/1000000000000040000000406C88B114AFA52C24.jpg" manifest:media-type="image/jpeg"/>
  <manifest:file-entry manifest:full-path="Pictures/10000201000001330000018971418A13555FF1B8.png" manifest:media-type="image/png"/>
  <manifest:file-entry manifest:full-path="Pictures/10000201000005AB000000066AE24910C89B23E8.png" manifest:media-type="image/png"/>
  <manifest:file-entry manifest:full-path="Pictures/1000000000000589000003CE1D1B0A825B9B73E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Beta" svg:font-family="'Ubuntu Beta'"/>
    <style:font-face style:name="UbuntuBeta-Regular1" svg:font-family="UbuntuBeta-Regular"/>
    <style:font-face style:name="ÉqÉâÉMÉmäpÉS ProN W3" svg:font-family="'ÉqÉâÉMÉmäpÉS ProN W3'"/>
    <style:font-face style:name="Times-Roman" svg:font-family="Times-Roman" style:font-family-generic="roman"/>
    <style:font-face style:name="FreeSans1" svg:font-family="FreeSans" style:font-family-generic="swiss"/>
    <style:font-face style:name="UbuntuBeta-Regular" svg:font-family="UbuntuBeta-Regular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5">
      <style:graphic-properties draw:stroke="none" svg:stroke-color="#000000" draw:fill="none" draw:fill-color="#ffffff" draw:textarea-horizontal-align="left" draw:auto-grow-height="true" draw:auto-grow-width="true" fo:min-height="2.372cm" fo:min-width="12.994cm"/>
    </style:style>
    <style:style style:name="gr3" style:family="graphic">
      <style:graphic-properties style:protect="position size"/>
    </style:style>
    <style:style style:name="gr4" style:family="graphic" style:parent-style-name="standard">
      <style:graphic-properties draw:textarea-horizontal-align="justify" draw:textarea-vertical-align="middle" draw:auto-grow-height="false" fo:min-height="1.469cm" fo:min-width="1.85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cm" fo:min-width="2.1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cm" fo:min-width="1.725cm"/>
    </style:style>
    <style:style style:name="gr9" style:family="graphic" style:parent-style-name="standard">
      <style:graphic-properties draw:fill-color="#c0c0c0" draw:textarea-horizontal-align="justify" draw:textarea-vertical-align="middle" draw:auto-grow-height="false" fo:min-height="8.196cm" fo:min-width="14.613cm"/>
    </style:style>
    <style:style style:name="gr10" style:family="graphic" style:parent-style-name="standard">
      <style:graphic-properties draw:fill-color="#c0c0c0" draw:textarea-horizontal-align="justify" draw:textarea-vertical-align="middle" draw:auto-grow-height="false" fo:min-height="5.021cm" fo:min-width="7.12cm"/>
    </style:style>
    <style:style style:name="gr11" style:family="graphic" style:parent-style-name="standard">
      <style:graphic-properties draw:fill-color="#c0c0c0" draw:textarea-horizontal-align="justify" draw:textarea-vertical-align="middle" draw:auto-grow-height="false" fo:min-height="1.973cm" fo:min-width="3.755cm"/>
    </style:style>
    <style:style style:name="gr12" style:family="graphic" style:parent-style-name="standard">
      <style:graphic-properties draw:fill-color="#c0c0c0" draw:textarea-horizontal-align="justify" draw:textarea-vertical-align="middle" draw:auto-grow-height="false" fo:min-height="8.323cm" fo:min-width="14.74cm"/>
    </style:style>
    <style:style style:name="gr13" style:family="graphic" style:parent-style-name="standard">
      <style:graphic-properties draw:fill="solid" draw:fill-color="#33cc66" draw:textarea-horizontal-align="justify" draw:textarea-vertical-align="middle" draw:auto-grow-height="false" fo:min-height="1.469cm" fo:min-width="1.854cm"/>
    </style:style>
    <style:style style:name="gr14" style:family="graphic" style:parent-style-name="standard">
      <style:graphic-properties draw:fill="solid" draw:fill-color="#ffff99" draw:textarea-horizontal-align="justify" draw:textarea-vertical-align="middle" draw:auto-grow-height="false" fo:min-height="1.469cm" fo:min-width="1.854cm"/>
    </style:style>
    <style:style style:name="gr15" style:family="graphic" style:parent-style-name="standard">
      <style:graphic-properties draw:textarea-horizontal-align="justify" draw:textarea-vertical-align="middle" draw:auto-grow-height="false" fo:min-height="0.702cm" fo:min-width="2.6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06cm"/>
    </style:style>
    <style:style style:name="gr17" style:family="graphic" style:parent-style-name="standard">
      <style:graphic-properties draw:fill-color="#c0c0c0" draw:textarea-horizontal-align="justify" draw:textarea-vertical-align="middle" draw:auto-grow-height="false" fo:min-height="5.02cm" fo:min-width="7.12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fill="solid" draw:fill-color="#33cc66" draw:textarea-horizontal-align="justify" draw:textarea-vertical-align="middle" draw:auto-grow-height="false" fo:min-height="0.702cm" fo:min-width="2.675cm"/>
    </style:style>
    <style:style style:name="gr20" style:family="graphic" style:parent-style-name="standard">
      <style:graphic-properties draw:fill="solid" draw:fill-color="#ffff99" draw:textarea-horizontal-align="justify" draw:textarea-vertical-align="middle" draw:auto-grow-height="false" fo:min-height="0.702cm" fo:min-width="2.675cm"/>
    </style:style>
    <style:style style:name="gr21" style:family="graphic" style:parent-style-name="standard">
      <style:graphic-properties draw:fill="solid" draw:fill-color="#c0c0c0" draw:textarea-horizontal-align="justify" draw:textarea-vertical-align="middle" draw:auto-grow-height="false" fo:min-height="3.497cm" fo:min-width="4.453cm"/>
    </style:style>
    <style:style style:name="gr2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3.76cm" fo:min-width="3.804cm"/>
    </style:style>
    <style:style style:name="gr23" style:family="graphic" style:parent-style-name="standard">
      <style:graphic-properties draw:fill="solid" draw:fill-color="#c0c0c0" draw:textarea-horizontal-align="justify" draw:textarea-vertical-align="middle" draw:auto-grow-height="false" fo:min-height="2.1cm" fo:min-width="4.453cm"/>
    </style:style>
    <style:style style:name="gr24" style:family="graphic" style:parent-style-name="standard">
      <style:graphic-properties draw:fill="solid" draw:fill-color="#33cc66" draw:opacity="50%" draw:textarea-horizontal-align="justify" draw:textarea-vertical-align="middle" draw:auto-grow-height="false" fo:min-height="1.147cm" fo:min-width="4.453cm" draw:shadow-opacity="50%"/>
    </style:style>
    <style:style style:name="gr2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3.76cm" fo:min-width="3.804cm"/>
    </style:style>
    <style:style style:name="gr26" style:family="graphic" style:parent-style-name="standard">
      <style:graphic-properties draw:fill="solid" draw:fill-color="#33cc66" draw:opacity="50%" draw:textarea-horizontal-align="justify" draw:textarea-vertical-align="middle" draw:auto-grow-height="false" fo:min-height="5.02cm" fo:min-width="7.247cm" draw:shadow-opacity="50%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1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03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45cm"/>
    </style:style>
    <style:style style:name="gr34" style:family="graphic" style:parent-style-name="standard">
      <style:graphic-properties draw:fill="solid" draw:fill-color="#dc2300" draw:opacity="50%" draw:textarea-horizontal-align="justify" draw:textarea-vertical-align="middle" draw:auto-grow-height="false" fo:min-height="0.702cm" fo:min-width="2.675cm" draw:shadow-opacity="50%"/>
    </style:style>
    <style:style style:name="gr35" style:family="graphic" style:parent-style-name="standard">
      <style:graphic-properties draw:fill="solid" draw:fill-color="#dc2300" draw:opacity="50%" draw:textarea-horizontal-align="justify" draw:textarea-vertical-align="middle" draw:auto-grow-height="false" fo:min-height="1.469cm" fo:min-width="1.854cm" draw:shadow-opacity="50%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4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017cm"/>
    </style:style>
    <style:style style:name="gr39" style:family="graphic" style:parent-style-name="standard" style:list-style-name="L15">
      <style:graphic-properties draw:stroke="none" svg:stroke-color="#000000" draw:fill="none" draw:fill-color="#ffffff" draw:textarea-horizontal-align="left" draw:auto-grow-height="true" draw:auto-grow-width="true" fo:min-height="2.372cm" fo:min-width="7.614cm"/>
    </style:style>
    <style:style style:name="pr1" style:family="presentation" style:parent-style-name="canonical_25_20master_25_20deck2-title">
      <style:graphic-properties fo:min-height="4.36cm"/>
    </style:style>
    <style:style style:name="pr2" style:family="presentation" style:parent-style-name="canonical_25_20master_25_20deck2-outline1">
      <style:graphic-properties fo:min-height="3.266cm"/>
    </style:style>
    <style:style style:name="pr3" style:family="presentation" style:parent-style-name="canonical_25_20master_25_20deck2-notes">
      <style:graphic-properties draw:fill-color="#ffffff" draw:auto-grow-height="true" fo:min-height="13.364cm"/>
    </style:style>
    <style:style style:name="pr4" style:family="presentation" style:parent-style-name="Canonical2_5f_-title">
      <style:graphic-properties fo:min-height="4.405cm"/>
    </style:style>
    <style:style style:name="pr5" style:family="presentation" style:parent-style-name="Canonical2_5f_-notes">
      <style:graphic-properties draw:fill-color="#ffffff" draw:auto-grow-height="true" fo:min-height="13.364cm"/>
    </style:style>
    <style:style style:name="pr6" style:family="presentation" style:parent-style-name="Canonical-outline1">
      <style:graphic-properties fo:min-height="9.135cm"/>
    </style:style>
    <style:style style:name="pr7" style:family="presentation" style:parent-style-name="Canonical-notes">
      <style:graphic-properties draw:fill-color="#ffffff" fo:min-height="13.364cm"/>
    </style:style>
    <style:style style:name="pr8" style:family="presentation" style:parent-style-name="Canonical-outline1" style:list-style-name="L8">
      <style:graphic-properties draw:auto-grow-height="true" fo:min-height="11.554cm"/>
    </style:style>
    <style:style style:name="pr9" style:family="presentation" style:parent-style-name="Canonical-notes">
      <style:graphic-properties draw:fill-color="#ffffff" draw:auto-grow-height="true" fo:min-height="13.364cm"/>
    </style:style>
    <style:style style:name="pr10" style:family="presentation" style:parent-style-name="Canonical-outline1">
      <style:graphic-properties fo:min-height="10.706cm"/>
    </style:style>
    <style:style style:name="pr11" style:family="presentation" style:parent-style-name="Canonical-notes">
      <style:graphic-properties draw:fill-color="#ffffff" fo:min-height="13.38cm"/>
    </style:style>
    <style:style style:name="pr12" style:family="presentation" style:parent-style-name="Canonical-outline1" style:list-style-name="L12">
      <style:graphic-properties fo:min-height="10.579cm"/>
    </style:style>
    <style:style style:name="pr13" style:family="presentation" style:parent-style-name="Canonical-outline1" style:list-style-name="L13">
      <style:graphic-properties fo:min-height="12.402cm"/>
    </style:style>
    <style:style style:name="pr14" style:family="presentation" style:parent-style-name="canonical_25_20master_25_20deck2-title">
      <style:graphic-properties draw:auto-grow-height="true" fo:min-height="2.001cm"/>
    </style:style>
    <style:style style:name="pr15" style:family="presentation" style:parent-style-name="canonical_25_20master_25_20deck2-outline1">
      <style:graphic-properties draw:auto-grow-height="true" fo:min-height="10.395cm"/>
    </style:style>
    <style:style style:name="P1" style:family="paragraph">
      <style:paragraph-properties fo:line-height="120%" style:text-autospace="none"/>
    </style:style>
    <style:style style:name="P2" style:family="paragraph">
      <style:paragraph-properties fo:margin-top="0cm" fo:margin-bottom="0.1cm"/>
    </style:style>
    <style:style style:name="P3" style:family="paragraph">
      <style:paragraph-properties fo:margin-top="0cm" fo:margin-bottom="0.1cm"/>
      <style:text-properties fo:font-size="12pt" style:font-size-asian="12pt" style:font-size-complex="12pt"/>
    </style:style>
    <style:style style:name="P4" style:family="paragraph">
      <loext:graphic-properties draw:fill-color="#ffffff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color="#ffffff" fo:font-size="36pt" style:font-size-asian="36pt" style:font-size-complex="36pt"/>
    </style:style>
    <style:style style:name="P7" style:family="paragraph">
      <style:paragraph-properties fo:margin-left="0cm" fo:margin-right="0cm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text-indent="0cm" style:text-autospace="none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c0c0c0"/>
      <style:paragraph-properties fo:text-align="center"/>
    </style:style>
    <style:style style:name="P14" style:family="paragraph">
      <loext:graphic-properties draw:fill="solid" draw:fill-color="#33cc66"/>
      <style:paragraph-properties fo:text-align="center"/>
    </style:style>
    <style:style style:name="P15" style:family="paragraph">
      <loext:graphic-properties draw:fill="solid" draw:fill-color="#ffff99"/>
      <style:paragraph-properties fo:text-align="center"/>
    </style:style>
    <style:style style:name="P16" style:family="paragraph">
      <loext:graphic-properties draw:fill="solid" draw:fill-color="#c0c0c0"/>
      <style:paragraph-properties fo:text-align="center"/>
    </style:style>
    <style:style style:name="P17" style:family="paragraph">
      <loext:graphic-properties draw:fill="none" draw:fill-color="#ffffff"/>
      <style:text-properties fo:font-size="32pt" style:font-size-asian="18pt" style:font-size-complex="18pt"/>
    </style:style>
    <style:style style:name="P18" style:family="paragraph">
      <loext:graphic-properties draw:fill="solid" draw:fill-color="#33cc66" draw:opacity="50%"/>
      <style:paragraph-properties fo:text-align="center"/>
    </style:style>
    <style:style style:name="P19" style:family="paragraph">
      <loext:graphic-properties draw:fill="none" draw:fill-color="#ffffff"/>
      <style:text-properties fo:font-size="15pt" style:font-size-asian="18pt" style:font-size-complex="18pt"/>
    </style:style>
    <style:style style:name="P20" style:family="paragraph">
      <loext:graphic-properties draw:fill="solid" draw:fill-color="#dc2300" draw:opacity="50%"/>
      <style:paragraph-properties fo:text-align="center"/>
    </style:style>
    <style:style style:name="P21" style:family="paragraph">
      <loext:graphic-properties draw:fill-color="#ffffff"/>
      <style:text-properties fo:font-size="18pt" style:font-size-asian="18pt" style:font-size-complex="18pt"/>
    </style:style>
    <style:style style:name="P22" style:family="paragraph">
      <style:paragraph-properties fo:line-height="200%"/>
    </style:style>
    <style:style style:name="P23" style:family="paragraph">
      <style:paragraph-properties fo:line-height="110%"/>
    </style:style>
    <style:style style:name="P24" style:family="paragraph">
      <style:paragraph-properties fo:line-height="110%"/>
      <style:text-properties fo:color="#dd4814"/>
    </style:style>
    <style:style style:name="P25" style:family="paragraph">
      <style:text-properties fo:color="#ffffff"/>
    </style:style>
    <style:style style:name="T1" style:family="text">
      <style:text-properties fo:color="#ffffff" style:font-name="Ubuntu" fo:font-size="36pt" style:font-name-asian="UbuntuBeta-Regular" style:font-size-asian="36pt" style:font-name-complex="UbuntuBeta-Regular" style:font-size-complex="36pt"/>
    </style:style>
    <style:style style:name="T2" style:family="text">
      <style:text-properties fo:color="#dd4814" style:font-name="Ubuntu" fo:font-size="22pt" style:font-name-asian="UbuntuBeta-Regular" style:font-size-asian="22pt" style:font-name-complex="UbuntuBeta-Regular" style:font-size-complex="22pt"/>
    </style:style>
    <style:style style:name="T3" style:family="text">
      <style:text-properties fo:color="#ffffff" style:font-name="Ubuntu" fo:font-size="12pt" style:font-size-asian="12pt" style:font-size-complex="12pt"/>
    </style:style>
    <style:style style:name="T4" style:family="text">
      <style:text-properties fo:color="#ffffff" style:text-outline="false" style:font-name="Ubuntu" fo:font-size="12pt" style:font-name-asian="UbuntuBeta-Regular1" style:font-size-asian="12pt" style:font-name-complex="UbuntuBeta-Regular1" style:font-size-complex="12pt"/>
    </style:style>
    <style:style style:name="T5" style:family="text">
      <style:text-properties fo:color="#ffffff" style:text-outline="false" style:text-line-through-style="none" style:text-line-through-type="none" style:text-position="0% 100%" style:font-name="Ubuntu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ÉqÉâÉMÉmäpÉS ProN W3" style:font-size-asian="36pt" style:language-asian="zh" style:country-asian="CN" style:font-style-asian="normal" style:font-weight-asian="normal" style:font-name-complex="FreeSans1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ffffff" style:font-name="Ubuntu" fo:font-size="60pt" style:font-size-asian="60pt" style:font-size-complex="60pt"/>
    </style:style>
    <style:style style:name="T7" style:family="text">
      <style:text-properties fo:font-size="20pt"/>
    </style:style>
    <style:style style:name="T8" style:family="text">
      <style:text-properties fo:font-size="12pt" style:font-size-asian="18pt" style:font-size-complex="18pt"/>
    </style:style>
    <style:style style:name="T9" style:family="text">
      <style:text-properties fo:font-size="12pt" fo:background-color="transparent" style:font-size-asian="18pt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32pt" style:font-size-asian="18pt" style:font-size-complex="18pt"/>
    </style:style>
    <style:style style:name="T12" style:family="text">
      <style:text-properties fo:font-size="15pt" style:font-size-asian="18pt" style:font-size-complex="18pt"/>
    </style:style>
    <style:style style:name="T13" style:family="text">
      <style:text-properties fo:color="#dd4814"/>
    </style:style>
    <style:style style:name="T14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2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3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4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5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6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7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8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9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10" text:bullet-char="●">
        <style:list-level-properties text:min-label-width="0.3cm"/>
        <style:text-properties fo:font-family="StarSymbol" style:font-charset="x-symbol" fo:color="#f37321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2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3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4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5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6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7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8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9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10" text:bullet-char="●">
        <style:list-level-properties text:min-label-width="0.5cm"/>
        <style:text-properties fo:font-family="StarSymbol" style:font-charset="x-symbol" fo:color="#772953" fo:font-size="45%"/>
      </text:list-level-style-bullet>
    </text:list-style>
    <text:list-style style:name="L5">
      <text:list-level-style-bullet text:level="1" text:bullet-char="●">
        <style:list-level-properties text:min-label-width="0.508cm"/>
        <style:text-properties fo:font-family="StarSymbol" style:font-charset="x-symbol" fo:color="#772953" fo:font-size="45%"/>
      </text:list-level-style-bullet>
      <text:list-level-style-bullet text:level="2" text:bullet-char="●">
        <style:list-level-properties text:space-before="0.635cm" text:min-label-width="0.508cm"/>
        <style:text-properties fo:font-family="StarSymbol" style:font-charset="x-symbol" fo:color="#772953" fo:font-size="45%"/>
      </text:list-level-style-bullet>
      <text:list-level-style-bullet text:level="3" text:bullet-char="●">
        <style:list-level-properties text:min-label-width="0.508cm"/>
        <style:text-properties fo:font-family="StarSymbol" style:font-charset="x-symbol" fo:color="#772953" fo:font-size="45%"/>
      </text:list-level-style-bullet>
      <text:list-level-style-bullet text:level="4" text:bullet-char="●">
        <style:list-level-properties text:min-label-width="0.508cm"/>
        <style:text-properties fo:font-family="StarSymbol" style:font-charset="x-symbol" fo:color="#772953" fo:font-size="45%"/>
      </text:list-level-style-bullet>
      <text:list-level-style-bullet text:level="5" text:bullet-char="●">
        <style:list-level-properties text:min-label-width="0.508cm"/>
        <style:text-properties fo:font-family="StarSymbol" style:font-charset="x-symbol" fo:color="#772953" fo:font-size="45%"/>
      </text:list-level-style-bullet>
      <text:list-level-style-bullet text:level="6" text:bullet-char="●">
        <style:list-level-properties text:min-label-width="0.508cm"/>
        <style:text-properties fo:font-family="StarSymbol" style:font-charset="x-symbol" fo:color="#772953" fo:font-size="45%"/>
      </text:list-level-style-bullet>
      <text:list-level-style-bullet text:level="7" text:bullet-char="●">
        <style:list-level-properties text:min-label-width="0.508cm"/>
        <style:text-properties fo:font-family="StarSymbol" style:font-charset="x-symbol" fo:color="#772953" fo:font-size="45%"/>
      </text:list-level-style-bullet>
      <text:list-level-style-bullet text:level="8" text:bullet-char="●">
        <style:list-level-properties text:min-label-width="0.508cm"/>
        <style:text-properties fo:font-family="StarSymbol" style:font-charset="x-symbol" fo:color="#772953" fo:font-size="45%"/>
      </text:list-level-style-bullet>
      <text:list-level-style-bullet text:level="9" text:bullet-char="●">
        <style:list-level-properties text:min-label-width="0.508cm"/>
        <style:text-properties fo:font-family="StarSymbol" style:font-charset="x-symbol" fo:color="#772953" fo:font-size="45%"/>
      </text:list-level-style-bullet>
      <text:list-level-style-bullet text:level="10" text:bullet-char="●">
        <style:list-level-properties text:min-label-width="0.508cm"/>
        <style:text-properties fo:font-family="StarSymbol" style:font-charset="x-symbol" fo:color="#772953" fo:font-size="45%"/>
      </text:list-level-style-bullet>
    </text:list-style>
    <text:list-style style:name="L6">
      <text:list-level-style-bullet text:level="1" text:bullet-char="●">
        <style:list-level-properties text:min-label-width="0.508cm"/>
        <style:text-properties fo:font-family="StarSymbol" style:font-charset="x-symbol" fo:color="#772953" fo:font-size="45%"/>
      </text:list-level-style-bullet>
      <text:list-level-style-bullet text:level="2" text:bullet-char="●">
        <style:list-level-properties text:space-before="0.635cm" text:min-label-width="0.508cm"/>
        <style:text-properties fo:font-family="StarSymbol" style:font-charset="x-symbol" fo:color="#772953" fo:font-size="45%"/>
      </text:list-level-style-bullet>
      <text:list-level-style-bullet text:level="3" text:bullet-char="●">
        <style:list-level-properties text:space-before="1.27cm" text:min-label-width="0.508cm"/>
        <style:text-properties fo:font-family="StarSymbol" style:font-charset="x-symbol" fo:color="#772953" fo:font-size="45%"/>
      </text:list-level-style-bullet>
      <text:list-level-style-bullet text:level="4" text:bullet-char="●">
        <style:list-level-properties text:min-label-width="0.508cm"/>
        <style:text-properties fo:font-family="StarSymbol" style:font-charset="x-symbol" fo:color="#772953" fo:font-size="45%"/>
      </text:list-level-style-bullet>
      <text:list-level-style-bullet text:level="5" text:bullet-char="●">
        <style:list-level-properties text:min-label-width="0.508cm"/>
        <style:text-properties fo:font-family="StarSymbol" style:font-charset="x-symbol" fo:color="#772953" fo:font-size="45%"/>
      </text:list-level-style-bullet>
      <text:list-level-style-bullet text:level="6" text:bullet-char="●">
        <style:list-level-properties text:min-label-width="0.508cm"/>
        <style:text-properties fo:font-family="StarSymbol" style:font-charset="x-symbol" fo:color="#772953" fo:font-size="45%"/>
      </text:list-level-style-bullet>
      <text:list-level-style-bullet text:level="7" text:bullet-char="●">
        <style:list-level-properties text:min-label-width="0.508cm"/>
        <style:text-properties fo:font-family="StarSymbol" style:font-charset="x-symbol" fo:color="#772953" fo:font-size="45%"/>
      </text:list-level-style-bullet>
      <text:list-level-style-bullet text:level="8" text:bullet-char="●">
        <style:list-level-properties text:min-label-width="0.508cm"/>
        <style:text-properties fo:font-family="StarSymbol" style:font-charset="x-symbol" fo:color="#772953" fo:font-size="45%"/>
      </text:list-level-style-bullet>
      <text:list-level-style-bullet text:level="9" text:bullet-char="●">
        <style:list-level-properties text:min-label-width="0.508cm"/>
        <style:text-properties fo:font-family="StarSymbol" style:font-charset="x-symbol" fo:color="#772953" fo:font-size="45%"/>
      </text:list-level-style-bullet>
      <text:list-level-style-bullet text:level="10" text:bullet-char="●">
        <style:list-level-properties text:min-label-width="0.508cm"/>
        <style:text-properties fo:font-family="StarSymbol" style:font-charset="x-symbol" fo:color="#772953" fo:font-size="45%"/>
      </text:list-level-style-bullet>
    </text:list-style>
    <text:list-style style:name="L7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35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35cm" text:min-label-width="0.61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2" text:bullet-char="●">
        <style:list-level-properties text:space-before="0.635cm" text:min-label-width="0.508cm"/>
        <style:text-properties fo:font-family="StarSymbol" style:font-charset="x-symbol" fo:color="#772953" fo:font-size="45%"/>
      </text:list-level-style-bullet>
      <text:list-level-style-bullet text:level="3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4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5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6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7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8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9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10" text:bullet-char="●">
        <style:list-level-properties text:min-label-width="0.5cm"/>
        <style:text-properties fo:font-family="StarSymbol" style:font-charset="x-symbol" fo:color="#772953" fo:font-size="45%"/>
      </text:list-level-style-bullet>
    </text:list-style>
    <text:list-style style:name="L11">
      <text:list-level-style-bullet text:level="1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2" text:bullet-char="●">
        <style:list-level-properties text:space-before="0.61cm" text:min-label-width="0.508cm"/>
        <style:text-properties fo:font-family="StarSymbol" style:font-charset="x-symbol" fo:color="#772953" fo:font-size="45%"/>
      </text:list-level-style-bullet>
      <text:list-level-style-bullet text:level="3" text:bullet-char="●">
        <style:list-level-properties text:space-before="1.219cm" text:min-label-width="0.508cm"/>
        <style:text-properties fo:font-family="StarSymbol" style:font-charset="x-symbol" fo:color="#772953" fo:font-size="45%"/>
      </text:list-level-style-bullet>
      <text:list-level-style-bullet text:level="4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5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6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7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8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9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10" text:bullet-char="●">
        <style:list-level-properties text:min-label-width="0.5cm"/>
        <style:text-properties fo:font-family="StarSymbol" style:font-charset="x-symbol" fo:color="#772953" fo:font-size="45%"/>
      </text:list-level-style-bullet>
    </text:list-style>
    <text:list-style style:name="L12">
      <text:list-level-style-bullet text:level="1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2" text:bullet-char="●">
        <style:list-level-properties text:space-before="0.61cm" text:min-label-width="0.508cm"/>
        <style:text-properties fo:font-family="StarSymbol" style:font-charset="x-symbol" fo:color="#772953" fo:font-size="45%"/>
      </text:list-level-style-bullet>
      <text:list-level-style-bullet text:level="3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4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5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6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7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8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9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10" text:bullet-char="●">
        <style:list-level-properties text:min-label-width="0.5cm"/>
        <style:text-properties fo:font-family="StarSymbol" style:font-charset="x-symbol" fo:color="#772953" fo:font-size="45%"/>
      </text:list-level-style-bullet>
    </text:list-style>
    <text:list-style style:name="L13">
      <text:list-level-style-bullet text:level="1" text:bullet-char="●">
        <style:list-level-properties text:space-before="0.61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61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35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35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 By Larry Poon, 23.07.2010</presentation:footer-decl>
      <draw:page draw:name="page1" draw:style-name="dp1" draw:master-page-name="canonical_25_20master_25_20deck2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19.942cm" svg:height="4.36cm" svg:x="1.946cm" svg:y="3.729cm" presentation:class="title" presentation:user-transformed="true">
          <draw:text-box>
            <text:p text:style-name="P1"><text:span text:style-name="T1">Sta</text:span><text:span text:style-name="T1">te </text:span><text:span text:style-name="T1">of </text:span><text:span text:style-name="T1">Ap</text:span><text:span text:style-name="T1">pA</text:span><text:span text:style-name="T1">rm</text:span><text:span text:style-name="T1">or</text:span><text:span text:style-name="T1"><text:line-break/></text:span><text:span text:style-name="T2">2017 </text:span><text:span text:style-name="T2">Linu</text:span><text:span text:style-name="T2">x </text:span><text:span text:style-name="T2">Secu</text:span><text:span text:style-name="T2">rity </text:span><text:span text:style-name="T2">Sum</text:span><text:span text:style-name="T2">mit</text:span></text:p>
          </draw:text-box>
        </draw:frame>
        <draw:frame presentation:style-name="pr2" draw:text-style-name="P3" draw:layer="layout" svg:width="11.909cm" svg:height="3.266cm" svg:x="2.091cm" svg:y="11cm" presentation:class="outline" presentation:user-transformed="true">
          <draw:text-box>
            <text:p text:style-name="P2"><text:span text:style-name="T3">Presentation by </text:span></text:p>
            <text:p text:style-name="P2"><text:span text:style-name="T3">John Johansen</text:span></text:p>
            <text:p text:style-name="P2"><text:span text:style-name="T3">john.johansen@canonical.com</text:span></text:p>
            <text:p text:style-name="P2"><text:span text:style-name="T4"><text:a xlink:href="http://www.canonical.com/" xlink:type="simple">www.canonical.com</text:a></text:span></text:p>
            <text:p text:style-name="P2"><text:span text:style-name="T4">September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anonical2_5f_" presentation:presentation-page-layout-name="AL1T1" presentation:use-footer-name="ftr1">
        <office:forms form:automatic-focus="false" form:apply-design-mode="false"/>
        <draw:frame presentation:style-name="pr4" draw:text-style-name="P6" draw:layer="layout" svg:width="23.526cm" svg:height="4.405cm" svg:x="1.974cm" svg:y="0.75cm" presentation:class="title" presentation:user-transformed="true">
          <draw:text-box>
            <text:p text:style-name="P5"><text:span text:style-name="T5">Fin</text:span><text:span text:style-name="T5">all</text:span><text:span text:style-name="T5">y</text:span></text:p>
          </draw:text-box>
        </draw:frame>
        <draw:frame draw:style-name="gr2" draw:text-style-name="P8" draw:layer="layout" svg:width="13.494cm" svg:height="2.622cm" svg:x="7.253cm" svg:y="6cm">
          <draw:text-box>
            <text:p text:style-name="P7"><text:span text:style-name="T6">U</text:span><text:span text:style-name="T6">p</text:span><text:span text:style-name="T6">st</text:span><text:span text:style-name="T6">r</text:span><text:span text:style-name="T6">e</text:span><text:span text:style-name="T6">a</text:span><text:span text:style-name="T6">m</text:span><text:span text:style-name="T6">in</text:span><text:span text:style-name="T6">g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user-transformed="true">
            <draw:text-box>
              <text:p><text:span text:style-name="T7">Ou</text:span><text:span text:style-name="T7">ch</text:span></text:p>
              <text:p><text:span text:style-name="T7"/></text:p>
              <text:p><text:span text:style-name="T7">Clo</text:span><text:span text:style-name="T7">se, </text:span><text:span text:style-name="T7">cle</text:span><text:span text:style-name="T7">anu</text:span><text:span text:style-name="T7">p </text:span><text:span text:style-name="T7">too</text:span><text:span text:style-name="T7">k </text:span><text:span text:style-name="T7">lon</text:span><text:span text:style-name="T7">ger </text:span><text:span text:style-name="T7">tha</text:span><text:span text:style-name="T7">n </text:span><text:span text:style-name="T7">pla</text:span><text:span text:style-name="T7">nne</text:span><text:span text:style-name="T7">d</text:span></text:p>
              <text:p><text:span text:style-name="T7"/></text:p>
              <text:p><text:span text:style-name="T7">Lab</text:span><text:span text:style-name="T7">elin</text:span><text:span text:style-name="T7">g </text:span><text:span text:style-name="T7">cor</text:span><text:span text:style-name="T7">e, </text:span><text:span text:style-name="T7">Sta</text:span><text:span text:style-name="T7">cki</text:span><text:span text:style-name="T7">ng,</text:span></text:p>
              <text:p><text:span text:style-name="T7">fine </text:span><text:span text:style-name="T7">grai</text:span><text:span text:style-name="T7">ned </text:span><text:span text:style-name="T7">sig</text:span><text:span text:style-name="T7">nal, </text:span><text:span text:style-name="T7">ptra</text:span><text:span text:style-name="T7">ce, </text:span><text:span text:style-name="T7">mo</text:span><text:span text:style-name="T7">unt </text:span><text:span text:style-name="T7">…</text:span></text:p>
              <text:p><text:span text:style-name="T7"/></text:p>
            </draw:text-box>
          </draw:frame>
        </presentation:notes>
      </draw:page>
      <draw:page draw:name="page3" draw:style-name="dp1" draw:master-page-name="Canonical" presentation:presentation-page-layout-name="AL1T1" presentation:use-footer-name="ftr1">
        <office:forms form:automatic-focus="false" form:apply-design-mode="false"/>
        <draw:frame presentation:style-name="Canonical-title" draw:layer="layout" svg:width="21.468cm" svg:height="0.536cm" svg:x="1.92cm" svg:y="0.82cm" presentation:class="title" presentation:user-transformed="true">
          <draw:text-box>
            <text:p>Except Full Networking</text:p>
          </draw:text-box>
        </draw:frame>
        <draw:frame presentation:style-name="pr6" draw:layer="layout" svg:width="24.113cm" svg:height="9.135cm" svg:x="1.949cm" svg:y="3.263cm" presentation:class="outline" presentation:user-transformed="true">
          <draw:text-box>
            <text:list text:style-name="L4">
              <text:list-item>
                <text:p>Upstream basic AF socket controls (4.14)</text:p>
                <text:p>network inet,</text:p>
                <text:p>network packet,</text:p>
              </text:list-item>
              <text:list-item>
                <text:p>Full network controls (WIP)</text:p>
              </text:list-item>
            </text:list>
            <text:list text:style-name="L5">
              <text:list-item>
                <text:list>
                  <text:list-item>
                    <text:p>Needs to work with apparmor stacking</text:p>
                  </text:list-item>
                  <text:list-item>
                    <text:p>Internal type splitting (required by: AF_UNIX, dbus, ...)</text:p>
                  </text:list-item>
                  <text:list-item>
                    <text:p>SECID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Map to dynamic policy</text:p>
                      </text:list-item>
                      <text:list-item>
                        <text:p>Support stacking</text:p>
                      </text:list-item>
                    </text:list>
                  </text:list-item>
                  <text:list-item>
                    <text:p>Secmark, userspace (iptable rule) view can be different from that of the stack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7">Up</text:span><text:span text:style-name="T7">stre</text:span><text:span text:style-name="T7">am </text:span><text:span text:style-name="T7">ver</text:span><text:span text:style-name="T7">y </text:span><text:span text:style-name="T7">rudi</text:span><text:span text:style-name="T7">me</text:span><text:span text:style-name="T7">ntar</text:span><text:span text:style-name="T7">y </text:span><text:span text:style-name="T7">soc</text:span><text:span text:style-name="T7">ket </text:span><text:span text:style-name="T7">con</text:span><text:span text:style-name="T7">trol</text:span><text:span text:style-name="T7">s</text:span></text:p>
              <text:p><text:span text:style-name="T7">- </text:span><text:span text:style-name="T7">not </text:span><text:span text:style-name="T7">wh</text:span><text:span text:style-name="T7">at </text:span><text:span text:style-name="T7">you </text:span><text:span text:style-name="T7">thin</text:span><text:span text:style-name="T7">k of </text:span><text:span text:style-name="T7">as </text:span><text:span text:style-name="T7">net</text:span><text:span text:style-name="T7">wor</text:span><text:span text:style-name="T7">k </text:span><text:span text:style-name="T7">me</text:span><text:span text:style-name="T7">diat</text:span><text:span text:style-name="T7">ion</text:span></text:p>
              <text:p><text:span text:style-name="T7"/></text:p>
              <text:p><text:span text:style-name="T7">- </text:span><text:span text:style-name="T7">sec</text:span><text:span text:style-name="T7">ids </text:span><text:span text:style-name="T7">me</text:span><text:span text:style-name="T7">ans</text:span></text:p>
              <text:p><text:span text:style-name="T7"><text:s text:c="2"/></text:span><text:span text:style-name="T7">- </text:span><text:span text:style-name="T7">kee</text:span><text:span text:style-name="T7">p </text:span><text:span text:style-name="T7">ma</text:span><text:span text:style-name="T7">ppi</text:span><text:span text:style-name="T7">ng</text:span></text:p>
              <text:p><text:span text:style-name="T7"><text:s text:c="2"/></text:span><text:span text:style-name="T7">- </text:span><text:span text:style-name="T7">no </text:span><text:span text:style-name="T7">lifet</text:span><text:span text:style-name="T7">ime </text:span><text:span text:style-name="T7">curr</text:span><text:span text:style-name="T7">entl</text:span><text:span text:style-name="T7">y</text:span></text:p>
              <text:p><text:span text:style-name="T7"/></text:p>
              <text:p><text:span text:style-name="T7">- </text:span><text:span text:style-name="T7">sec</text:span><text:span text:style-name="T7">mar</text:span><text:span text:style-name="T7">k</text:span></text:p>
              <text:p><text:span text:style-name="T7"><text:s text:c="2"/></text:span><text:span text:style-name="T7">- </text:span><text:span text:style-name="T7">use</text:span><text:span text:style-name="T7">rsp</text:span><text:span text:style-name="T7">ace </text:span><text:span text:style-name="T7">(ipt</text:span><text:span text:style-name="T7">abl</text:span><text:span text:style-name="T7">es) </text:span><text:span text:style-name="T7">onl</text:span><text:span text:style-name="T7">y a </text:span><text:span text:style-name="T7">part</text:span><text:span text:style-name="T7">icul</text:span><text:span text:style-name="T7">ar </text:span><text:span text:style-name="T7">ns </text:span><text:span text:style-name="T7">vie</text:span><text:span text:style-name="T7">w</text:span></text:p>
              <text:p><text:span text:style-name="T7"><text:s text:c="4"/></text:span><text:span text:style-name="T7">- </text:span><text:span text:style-name="T7">nee</text:span><text:span text:style-name="T7">d to </text:span><text:span text:style-name="T7">kno</text:span><text:span text:style-name="T7">w </text:span><text:span text:style-name="T7">that </text:span><text:span text:style-name="T7">vie</text:span><text:span text:style-name="T7">w </text:span><text:span text:style-name="T7">to </text:span><text:span text:style-name="T7">inte</text:span><text:span text:style-name="T7">rpr</text:span><text:span text:style-name="T7">et </text:span><text:span text:style-name="T7">the </text:span><text:span text:style-name="T7">mar</text:span><text:span text:style-name="T7">k</text:span></text:p>
              <text:p><text:span text:style-name="T7"><text:s text:c="2"/></text:span><text:span text:style-name="T7">- </text:span><text:span text:style-name="T7">set </text:span><text:span text:style-name="T7">onl</text:span><text:span text:style-name="T7">y </text:span><text:span text:style-name="T7">inte</text:span><text:span text:style-name="T7">rfac</text:span><text:span text:style-name="T7">e </text:span><text:span text:style-name="T7">LS</text:span><text:span text:style-name="T7">M, </text:span><text:span text:style-name="T7">can</text:span><text:span text:style-name="T7">’t </text:span><text:span text:style-name="T7">co</text:span><text:span text:style-name="T7">mp</text:span><text:span text:style-name="T7">ose</text:span></text:p>
              <text:p><text:span text:style-name="T7"><text:s text:c="2"/></text:span><text:span text:style-name="T7">- </text:span><text:span text:style-name="T7">can </text:span><text:span text:style-name="T7">pla</text:span><text:span text:style-name="T7">y </text:span><text:span text:style-name="T7">wit</text:span><text:span text:style-name="T7">h </text:span><text:span text:style-name="T7">LS</text:span><text:span text:style-name="T7">M </text:span><text:span text:style-name="T7">sett</text:span><text:span text:style-name="T7">ing </text:span><text:span text:style-name="T7">the </text:span><text:span text:style-name="T7">sec</text:span><text:span text:style-name="T7">mar</text:span><text:span text:style-name="T7">k</text:span></text:p>
              <text:p><text:span text:style-name="T7"><text:s text:c="4"/></text:span><text:span text:style-name="T7">- </text:span><text:span text:style-name="T7">curr</text:span><text:span text:style-name="T7">entl</text:span><text:span text:style-name="T7">y a </text:span><text:span text:style-name="T7">bit </text:span><text:span text:style-name="T7">of a </text:span><text:span text:style-name="T7">lay</text:span><text:span text:style-name="T7">erin</text:span><text:span text:style-name="T7">g </text:span><text:span text:style-name="T7">viol</text:span><text:span text:style-name="T7">atio</text:span><text:span text:style-name="T7">n</text:span></text:p>
              <text:p><text:span text:style-name="T7"><text:s text:c="4"/></text:span><text:span text:style-name="T7">- </text:span><text:span text:style-name="T7">nee</text:span><text:span text:style-name="T7">ds </text:span><text:span text:style-name="T7">to </text:span><text:span text:style-name="T7">blo</text:span><text:span text:style-name="T7">ck </text:span><text:span text:style-name="T7">ipta</text:span><text:span text:style-name="T7">ble</text:span><text:span text:style-name="T7">s </text:span><text:span text:style-name="T7">sett</text:span><text:span text:style-name="T7">ing </text:span><text:span text:style-name="T7">the </text:span><text:span text:style-name="T7">mar</text:span><text:span text:style-name="T7">k</text:span></text:p>
            </draw:text-box>
          </draw:frame>
        </presentation:notes>
      </draw:page>
      <draw:page draw:name="page4" draw:style-name="dp1" draw:master-page-name="Canonical" presentation:presentation-page-layout-name="AL2T19" presentation:use-footer-name="ftr1">
        <office:forms form:automatic-focus="false" form:apply-design-mode="false"/>
        <draw:frame presentation:style-name="Canonical-title" draw:layer="layout" svg:width="21.468cm" svg:height="0.536cm" svg:x="1.92cm" svg:y="0.82cm" presentation:class="title" presentation:user-transformed="true">
          <draw:text-box>
            <text:p>Policy Namespaces &amp; Stacking</text:p>
          </draw:text-box>
        </draw:frame>
        <draw:g draw:style-name="gr3">
          <draw:custom-shape draw:style-name="gr4" draw:text-style-name="P10" xml:id="id5" draw:id="id5" draw:layer="layout" svg:width="2.54cm" svg:height="1.905cm" svg:x="10.842cm" svg:y="9.9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3" draw:id="id3" draw:layer="layout" svg:width="2.54cm" svg:height="1.905cm" svg:x="8.81cm" svg:y="6.7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2" draw:id="id2" draw:layer="layout" svg:width="2.54cm" svg:height="1.905cm" svg:x="5cm" svg:y="6.7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4" draw:id="id4" draw:layer="layout" svg:width="2.54cm" svg:height="1.905cm" svg:x="12.62cm" svg:y="6.7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6" draw:id="id6" draw:layer="layout" svg:width="2.54cm" svg:height="1.905cm" svg:x="14.525cm" svg:y="9.9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1" draw:id="id1" draw:layer="layout" svg:width="2.54cm" svg:height="1.905cm" svg:x="8.81cm" svg:y="3.5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11" draw:layer="layout" draw:type="line" svg:x1="10.08cm" svg:y1="5.469cm" svg:x2="6.27cm" svg:y2="6.739cm" draw:start-shape="id1" draw:start-glue-point="2" draw:end-shape="id2" draw:end-glue-point="0" svg:d="M10080 5469l-3810 1270" svg:viewBox="0 0 3811 1271">
            <text:p/>
          </draw:connector>
          <draw:connector draw:style-name="gr5" draw:text-style-name="P11" draw:layer="layout" draw:type="line" svg:x1="10.08cm" svg:y1="5.469cm" svg:x2="10.08cm" svg:y2="6.739cm" draw:start-shape="id1" draw:start-glue-point="2" draw:end-shape="id3" svg:d="M10080 5469v1270" svg:viewBox="0 0 1 1271">
            <text:p/>
          </draw:connector>
          <draw:connector draw:style-name="gr5" draw:text-style-name="P11" draw:layer="layout" draw:type="line" svg:x1="10.08cm" svg:y1="5.469cm" svg:x2="13.89cm" svg:y2="6.739cm" draw:start-shape="id1" draw:start-glue-point="2" draw:end-shape="id4" draw:end-glue-point="0" svg:d="M10080 5469l3810 1270" svg:viewBox="0 0 3811 1271">
            <text:p/>
          </draw:connector>
          <draw:connector draw:style-name="gr5" draw:text-style-name="P11" draw:layer="layout" draw:type="line" svg:x1="13.89cm" svg:y1="8.644cm" svg:x2="12.112cm" svg:y2="9.914cm" draw:start-shape="id4" draw:start-glue-point="2" draw:end-shape="id5" draw:end-glue-point="0" svg:d="M13890 8644l-1778 1270" svg:viewBox="0 0 1779 1271">
            <text:p/>
          </draw:connector>
          <draw:connector draw:style-name="gr5" draw:text-style-name="P11" draw:layer="layout" draw:type="line" svg:x1="13.89cm" svg:y1="8.644cm" svg:x2="15.795cm" svg:y2="9.914cm" draw:start-shape="id4" draw:start-glue-point="2" draw:end-shape="id6" draw:end-glue-point="0" svg:d="M13890 8644l1905 1270" svg:viewBox="0 0 1906 1271">
            <text:p/>
          </draw:connector>
          <draw:frame draw:style-name="gr6" draw:text-style-name="P12" draw:layer="layout" svg:width="2.619cm" svg:height="1.91cm" svg:x="8.794cm" svg:y="3.5cm">
            <draw:text-box>
              <text:p>System</text:p>
              <text:p><text:span text:style-name="T8">nscd</text:span></text:p>
              <text:p><text:span text:style-name="T8">dnsmasq</text:span></text:p>
            </draw:text-box>
          </draw:frame>
          <draw:frame draw:style-name="gr7" draw:text-style-name="P12" draw:layer="layout" svg:width="1.878cm" svg:height="0.962cm" svg:x="9.091cm" svg:y="6.675cm">
            <draw:text-box>
              <text:p>:ns2:</text:p>
            </draw:text-box>
          </draw:frame>
          <draw:frame draw:style-name="gr7" draw:text-style-name="P12" draw:layer="layout" svg:width="1.878cm" svg:height="0.962cm" svg:x="11.159cm" svg:y="9.914cm">
            <draw:text-box>
              <text:p>:ns4:</text:p>
            </draw:text-box>
          </draw:frame>
          <draw:frame draw:style-name="gr8" draw:text-style-name="P12" draw:layer="layout" svg:width="2.225cm" svg:height="1.91cm" svg:x="5.188cm" svg:y="6.734cm">
            <draw:text-box>
              <text:p>:ns1:</text:p>
              <text:p><text:span text:style-name="T9">nscd</text:span></text:p>
              <text:p><text:span text:style-name="T9">dnsmasq</text:span></text:p>
            </draw:text-box>
          </draw:frame>
          <draw:frame draw:style-name="gr7" draw:text-style-name="P12" draw:layer="layout" svg:width="1.878cm" svg:height="0.962cm" svg:x="14.842cm" svg:y="9.904cm">
            <draw:text-box>
              <text:p>:ns5:</text:p>
            </draw:text-box>
          </draw:frame>
          <draw:frame draw:style-name="gr7" draw:text-style-name="P12" draw:layer="layout" svg:width="1.878cm" svg:height="0.962cm" svg:x="13.092cm" svg:y="6.793cm">
            <draw:text-box>
              <text:p>:ns3: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<text:span text:style-name="T10">aa </text:span><text:span text:style-name="T10">poli</text:span><text:span text:style-name="T10">cy </text:span><text:span text:style-name="T10">NS:</text:span></text:p>
              <text:p><text:span text:style-name="T10">- </text:span><text:span text:style-name="T10">hier</text:span><text:span text:style-name="T10">arch</text:span><text:span text:style-name="T10">ical, </text:span><text:span text:style-name="T10">view </text:span><text:span text:style-name="T10">part </text:span><text:span text:style-name="T10">of </text:span><text:span text:style-name="T10">hier</text:span><text:span text:style-name="T10">arch</text:span><text:span text:style-name="T10">y </text:span><text:span text:style-name="T10">that </text:span><text:span text:style-name="T10">is </text:span><text:span text:style-name="T10">visib</text:span><text:span text:style-name="T10">le</text:span></text:p>
              <text:p><text:span text:style-name="T10">- </text:span><text:span text:style-name="T10">allo</text:span><text:span text:style-name="T10">w </text:span><text:span text:style-name="T10">for </text:span><text:span text:style-name="T10">diffe</text:span><text:span text:style-name="T10">rent </text:span><text:span text:style-name="T10">profi</text:span><text:span text:style-name="T10">les, </text:span><text:span text:style-name="T10">with </text:span><text:span text:style-name="T10">sam</text:span><text:span text:style-name="T10">e </text:span><text:span text:style-name="T10">nam</text:span><text:span text:style-name="T10">e</text:span></text:p>
              <text:p><text:span text:style-name="T10">- </text:span><text:span text:style-name="T10">prov</text:span><text:span text:style-name="T10">ide </text:span><text:span text:style-name="T10">cont</text:span><text:span text:style-name="T10">rol </text:span><text:span text:style-name="T10">of </text:span><text:span text:style-name="T10">who </text:span><text:span text:style-name="T10">can </text:span><text:span text:style-name="T10">load </text:span><text:span text:style-name="T10">poli</text:span><text:span text:style-name="T10">cy</text:span></text:p>
              <text:p><text:span text:style-name="T10">- </text:span><text:span text:style-name="T10">limit</text:span><text:span text:style-name="T10">s </text:span><text:span text:style-name="T10">the </text:span><text:span text:style-name="T10">view </text:span><text:span text:style-name="T10">of </text:span><text:span text:style-name="T10">task</text:span><text:span text:style-name="T10">s in </text:span><text:span text:style-name="T10">(con</text:span><text:span text:style-name="T10">fine</text:span><text:span text:style-name="T10">d </text:span><text:span text:style-name="T10">by) </text:span><text:span text:style-name="T10">the </text:span><text:span text:style-name="T10">NS</text:span></text:p>
              <text:p><text:span text:style-name="T10"/></text:p>
              <text:p><text:span text:style-name="T10">Sta</text:span><text:span text:style-name="T10">ck</text:span></text:p>
              <text:p><text:span text:style-name="T10">- </text:span><text:span text:style-name="T10">wha</text:span><text:span text:style-name="T10">t it </text:span><text:span text:style-name="T10">mea</text:span><text:span text:style-name="T10">ns </text:span><text:span text:style-name="T10">to </text:span><text:span text:style-name="T10">be </text:span><text:span text:style-name="T10">in a </text:span><text:span text:style-name="T10">NS</text:span></text:p>
              <text:p><text:span text:style-name="T10">- </text:span><text:span text:style-name="T10">mos</text:span><text:span text:style-name="T10">t </text:span><text:span text:style-name="T10">limit</text:span><text:span text:style-name="T10">ed </text:span><text:span text:style-name="T10">view</text:span></text:p>
              <text:p><text:span text:style-name="T10"/></text:p>
            </draw:text-box>
          </draw:frame>
        </presentation:notes>
      </draw:page>
      <draw:page draw:name="page5" draw:style-name="dp1" draw:master-page-name="Canonical" presentation:presentation-page-layout-name="AL2T19" presentation:use-footer-name="ftr1">
        <office:forms form:automatic-focus="false" form:apply-design-mode="false"/>
        <draw:frame presentation:style-name="Canonical-title" draw:layer="layout" svg:width="21.468cm" svg:height="0.536cm" svg:x="1.92cm" svg:y="0.82cm" presentation:class="title" presentation:user-transformed="true">
          <draw:text-box>
            <text:p>Policy Namespaces &amp; Stacking</text:p>
          </draw:text-box>
        </draw:frame>
        <draw:g>
          <draw:custom-shape draw:style-name="gr9" draw:text-style-name="P13" draw:layer="layout" svg:width="15.113cm" svg:height="8.446cm" svg:x="2.788cm" svg:y="3.502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0" xml:id="id11" draw:id="id11" draw:layer="layout" svg:width="2.54cm" svg:height="1.905cm" svg:x="10.852cm" svg:y="9.9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9" draw:id="id9" draw:layer="layout" svg:width="2.54cm" svg:height="1.905cm" svg:x="8.82cm" svg:y="6.7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8" draw:id="id8" draw:layer="layout" svg:width="2.54cm" svg:height="1.905cm" svg:x="5.01cm" svg:y="6.7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10" draw:id="id10" draw:layer="layout" svg:width="2.54cm" svg:height="1.905cm" svg:x="12.63cm" svg:y="6.7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12" draw:id="id12" draw:layer="layout" svg:width="2.54cm" svg:height="1.905cm" svg:x="14.535cm" svg:y="9.9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7" draw:id="id7" draw:layer="layout" svg:width="2.54cm" svg:height="1.905cm" svg:x="8.82cm" svg:y="3.5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11" draw:layer="layout" draw:type="line" svg:x1="10.09cm" svg:y1="5.473cm" svg:x2="6.28cm" svg:y2="6.743cm" draw:start-shape="id7" draw:start-glue-point="2" draw:end-shape="id8" draw:end-glue-point="0" svg:d="M10090 5473l-3810 1270" svg:viewBox="0 0 3811 1271">
            <text:p/>
          </draw:connector>
          <draw:connector draw:style-name="gr5" draw:text-style-name="P11" draw:layer="layout" draw:type="line" svg:x1="10.09cm" svg:y1="5.473cm" svg:x2="10.09cm" svg:y2="6.743cm" draw:start-shape="id7" draw:start-glue-point="2" draw:end-shape="id9" svg:d="M10090 5473v1270" svg:viewBox="0 0 1 1271">
            <text:p/>
          </draw:connector>
          <draw:connector draw:style-name="gr5" draw:text-style-name="P11" draw:layer="layout" draw:type="line" svg:x1="10.09cm" svg:y1="5.473cm" svg:x2="13.9cm" svg:y2="6.743cm" draw:start-shape="id7" draw:start-glue-point="2" draw:end-shape="id10" draw:end-glue-point="0" svg:d="M10090 5473l3810 1270" svg:viewBox="0 0 3811 1271">
            <text:p/>
          </draw:connector>
          <draw:connector draw:style-name="gr5" draw:text-style-name="P11" draw:layer="layout" draw:type="line" svg:x1="13.9cm" svg:y1="8.648cm" svg:x2="12.122cm" svg:y2="9.918cm" draw:start-shape="id10" draw:start-glue-point="2" draw:end-shape="id11" draw:end-glue-point="0" svg:d="M13900 8648l-1778 1270" svg:viewBox="0 0 1779 1271">
            <text:p/>
          </draw:connector>
          <draw:connector draw:style-name="gr5" draw:text-style-name="P11" draw:layer="layout" draw:type="line" svg:x1="13.9cm" svg:y1="8.648cm" svg:x2="15.805cm" svg:y2="9.918cm" draw:start-shape="id10" draw:start-glue-point="2" draw:end-shape="id12" draw:end-glue-point="0" svg:d="M13900 8648l1905 1270" svg:viewBox="0 0 1906 1271">
            <text:p/>
          </draw:connector>
          <draw:frame draw:style-name="gr6" draw:text-style-name="P12" draw:layer="layout" svg:width="2.619cm" svg:height="1.91cm" svg:x="8.804cm" svg:y="3.504cm">
            <draw:text-box>
              <text:p>System</text:p>
              <text:p><text:span text:style-name="T8">nscd</text:span></text:p>
              <text:p><text:span text:style-name="T8">dnsmasq</text:span></text:p>
            </draw:text-box>
          </draw:frame>
          <draw:frame draw:style-name="gr7" draw:text-style-name="P12" draw:layer="layout" svg:width="1.878cm" svg:height="0.962cm" svg:x="9.101cm" svg:y="6.679cm">
            <draw:text-box>
              <text:p>:ns2:</text:p>
            </draw:text-box>
          </draw:frame>
          <draw:frame draw:style-name="gr7" draw:text-style-name="P12" draw:layer="layout" svg:width="1.878cm" svg:height="0.962cm" svg:x="11.169cm" svg:y="9.918cm">
            <draw:text-box>
              <text:p>:ns4:</text:p>
            </draw:text-box>
          </draw:frame>
          <draw:frame draw:style-name="gr8" draw:text-style-name="P12" draw:layer="layout" svg:width="2.225cm" svg:height="1.91cm" svg:x="5.198cm" svg:y="6.738cm">
            <draw:text-box>
              <text:p>:ns1:</text:p>
              <text:p><text:span text:style-name="T9">nscd</text:span></text:p>
              <text:p><text:span text:style-name="T9">dnsmasq</text:span></text:p>
            </draw:text-box>
          </draw:frame>
          <draw:frame draw:style-name="gr7" draw:text-style-name="P12" draw:layer="layout" svg:width="1.878cm" svg:height="0.962cm" svg:x="14.852cm" svg:y="9.908cm">
            <draw:text-box>
              <text:p>:ns5:</text:p>
            </draw:text-box>
          </draw:frame>
          <draw:frame draw:style-name="gr7" draw:text-style-name="P12" draw:layer="layout" svg:width="1.878cm" svg:height="0.962cm" svg:x="13.102cm" svg:y="6.797cm">
            <draw:text-box>
              <text:p>:ns3: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<text:span text:style-name="T10">aa </text:span><text:span text:style-name="T10">poli</text:span><text:span text:style-name="T10">cy </text:span><text:span text:style-name="T10">NS:</text:span></text:p>
              <text:p><text:span text:style-name="T10">- </text:span><text:span text:style-name="T10">hier</text:span><text:span text:style-name="T10">arch</text:span><text:span text:style-name="T10">ical, </text:span><text:span text:style-name="T10">view </text:span><text:span text:style-name="T10">part </text:span><text:span text:style-name="T10">of </text:span><text:span text:style-name="T10">hier</text:span><text:span text:style-name="T10">arch</text:span><text:span text:style-name="T10">y </text:span><text:span text:style-name="T10">that </text:span><text:span text:style-name="T10">is </text:span><text:span text:style-name="T10">visib</text:span><text:span text:style-name="T10">le</text:span></text:p>
              <text:p><text:span text:style-name="T10">- </text:span><text:span text:style-name="T10">allo</text:span><text:span text:style-name="T10">w </text:span><text:span text:style-name="T10">for </text:span><text:span text:style-name="T10">diffe</text:span><text:span text:style-name="T10">rent </text:span><text:span text:style-name="T10">profi</text:span><text:span text:style-name="T10">les, </text:span><text:span text:style-name="T10">with </text:span><text:span text:style-name="T10">sam</text:span><text:span text:style-name="T10">e </text:span><text:span text:style-name="T10">nam</text:span><text:span text:style-name="T10">e</text:span></text:p>
              <text:p><text:span text:style-name="T10">- </text:span><text:span text:style-name="T10">prov</text:span><text:span text:style-name="T10">ide </text:span><text:span text:style-name="T10">cont</text:span><text:span text:style-name="T10">rol </text:span><text:span text:style-name="T10">of </text:span><text:span text:style-name="T10">who </text:span><text:span text:style-name="T10">can </text:span><text:span text:style-name="T10">load </text:span><text:span text:style-name="T10">poli</text:span><text:span text:style-name="T10">cy</text:span></text:p>
              <text:p><text:span text:style-name="T10">- </text:span><text:span text:style-name="T10">limit</text:span><text:span text:style-name="T10">s </text:span><text:span text:style-name="T10">the </text:span><text:span text:style-name="T10">view </text:span><text:span text:style-name="T10">of </text:span><text:span text:style-name="T10">task</text:span><text:span text:style-name="T10">s in </text:span><text:span text:style-name="T10">(con</text:span><text:span text:style-name="T10">fine</text:span><text:span text:style-name="T10">d </text:span><text:span text:style-name="T10">by) </text:span><text:span text:style-name="T10">the </text:span><text:span text:style-name="T10">NS</text:span></text:p>
              <text:p><text:span text:style-name="T10"/></text:p>
              <text:p><text:span text:style-name="T10">Sta</text:span><text:span text:style-name="T10">ck</text:span></text:p>
              <text:p><text:span text:style-name="T10">- </text:span><text:span text:style-name="T10">wha</text:span><text:span text:style-name="T10">t it </text:span><text:span text:style-name="T10">mea</text:span><text:span text:style-name="T10">ns </text:span><text:span text:style-name="T10">to </text:span><text:span text:style-name="T10">be </text:span><text:span text:style-name="T10">in a </text:span><text:span text:style-name="T10">NS</text:span></text:p>
              <text:p><text:span text:style-name="T10">- </text:span><text:span text:style-name="T10">mos</text:span><text:span text:style-name="T10">t </text:span><text:span text:style-name="T10">limit</text:span><text:span text:style-name="T10">ed </text:span><text:span text:style-name="T10">view</text:span></text:p>
              <text:p><text:span text:style-name="T10"/></text:p>
            </draw:text-box>
          </draw:frame>
        </presentation:notes>
      </draw:page>
      <draw:page draw:name="page6" draw:style-name="dp1" draw:master-page-name="Canonical" presentation:presentation-page-layout-name="AL2T19" presentation:use-footer-name="ftr1">
        <office:forms form:automatic-focus="false" form:apply-design-mode="false"/>
        <draw:g>
          <draw:custom-shape draw:style-name="gr10" draw:text-style-name="P13" draw:layer="layout" svg:width="7.62cm" svg:height="5.271cm" svg:x="10.15cm" svg:y="6.67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0" xml:id="id17" draw:id="id17" draw:layer="layout" svg:width="2.54cm" svg:height="1.905cm" svg:x="10.849cm" svg:y="9.9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15" draw:id="id15" draw:layer="layout" svg:width="2.54cm" svg:height="1.905cm" svg:x="8.817cm" svg:y="6.7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14" draw:id="id14" draw:layer="layout" svg:width="2.54cm" svg:height="1.905cm" svg:x="5.007cm" svg:y="6.7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16" draw:id="id16" draw:layer="layout" svg:width="2.54cm" svg:height="1.905cm" svg:x="12.627cm" svg:y="6.7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18" draw:id="id18" draw:layer="layout" svg:width="2.54cm" svg:height="1.905cm" svg:x="14.532cm" svg:y="9.9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13" draw:id="id13" draw:layer="layout" svg:width="2.54cm" svg:height="1.905cm" svg:x="8.817cm" svg:y="3.5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11" draw:layer="layout" draw:type="line" svg:x1="10.087cm" svg:y1="5.473cm" svg:x2="6.277cm" svg:y2="6.743cm" draw:start-shape="id13" draw:start-glue-point="2" draw:end-shape="id14" draw:end-glue-point="0" svg:d="M10087 5473l-3810 1270" svg:viewBox="0 0 3811 1271">
            <text:p/>
          </draw:connector>
          <draw:connector draw:style-name="gr5" draw:text-style-name="P11" draw:layer="layout" draw:type="line" svg:x1="10.087cm" svg:y1="5.473cm" svg:x2="10.087cm" svg:y2="6.743cm" draw:start-shape="id13" draw:start-glue-point="2" draw:end-shape="id15" svg:d="M10087 5473v1270" svg:viewBox="0 0 1 1271">
            <text:p/>
          </draw:connector>
          <draw:connector draw:style-name="gr5" draw:text-style-name="P11" draw:layer="layout" draw:type="line" svg:x1="10.087cm" svg:y1="5.473cm" svg:x2="13.897cm" svg:y2="6.743cm" draw:start-shape="id13" draw:start-glue-point="2" draw:end-shape="id16" draw:end-glue-point="0" svg:d="M10087 5473l3810 1270" svg:viewBox="0 0 3811 1271">
            <text:p/>
          </draw:connector>
          <draw:connector draw:style-name="gr5" draw:text-style-name="P11" draw:layer="layout" draw:type="line" svg:x1="13.897cm" svg:y1="8.648cm" svg:x2="12.119cm" svg:y2="9.918cm" draw:start-shape="id16" draw:start-glue-point="2" draw:end-shape="id17" draw:end-glue-point="0" svg:d="M13897 8648l-1778 1270" svg:viewBox="0 0 1779 1271">
            <text:p/>
          </draw:connector>
          <draw:connector draw:style-name="gr5" draw:text-style-name="P11" draw:layer="layout" draw:type="line" svg:x1="13.897cm" svg:y1="8.648cm" svg:x2="15.802cm" svg:y2="9.918cm" draw:start-shape="id16" draw:start-glue-point="2" draw:end-shape="id18" draw:end-glue-point="0" svg:d="M13897 8648l1905 1270" svg:viewBox="0 0 1906 1271">
            <text:p/>
          </draw:connector>
          <draw:frame draw:style-name="gr6" draw:text-style-name="P12" draw:layer="layout" svg:width="2.619cm" svg:height="1.91cm" svg:x="8.801cm" svg:y="3.504cm">
            <draw:text-box>
              <text:p>System</text:p>
              <text:p><text:span text:style-name="T8">nscd</text:span></text:p>
              <text:p><text:span text:style-name="T8">dnsmasq</text:span></text:p>
            </draw:text-box>
          </draw:frame>
          <draw:frame draw:style-name="gr7" draw:text-style-name="P12" draw:layer="layout" svg:width="1.878cm" svg:height="0.962cm" svg:x="9.098cm" svg:y="6.679cm">
            <draw:text-box>
              <text:p>:ns2:</text:p>
            </draw:text-box>
          </draw:frame>
          <draw:frame draw:style-name="gr7" draw:text-style-name="P12" draw:layer="layout" svg:width="1.878cm" svg:height="0.962cm" svg:x="11.166cm" svg:y="9.918cm">
            <draw:text-box>
              <text:p>:ns4:</text:p>
            </draw:text-box>
          </draw:frame>
          <draw:frame draw:style-name="gr8" draw:text-style-name="P12" draw:layer="layout" svg:width="2.225cm" svg:height="1.91cm" svg:x="5.195cm" svg:y="6.738cm">
            <draw:text-box>
              <text:p>:ns1:</text:p>
              <text:p><text:span text:style-name="T9">nscd</text:span></text:p>
              <text:p><text:span text:style-name="T9">dnsmasq</text:span></text:p>
            </draw:text-box>
          </draw:frame>
          <draw:frame draw:style-name="gr7" draw:text-style-name="P12" draw:layer="layout" svg:width="1.878cm" svg:height="0.962cm" svg:x="14.849cm" svg:y="9.908cm">
            <draw:text-box>
              <text:p>:ns5:</text:p>
            </draw:text-box>
          </draw:frame>
          <draw:frame draw:style-name="gr7" draw:text-style-name="P12" draw:layer="layout" svg:width="1.878cm" svg:height="0.962cm" svg:x="13.099cm" svg:y="6.797cm">
            <draw:text-box>
              <text:p>:ns3:</text:p>
            </draw:text-box>
          </draw:frame>
        </draw:g>
        <draw:frame presentation:style-name="Canonical-title" draw:layer="layout" svg:width="21.468cm" svg:height="0.536cm" svg:x="1.92cm" svg:y="0.82cm" presentation:class="title" presentation:user-transformed="true">
          <draw:text-box>
            <text:p>Policy Namespaces &amp; Stack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<text:span text:style-name="T10">aa </text:span><text:span text:style-name="T10">poli</text:span><text:span text:style-name="T10">cy </text:span><text:span text:style-name="T10">NS:</text:span></text:p>
              <text:p><text:span text:style-name="T10">- </text:span><text:span text:style-name="T10">hier</text:span><text:span text:style-name="T10">arch</text:span><text:span text:style-name="T10">ical, </text:span><text:span text:style-name="T10">view </text:span><text:span text:style-name="T10">part </text:span><text:span text:style-name="T10">of </text:span><text:span text:style-name="T10">hier</text:span><text:span text:style-name="T10">arch</text:span><text:span text:style-name="T10">y </text:span><text:span text:style-name="T10">that </text:span><text:span text:style-name="T10">is </text:span><text:span text:style-name="T10">visib</text:span><text:span text:style-name="T10">le</text:span></text:p>
              <text:p><text:span text:style-name="T10">- </text:span><text:span text:style-name="T10">allo</text:span><text:span text:style-name="T10">w </text:span><text:span text:style-name="T10">for </text:span><text:span text:style-name="T10">diffe</text:span><text:span text:style-name="T10">rent </text:span><text:span text:style-name="T10">profi</text:span><text:span text:style-name="T10">les, </text:span><text:span text:style-name="T10">with </text:span><text:span text:style-name="T10">sam</text:span><text:span text:style-name="T10">e </text:span><text:span text:style-name="T10">nam</text:span><text:span text:style-name="T10">e</text:span></text:p>
              <text:p><text:span text:style-name="T10">- </text:span><text:span text:style-name="T10">prov</text:span><text:span text:style-name="T10">ide </text:span><text:span text:style-name="T10">cont</text:span><text:span text:style-name="T10">rol </text:span><text:span text:style-name="T10">of </text:span><text:span text:style-name="T10">who </text:span><text:span text:style-name="T10">can </text:span><text:span text:style-name="T10">load </text:span><text:span text:style-name="T10">poli</text:span><text:span text:style-name="T10">cy</text:span></text:p>
              <text:p><text:span text:style-name="T10">- </text:span><text:span text:style-name="T10">limit</text:span><text:span text:style-name="T10">s </text:span><text:span text:style-name="T10">the </text:span><text:span text:style-name="T10">view </text:span><text:span text:style-name="T10">of </text:span><text:span text:style-name="T10">task</text:span><text:span text:style-name="T10">s in </text:span><text:span text:style-name="T10">(con</text:span><text:span text:style-name="T10">fine</text:span><text:span text:style-name="T10">d </text:span><text:span text:style-name="T10">by) </text:span><text:span text:style-name="T10">the </text:span><text:span text:style-name="T10">NS</text:span></text:p>
              <text:p><text:span text:style-name="T10"/></text:p>
              <text:p><text:span text:style-name="T10">Sta</text:span><text:span text:style-name="T10">ck</text:span></text:p>
              <text:p><text:span text:style-name="T10">- </text:span><text:span text:style-name="T10">wha</text:span><text:span text:style-name="T10">t it </text:span><text:span text:style-name="T10">mea</text:span><text:span text:style-name="T10">ns </text:span><text:span text:style-name="T10">to </text:span><text:span text:style-name="T10">be </text:span><text:span text:style-name="T10">in a </text:span><text:span text:style-name="T10">NS</text:span></text:p>
              <text:p><text:span text:style-name="T10">- </text:span><text:span text:style-name="T10">mos</text:span><text:span text:style-name="T10">t </text:span><text:span text:style-name="T10">limit</text:span><text:span text:style-name="T10">ed </text:span><text:span text:style-name="T10">view</text:span></text:p>
              <text:p><text:span text:style-name="T10"/></text:p>
            </draw:text-box>
          </draw:frame>
        </presentation:notes>
      </draw:page>
      <draw:page draw:name="page7" draw:style-name="dp1" draw:master-page-name="Canonical" presentation:presentation-page-layout-name="AL2T19" presentation:use-footer-name="ftr1">
        <office:forms form:automatic-focus="false" form:apply-design-mode="false"/>
        <draw:g>
          <draw:custom-shape draw:style-name="gr11" draw:text-style-name="P13" draw:layer="layout" svg:width="4.255cm" svg:height="2.223cm" svg:x="13.646cm" svg:y="9.722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0" xml:id="id23" draw:id="id23" draw:layer="layout" svg:width="2.54cm" svg:height="1.905cm" svg:x="10.852cm" svg:y="9.9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21" draw:id="id21" draw:layer="layout" svg:width="2.54cm" svg:height="1.905cm" svg:x="8.82cm" svg:y="6.7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20" draw:id="id20" draw:layer="layout" svg:width="2.54cm" svg:height="1.905cm" svg:x="5.01cm" svg:y="6.7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22" draw:id="id22" draw:layer="layout" svg:width="2.54cm" svg:height="1.905cm" svg:x="12.63cm" svg:y="6.7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24" draw:id="id24" draw:layer="layout" svg:width="2.54cm" svg:height="1.905cm" svg:x="14.535cm" svg:y="9.9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19" draw:id="id19" draw:layer="layout" svg:width="2.54cm" svg:height="1.905cm" svg:x="8.82cm" svg:y="3.5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11" draw:layer="layout" draw:type="line" svg:x1="10.09cm" svg:y1="5.473cm" svg:x2="6.28cm" svg:y2="6.743cm" draw:start-shape="id19" draw:start-glue-point="2" draw:end-shape="id20" draw:end-glue-point="0" svg:d="M10090 5473l-3810 1270" svg:viewBox="0 0 3811 1271">
            <text:p/>
          </draw:connector>
          <draw:connector draw:style-name="gr5" draw:text-style-name="P11" draw:layer="layout" draw:type="line" svg:x1="10.09cm" svg:y1="5.473cm" svg:x2="10.09cm" svg:y2="6.743cm" draw:start-shape="id19" draw:start-glue-point="2" draw:end-shape="id21" svg:d="M10090 5473v1270" svg:viewBox="0 0 1 1271">
            <text:p/>
          </draw:connector>
          <draw:connector draw:style-name="gr5" draw:text-style-name="P11" draw:layer="layout" draw:type="line" svg:x1="10.09cm" svg:y1="5.473cm" svg:x2="13.9cm" svg:y2="6.743cm" draw:start-shape="id19" draw:start-glue-point="2" draw:end-shape="id22" draw:end-glue-point="0" svg:d="M10090 5473l3810 1270" svg:viewBox="0 0 3811 1271">
            <text:p/>
          </draw:connector>
          <draw:connector draw:style-name="gr5" draw:text-style-name="P11" draw:layer="layout" draw:type="line" svg:x1="13.9cm" svg:y1="8.648cm" svg:x2="12.122cm" svg:y2="9.918cm" draw:start-shape="id22" draw:start-glue-point="2" draw:end-shape="id23" draw:end-glue-point="0" svg:d="M13900 8648l-1778 1270" svg:viewBox="0 0 1779 1271">
            <text:p/>
          </draw:connector>
          <draw:connector draw:style-name="gr5" draw:text-style-name="P11" draw:layer="layout" draw:type="line" svg:x1="13.9cm" svg:y1="8.648cm" svg:x2="15.805cm" svg:y2="9.918cm" draw:start-shape="id22" draw:start-glue-point="2" draw:end-shape="id24" draw:end-glue-point="0" svg:d="M13900 8648l1905 1270" svg:viewBox="0 0 1906 1271">
            <text:p/>
          </draw:connector>
          <draw:frame draw:style-name="gr6" draw:text-style-name="P12" draw:layer="layout" svg:width="2.619cm" svg:height="1.91cm" svg:x="8.804cm" svg:y="3.504cm">
            <draw:text-box>
              <text:p>System</text:p>
              <text:p><text:span text:style-name="T8">nscd</text:span></text:p>
              <text:p><text:span text:style-name="T8">dnsmasq</text:span></text:p>
            </draw:text-box>
          </draw:frame>
          <draw:frame draw:style-name="gr7" draw:text-style-name="P12" draw:layer="layout" svg:width="1.878cm" svg:height="0.962cm" svg:x="9.101cm" svg:y="6.679cm">
            <draw:text-box>
              <text:p>:ns2:</text:p>
            </draw:text-box>
          </draw:frame>
          <draw:frame draw:style-name="gr7" draw:text-style-name="P12" draw:layer="layout" svg:width="1.878cm" svg:height="0.962cm" svg:x="11.169cm" svg:y="9.918cm">
            <draw:text-box>
              <text:p>:ns4:</text:p>
            </draw:text-box>
          </draw:frame>
          <draw:frame draw:style-name="gr8" draw:text-style-name="P12" draw:layer="layout" svg:width="2.225cm" svg:height="1.91cm" svg:x="5.198cm" svg:y="6.738cm">
            <draw:text-box>
              <text:p>:ns1:</text:p>
              <text:p><text:span text:style-name="T9">nscd</text:span></text:p>
              <text:p><text:span text:style-name="T9">dnsmasq</text:span></text:p>
            </draw:text-box>
          </draw:frame>
          <draw:frame draw:style-name="gr7" draw:text-style-name="P12" draw:layer="layout" svg:width="1.878cm" svg:height="0.962cm" svg:x="14.852cm" svg:y="9.908cm">
            <draw:text-box>
              <text:p>:ns5:</text:p>
            </draw:text-box>
          </draw:frame>
          <draw:frame draw:style-name="gr7" draw:text-style-name="P12" draw:layer="layout" svg:width="1.878cm" svg:height="0.962cm" svg:x="13.102cm" svg:y="6.797cm">
            <draw:text-box>
              <text:p>:ns3:</text:p>
            </draw:text-box>
          </draw:frame>
        </draw:g>
        <draw:frame presentation:style-name="Canonical-title" draw:layer="layout" svg:width="21.468cm" svg:height="0.536cm" svg:x="1.92cm" svg:y="0.82cm" presentation:class="title" presentation:user-transformed="true">
          <draw:text-box>
            <text:p>Policy Namespaces &amp; Stack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<text:span text:style-name="T10">aa </text:span><text:span text:style-name="T10">poli</text:span><text:span text:style-name="T10">cy </text:span><text:span text:style-name="T10">NS:</text:span></text:p>
              <text:p><text:span text:style-name="T10">- </text:span><text:span text:style-name="T10">hier</text:span><text:span text:style-name="T10">arch</text:span><text:span text:style-name="T10">ical, </text:span><text:span text:style-name="T10">view </text:span><text:span text:style-name="T10">part </text:span><text:span text:style-name="T10">of </text:span><text:span text:style-name="T10">hier</text:span><text:span text:style-name="T10">arch</text:span><text:span text:style-name="T10">y </text:span><text:span text:style-name="T10">that </text:span><text:span text:style-name="T10">is </text:span><text:span text:style-name="T10">visib</text:span><text:span text:style-name="T10">le</text:span></text:p>
              <text:p><text:span text:style-name="T10">- </text:span><text:span text:style-name="T10">allo</text:span><text:span text:style-name="T10">w </text:span><text:span text:style-name="T10">for </text:span><text:span text:style-name="T10">diffe</text:span><text:span text:style-name="T10">rent </text:span><text:span text:style-name="T10">profi</text:span><text:span text:style-name="T10">les, </text:span><text:span text:style-name="T10">with </text:span><text:span text:style-name="T10">sam</text:span><text:span text:style-name="T10">e </text:span><text:span text:style-name="T10">nam</text:span><text:span text:style-name="T10">e</text:span></text:p>
              <text:p><text:span text:style-name="T10">- </text:span><text:span text:style-name="T10">prov</text:span><text:span text:style-name="T10">ide </text:span><text:span text:style-name="T10">cont</text:span><text:span text:style-name="T10">rol </text:span><text:span text:style-name="T10">of </text:span><text:span text:style-name="T10">who </text:span><text:span text:style-name="T10">can </text:span><text:span text:style-name="T10">load </text:span><text:span text:style-name="T10">poli</text:span><text:span text:style-name="T10">cy</text:span></text:p>
              <text:p><text:span text:style-name="T10">- </text:span><text:span text:style-name="T10">limit</text:span><text:span text:style-name="T10">s </text:span><text:span text:style-name="T10">the </text:span><text:span text:style-name="T10">view </text:span><text:span text:style-name="T10">of </text:span><text:span text:style-name="T10">task</text:span><text:span text:style-name="T10">s in </text:span><text:span text:style-name="T10">(con</text:span><text:span text:style-name="T10">fine</text:span><text:span text:style-name="T10">d </text:span><text:span text:style-name="T10">by) </text:span><text:span text:style-name="T10">the </text:span><text:span text:style-name="T10">NS</text:span></text:p>
              <text:p><text:span text:style-name="T10"/></text:p>
              <text:p><text:span text:style-name="T10">Sta</text:span><text:span text:style-name="T10">ck</text:span></text:p>
              <text:p><text:span text:style-name="T10">- </text:span><text:span text:style-name="T10">wha</text:span><text:span text:style-name="T10">t it </text:span><text:span text:style-name="T10">mea</text:span><text:span text:style-name="T10">ns </text:span><text:span text:style-name="T10">to </text:span><text:span text:style-name="T10">be </text:span><text:span text:style-name="T10">in a </text:span><text:span text:style-name="T10">NS</text:span></text:p>
              <text:p><text:span text:style-name="T10">- </text:span><text:span text:style-name="T10">mos</text:span><text:span text:style-name="T10">t </text:span><text:span text:style-name="T10">limit</text:span><text:span text:style-name="T10">ed </text:span><text:span text:style-name="T10">view</text:span></text:p>
              <text:p><text:span text:style-name="T10"/></text:p>
            </draw:text-box>
          </draw:frame>
        </presentation:notes>
      </draw:page>
      <draw:page draw:name="page8" draw:style-name="dp1" draw:master-page-name="Canonical" presentation:presentation-page-layout-name="AL2T19" presentation:use-footer-name="ftr1">
        <office:forms form:automatic-focus="false" form:apply-design-mode="false"/>
        <draw:g>
          <draw:custom-shape draw:style-name="gr12" draw:text-style-name="P13" draw:layer="layout" svg:width="15.24cm" svg:height="8.573cm" svg:x="2.719cm" svg:y="3.443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0" xml:id="id29" draw:id="id29" draw:layer="layout" svg:width="2.54cm" svg:height="1.905cm" svg:x="10.847cm" svg:y="9.92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27" draw:id="id27" draw:layer="layout" svg:width="2.54cm" svg:height="1.905cm" svg:x="8.815cm" svg:y="6.7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26" draw:id="id26" draw:layer="layout" svg:width="2.54cm" svg:height="1.905cm" svg:x="5.005cm" svg:y="6.7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4" xml:id="id28" draw:id="id28" draw:layer="layout" svg:width="2.54cm" svg:height="1.905cm" svg:x="12.625cm" svg:y="6.7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5" xml:id="id30" draw:id="id30" draw:layer="layout" svg:width="2.54cm" svg:height="1.905cm" svg:x="14.53cm" svg:y="9.92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25" draw:id="id25" draw:layer="layout" svg:width="2.54cm" svg:height="1.905cm" svg:x="8.815cm" svg:y="3.5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11" draw:layer="layout" draw:type="line" svg:x1="10.085cm" svg:y1="5.481cm" svg:x2="6.275cm" svg:y2="6.751cm" draw:start-shape="id25" draw:start-glue-point="2" draw:end-shape="id26" draw:end-glue-point="0" svg:d="M10085 5481l-3810 1270" svg:viewBox="0 0 3811 1271">
            <text:p/>
          </draw:connector>
          <draw:connector draw:style-name="gr5" draw:text-style-name="P11" draw:layer="layout" draw:type="line" svg:x1="10.085cm" svg:y1="5.481cm" svg:x2="10.085cm" svg:y2="6.751cm" draw:start-shape="id25" draw:start-glue-point="2" draw:end-shape="id27" svg:d="M10085 5481v1270" svg:viewBox="0 0 1 1271">
            <text:p/>
          </draw:connector>
          <draw:connector draw:style-name="gr5" draw:text-style-name="P11" draw:layer="layout" draw:type="line" svg:x1="10.085cm" svg:y1="5.481cm" svg:x2="13.895cm" svg:y2="6.751cm" draw:start-shape="id25" draw:start-glue-point="2" draw:end-shape="id28" draw:end-glue-point="0" svg:d="M10085 5481l3810 1270" svg:viewBox="0 0 3811 1271">
            <text:p/>
          </draw:connector>
          <draw:connector draw:style-name="gr5" draw:text-style-name="P11" draw:layer="layout" draw:type="line" svg:x1="13.895cm" svg:y1="8.656cm" svg:x2="12.117cm" svg:y2="9.926cm" draw:start-shape="id28" draw:start-glue-point="2" draw:end-shape="id29" draw:end-glue-point="0" svg:d="M13895 8656l-1778 1270" svg:viewBox="0 0 1779 1271">
            <text:p/>
          </draw:connector>
          <draw:connector draw:style-name="gr5" draw:text-style-name="P11" draw:layer="layout" draw:type="line" svg:x1="13.895cm" svg:y1="8.656cm" svg:x2="15.8cm" svg:y2="9.926cm" draw:start-shape="id28" draw:start-glue-point="2" draw:end-shape="id30" draw:end-glue-point="0" svg:d="M13895 8656l1905 1270" svg:viewBox="0 0 1906 1271">
            <text:p/>
          </draw:connector>
          <draw:frame draw:style-name="gr6" draw:text-style-name="P12" xml:id="id31" draw:id="id31" draw:layer="layout" svg:width="2.619cm" svg:height="1.91cm" svg:x="8.799cm" svg:y="3.512cm">
            <draw:text-box>
              <text:p>System</text:p>
              <text:p><text:span text:style-name="T8">nscd</text:span></text:p>
              <text:p><text:span text:style-name="T8">dnsmasq</text:span></text:p>
            </draw:text-box>
          </draw:frame>
          <draw:frame draw:style-name="gr7" draw:text-style-name="P12" draw:layer="layout" svg:width="1.878cm" svg:height="0.962cm" svg:x="9.096cm" svg:y="6.687cm">
            <draw:text-box>
              <text:p>:ns2:</text:p>
            </draw:text-box>
          </draw:frame>
          <draw:frame draw:style-name="gr7" draw:text-style-name="P12" draw:layer="layout" svg:width="1.878cm" svg:height="0.962cm" svg:x="11.164cm" svg:y="9.926cm">
            <draw:text-box>
              <text:p>:ns4:</text:p>
            </draw:text-box>
          </draw:frame>
          <draw:frame draw:style-name="gr8" draw:text-style-name="P12" draw:layer="layout" svg:width="2.225cm" svg:height="1.91cm" svg:x="5.193cm" svg:y="6.746cm">
            <draw:text-box>
              <text:p>:ns1:</text:p>
              <text:p><text:span text:style-name="T9">nscd</text:span></text:p>
              <text:p><text:span text:style-name="T9">dnsmasq</text:span></text:p>
            </draw:text-box>
          </draw:frame>
          <draw:frame draw:style-name="gr7" draw:text-style-name="P12" draw:layer="layout" svg:width="1.878cm" svg:height="0.962cm" svg:x="14.847cm" svg:y="9.916cm">
            <draw:text-box>
              <text:p>:ns5:</text:p>
            </draw:text-box>
          </draw:frame>
          <draw:frame draw:style-name="gr7" draw:text-style-name="P12" draw:layer="layout" svg:width="1.878cm" svg:height="0.962cm" svg:x="13.097cm" svg:y="6.805cm">
            <draw:text-box>
              <text:p>:ns3:</text:p>
            </draw:text-box>
          </draw:frame>
          <draw:connector draw:style-name="gr5" draw:text-style-name="P11" draw:layer="layout" draw:type="line" svg:x1="19.483cm" svg:y1="4.482cm" svg:x2="11.418cm" svg:y2="4.467cm" draw:end-shape="id31" draw:end-glue-point="1" svg:d="M19483 4482l-8065-15" svg:viewBox="0 0 8066 16">
            <text:p/>
          </draw:connector>
          <draw:g>
            <draw:custom-shape draw:style-name="gr15" draw:text-style-name="P10" draw:layer="layout" svg:width="3.175cm" svg:height="0.952cm" svg:x="19.483cm" svg:y="4.006cm">
              <text:p/>
              <draw:enhanced-geometry svg:viewBox="0 0 21600 21600" draw:type="rectangle" draw:enhanced-path="M 0 0 L 21600 0 21600 21600 0 21600 0 0 Z N"/>
            </draw:custom-shape>
            <draw:frame draw:style-name="gr16" draw:text-style-name="P12" draw:layer="layout" svg:width="1.806cm" svg:height="0.954cm" svg:x="19.991cm" svg:y="3.115cm">
              <draw:text-box>
                <text:p>Task</text:p>
              </draw:text-box>
            </draw:frame>
          </draw:g>
        </draw:g>
        <draw:frame presentation:style-name="Canonical-title" draw:layer="layout" svg:width="21.468cm" svg:height="0.536cm" svg:x="1.92cm" svg:y="0.82cm" presentation:class="title" presentation:user-transformed="true">
          <draw:text-box>
            <text:p>Policy Namespaces &amp; Stack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<text:span text:style-name="T10">aa </text:span><text:span text:style-name="T10">poli</text:span><text:span text:style-name="T10">cy </text:span><text:span text:style-name="T10">NS:</text:span></text:p>
              <text:p><text:span text:style-name="T10">- </text:span><text:span text:style-name="T10">hier</text:span><text:span text:style-name="T10">arch</text:span><text:span text:style-name="T10">ical, </text:span><text:span text:style-name="T10">view </text:span><text:span text:style-name="T10">part </text:span><text:span text:style-name="T10">of </text:span><text:span text:style-name="T10">hier</text:span><text:span text:style-name="T10">arch</text:span><text:span text:style-name="T10">y </text:span><text:span text:style-name="T10">that </text:span><text:span text:style-name="T10">is </text:span><text:span text:style-name="T10">visib</text:span><text:span text:style-name="T10">le</text:span></text:p>
              <text:p><text:span text:style-name="T10">- </text:span><text:span text:style-name="T10">allo</text:span><text:span text:style-name="T10">w </text:span><text:span text:style-name="T10">for </text:span><text:span text:style-name="T10">diffe</text:span><text:span text:style-name="T10">rent </text:span><text:span text:style-name="T10">profi</text:span><text:span text:style-name="T10">les, </text:span><text:span text:style-name="T10">with </text:span><text:span text:style-name="T10">sam</text:span><text:span text:style-name="T10">e </text:span><text:span text:style-name="T10">nam</text:span><text:span text:style-name="T10">e</text:span></text:p>
              <text:p><text:span text:style-name="T10">- </text:span><text:span text:style-name="T10">prov</text:span><text:span text:style-name="T10">ide </text:span><text:span text:style-name="T10">cont</text:span><text:span text:style-name="T10">rol </text:span><text:span text:style-name="T10">of </text:span><text:span text:style-name="T10">who </text:span><text:span text:style-name="T10">can </text:span><text:span text:style-name="T10">load </text:span><text:span text:style-name="T10">poli</text:span><text:span text:style-name="T10">cy</text:span></text:p>
              <text:p><text:span text:style-name="T10">- </text:span><text:span text:style-name="T10">limit</text:span><text:span text:style-name="T10">s </text:span><text:span text:style-name="T10">the </text:span><text:span text:style-name="T10">view </text:span><text:span text:style-name="T10">of </text:span><text:span text:style-name="T10">task</text:span><text:span text:style-name="T10">s in </text:span><text:span text:style-name="T10">(con</text:span><text:span text:style-name="T10">fine</text:span><text:span text:style-name="T10">d </text:span><text:span text:style-name="T10">by) </text:span><text:span text:style-name="T10">the </text:span><text:span text:style-name="T10">NS</text:span></text:p>
              <text:p><text:span text:style-name="T10"/></text:p>
              <text:p><text:span text:style-name="T10">Sta</text:span><text:span text:style-name="T10">ck</text:span></text:p>
              <text:p><text:span text:style-name="T10">- </text:span><text:span text:style-name="T10">wha</text:span><text:span text:style-name="T10">t it </text:span><text:span text:style-name="T10">mea</text:span><text:span text:style-name="T10">ns </text:span><text:span text:style-name="T10">to </text:span><text:span text:style-name="T10">be </text:span><text:span text:style-name="T10">in a </text:span><text:span text:style-name="T10">NS</text:span></text:p>
              <text:p><text:span text:style-name="T10">- </text:span><text:span text:style-name="T10">mos</text:span><text:span text:style-name="T10">t </text:span><text:span text:style-name="T10">limit</text:span><text:span text:style-name="T10">ed </text:span><text:span text:style-name="T10">view</text:span></text:p>
              <text:p><text:span text:style-name="T10"/></text:p>
            </draw:text-box>
          </draw:frame>
        </presentation:notes>
      </draw:page>
      <draw:page draw:name="page9" draw:style-name="dp1" draw:master-page-name="Canonical" presentation:presentation-page-layout-name="AL2T19" presentation:use-footer-name="ftr1">
        <office:forms form:automatic-focus="false" form:apply-design-mode="false"/>
        <draw:g>
          <draw:custom-shape draw:style-name="gr17" draw:text-style-name="P13" draw:layer="layout" svg:width="7.62cm" svg:height="5.27cm" svg:x="10.15cm" svg:y="6.676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0" xml:id="id36" draw:id="id36" draw:layer="layout" svg:width="2.54cm" svg:height="1.905cm" svg:x="10.849cm" svg:y="9.9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34" draw:id="id34" draw:layer="layout" svg:width="2.54cm" svg:height="1.905cm" svg:x="8.817cm" svg:y="6.7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33" draw:id="id33" draw:layer="layout" svg:width="2.54cm" svg:height="1.905cm" svg:x="5.007cm" svg:y="6.7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4" xml:id="id35" draw:id="id35" draw:layer="layout" svg:width="2.54cm" svg:height="1.905cm" svg:x="12.627cm" svg:y="6.7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5" xml:id="id37" draw:id="id37" draw:layer="layout" svg:width="2.54cm" svg:height="1.905cm" svg:x="14.532cm" svg:y="9.9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32" draw:id="id32" draw:layer="layout" svg:width="2.54cm" svg:height="1.905cm" svg:x="8.817cm" svg:y="3.5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11" draw:layer="layout" draw:type="line" svg:x1="10.087cm" svg:y1="5.471cm" svg:x2="6.277cm" svg:y2="6.741cm" draw:start-shape="id32" draw:start-glue-point="2" draw:end-shape="id33" draw:end-glue-point="0" svg:d="M10087 5471l-3810 1270" svg:viewBox="0 0 3811 1271">
            <text:p/>
          </draw:connector>
          <draw:connector draw:style-name="gr5" draw:text-style-name="P11" draw:layer="layout" draw:type="line" svg:x1="10.087cm" svg:y1="5.471cm" svg:x2="10.087cm" svg:y2="6.741cm" draw:start-shape="id32" draw:start-glue-point="2" draw:end-shape="id34" svg:d="M10087 5471v1270" svg:viewBox="0 0 1 1271">
            <text:p/>
          </draw:connector>
          <draw:connector draw:style-name="gr5" draw:text-style-name="P11" draw:layer="layout" draw:type="line" svg:x1="10.087cm" svg:y1="5.471cm" svg:x2="13.897cm" svg:y2="6.741cm" draw:start-shape="id32" draw:start-glue-point="2" draw:end-shape="id35" draw:end-glue-point="0" svg:d="M10087 5471l3810 1270" svg:viewBox="0 0 3811 1271">
            <text:p/>
          </draw:connector>
          <draw:connector draw:style-name="gr5" draw:text-style-name="P11" draw:layer="layout" draw:type="line" svg:x1="13.897cm" svg:y1="8.646cm" svg:x2="12.119cm" svg:y2="9.916cm" draw:start-shape="id35" draw:start-glue-point="2" draw:end-shape="id36" draw:end-glue-point="0" svg:d="M13897 8646l-1778 1270" svg:viewBox="0 0 1779 1271">
            <text:p/>
          </draw:connector>
          <draw:connector draw:style-name="gr5" draw:text-style-name="P11" draw:layer="layout" draw:type="line" svg:x1="13.897cm" svg:y1="8.646cm" svg:x2="15.802cm" svg:y2="9.916cm" draw:start-shape="id35" draw:start-glue-point="2" draw:end-shape="id37" draw:end-glue-point="0" svg:d="M13897 8646l1905 1270" svg:viewBox="0 0 1906 1271">
            <text:p/>
          </draw:connector>
          <draw:frame draw:style-name="gr6" draw:text-style-name="P12" xml:id="id40" draw:id="id40" draw:layer="layout" svg:width="2.619cm" svg:height="1.91cm" svg:x="8.801cm" svg:y="3.502cm">
            <draw:text-box>
              <text:p>System</text:p>
              <text:p><text:span text:style-name="T8">nscd</text:span></text:p>
              <text:p><text:span text:style-name="T8">dnsmasq</text:span></text:p>
            </draw:text-box>
          </draw:frame>
          <draw:frame draw:style-name="gr7" draw:text-style-name="P12" draw:layer="layout" svg:width="1.878cm" svg:height="0.962cm" svg:x="9.098cm" svg:y="6.677cm">
            <draw:text-box>
              <text:p>:ns2:</text:p>
            </draw:text-box>
          </draw:frame>
          <draw:frame draw:style-name="gr7" draw:text-style-name="P12" draw:layer="layout" svg:width="1.878cm" svg:height="0.962cm" svg:x="11.166cm" svg:y="9.916cm">
            <draw:text-box>
              <text:p>:ns4:</text:p>
            </draw:text-box>
          </draw:frame>
          <draw:frame draw:style-name="gr8" draw:text-style-name="P12" draw:layer="layout" svg:width="2.225cm" svg:height="1.91cm" svg:x="5.195cm" svg:y="6.736cm">
            <draw:text-box>
              <text:p>:ns1:</text:p>
              <text:p><text:span text:style-name="T9">nscd</text:span></text:p>
              <text:p><text:span text:style-name="T9">dnsmasq</text:span></text:p>
            </draw:text-box>
          </draw:frame>
          <draw:frame draw:style-name="gr7" draw:text-style-name="P12" draw:layer="layout" svg:width="1.878cm" svg:height="0.962cm" svg:x="14.849cm" svg:y="9.906cm">
            <draw:text-box>
              <text:p>:ns5:</text:p>
            </draw:text-box>
          </draw:frame>
          <draw:frame draw:style-name="gr7" draw:text-style-name="P12" draw:layer="layout" svg:width="1.878cm" svg:height="0.962cm" svg:x="13.099cm" svg:y="6.795cm">
            <draw:text-box>
              <text:p>:ns3:</text:p>
            </draw:text-box>
          </draw:frame>
          <draw:custom-shape draw:style-name="gr15" draw:text-style-name="P10" xml:id="id39" draw:id="id39" draw:layer="layout" svg:width="3.175cm" svg:height="0.952cm" svg:x="19.612cm" svg:y="6.295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1" draw:layer="layout" svg:x1="19.421cm" svg:y1="7.247cm" svg:x2="22.977cm" svg:y2="7.247cm">
            <text:p/>
          </draw:line>
          <draw:custom-shape draw:style-name="gr19" draw:text-style-name="P14" xml:id="id38" draw:id="id38" draw:layer="layout" svg:width="3.175cm" svg:height="0.952cm" svg:x="19.612cm" svg:y="7.248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11" draw:layer="layout" draw:type="line" svg:x1="19.612cm" svg:y1="7.724cm" svg:x2="15.167cm" svg:y2="7.693cm" draw:start-shape="id38" draw:start-glue-point="3" draw:end-shape="id35" svg:d="M19612 7724l-4445-31" svg:viewBox="0 0 4446 32">
            <text:p/>
          </draw:connector>
          <draw:connector draw:style-name="gr5" draw:text-style-name="P11" draw:layer="layout" draw:type="line" svg:x1="19.612cm" svg:y1="6.771cm" svg:x2="11.42cm" svg:y2="4.457cm" draw:start-shape="id39" draw:start-glue-point="3" draw:end-shape="id40" draw:end-glue-point="1" svg:d="M19612 6771l-8192-2314" svg:viewBox="0 0 8193 2315">
            <text:p/>
          </draw:connector>
          <draw:frame draw:style-name="gr16" draw:text-style-name="P12" draw:layer="layout" svg:width="1.806cm" svg:height="0.954cm" svg:x="20.12cm" svg:y="5.404cm">
            <draw:text-box>
              <text:p>Task</text:p>
            </draw:text-box>
          </draw:frame>
        </draw:g>
        <draw:frame presentation:style-name="Canonical-title" draw:layer="layout" svg:width="21.468cm" svg:height="0.536cm" svg:x="1.92cm" svg:y="0.82cm" presentation:class="title" presentation:user-transformed="true">
          <draw:text-box>
            <text:p>Policy Namespaces &amp; Stack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<text:span text:style-name="T10">aa </text:span><text:span text:style-name="T10">poli</text:span><text:span text:style-name="T10">cy </text:span><text:span text:style-name="T10">NS:</text:span></text:p>
              <text:p><text:span text:style-name="T10">- </text:span><text:span text:style-name="T10">hier</text:span><text:span text:style-name="T10">arch</text:span><text:span text:style-name="T10">ical, </text:span><text:span text:style-name="T10">view </text:span><text:span text:style-name="T10">part </text:span><text:span text:style-name="T10">of </text:span><text:span text:style-name="T10">hier</text:span><text:span text:style-name="T10">arch</text:span><text:span text:style-name="T10">y </text:span><text:span text:style-name="T10">that </text:span><text:span text:style-name="T10">is </text:span><text:span text:style-name="T10">visib</text:span><text:span text:style-name="T10">le</text:span></text:p>
              <text:p><text:span text:style-name="T10">- </text:span><text:span text:style-name="T10">allo</text:span><text:span text:style-name="T10">w </text:span><text:span text:style-name="T10">for </text:span><text:span text:style-name="T10">diffe</text:span><text:span text:style-name="T10">rent </text:span><text:span text:style-name="T10">profi</text:span><text:span text:style-name="T10">les, </text:span><text:span text:style-name="T10">with </text:span><text:span text:style-name="T10">sam</text:span><text:span text:style-name="T10">e </text:span><text:span text:style-name="T10">nam</text:span><text:span text:style-name="T10">e</text:span></text:p>
              <text:p><text:span text:style-name="T10">- </text:span><text:span text:style-name="T10">prov</text:span><text:span text:style-name="T10">ide </text:span><text:span text:style-name="T10">cont</text:span><text:span text:style-name="T10">rol </text:span><text:span text:style-name="T10">of </text:span><text:span text:style-name="T10">who </text:span><text:span text:style-name="T10">can </text:span><text:span text:style-name="T10">load </text:span><text:span text:style-name="T10">poli</text:span><text:span text:style-name="T10">cy</text:span></text:p>
              <text:p><text:span text:style-name="T10">- </text:span><text:span text:style-name="T10">limit</text:span><text:span text:style-name="T10">s </text:span><text:span text:style-name="T10">the </text:span><text:span text:style-name="T10">view </text:span><text:span text:style-name="T10">of </text:span><text:span text:style-name="T10">task</text:span><text:span text:style-name="T10">s in </text:span><text:span text:style-name="T10">(con</text:span><text:span text:style-name="T10">fine</text:span><text:span text:style-name="T10">d </text:span><text:span text:style-name="T10">by) </text:span><text:span text:style-name="T10">the </text:span><text:span text:style-name="T10">NS</text:span></text:p>
              <text:p><text:span text:style-name="T10"/></text:p>
              <text:p><text:span text:style-name="T10">Sta</text:span><text:span text:style-name="T10">ck</text:span></text:p>
              <text:p><text:span text:style-name="T10">- </text:span><text:span text:style-name="T10">wha</text:span><text:span text:style-name="T10">t it </text:span><text:span text:style-name="T10">mea</text:span><text:span text:style-name="T10">ns </text:span><text:span text:style-name="T10">to </text:span><text:span text:style-name="T10">be </text:span><text:span text:style-name="T10">in a </text:span><text:span text:style-name="T10">NS</text:span></text:p>
              <text:p><text:span text:style-name="T10">- </text:span><text:span text:style-name="T10">mos</text:span><text:span text:style-name="T10">t </text:span><text:span text:style-name="T10">limit</text:span><text:span text:style-name="T10">ed </text:span><text:span text:style-name="T10">view</text:span></text:p>
              <text:p><text:span text:style-name="T10"/></text:p>
            </draw:text-box>
          </draw:frame>
        </presentation:notes>
      </draw:page>
      <draw:page draw:name="page10" draw:style-name="dp1" draw:master-page-name="Canonical" presentation:presentation-page-layout-name="AL2T19" presentation:use-footer-name="ftr1">
        <office:forms form:automatic-focus="false" form:apply-design-mode="false"/>
        <draw:g>
          <draw:custom-shape draw:style-name="gr11" draw:text-style-name="P13" draw:layer="layout" svg:width="4.255cm" svg:height="2.223cm" svg:x="13.642cm" svg:y="9.722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0" xml:id="id45" draw:id="id45" draw:layer="layout" svg:width="2.54cm" svg:height="1.905cm" svg:x="10.848cm" svg:y="9.9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43" draw:id="id43" draw:layer="layout" svg:width="2.54cm" svg:height="1.905cm" svg:x="8.816cm" svg:y="6.7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42" draw:id="id42" draw:layer="layout" svg:width="2.54cm" svg:height="1.905cm" svg:x="5.006cm" svg:y="6.7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4" xml:id="id44" draw:id="id44" draw:layer="layout" svg:width="2.54cm" svg:height="1.905cm" svg:x="12.626cm" svg:y="6.7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5" xml:id="id46" draw:id="id46" draw:layer="layout" svg:width="2.54cm" svg:height="1.905cm" svg:x="14.531cm" svg:y="9.9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41" draw:id="id41" draw:layer="layout" svg:width="2.54cm" svg:height="1.905cm" svg:x="8.816cm" svg:y="3.5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11" draw:layer="layout" draw:type="line" svg:x1="10.086cm" svg:y1="5.473cm" svg:x2="6.276cm" svg:y2="6.743cm" draw:start-shape="id41" draw:start-glue-point="2" draw:end-shape="id42" draw:end-glue-point="0" svg:d="M10086 5473l-3810 1270" svg:viewBox="0 0 3811 1271">
            <text:p/>
          </draw:connector>
          <draw:connector draw:style-name="gr5" draw:text-style-name="P11" draw:layer="layout" draw:type="line" svg:x1="10.086cm" svg:y1="5.473cm" svg:x2="10.086cm" svg:y2="6.743cm" draw:start-shape="id41" draw:start-glue-point="2" draw:end-shape="id43" svg:d="M10086 5473v1270" svg:viewBox="0 0 1 1271">
            <text:p/>
          </draw:connector>
          <draw:connector draw:style-name="gr5" draw:text-style-name="P11" draw:layer="layout" draw:type="line" svg:x1="10.086cm" svg:y1="5.473cm" svg:x2="13.896cm" svg:y2="6.743cm" draw:start-shape="id41" draw:start-glue-point="2" draw:end-shape="id44" draw:end-glue-point="0" svg:d="M10086 5473l3810 1270" svg:viewBox="0 0 3811 1271">
            <text:p/>
          </draw:connector>
          <draw:connector draw:style-name="gr5" draw:text-style-name="P11" draw:layer="layout" draw:type="line" svg:x1="13.896cm" svg:y1="8.648cm" svg:x2="12.118cm" svg:y2="9.918cm" draw:start-shape="id44" draw:start-glue-point="2" draw:end-shape="id45" draw:end-glue-point="0" svg:d="M13896 8648l-1778 1270" svg:viewBox="0 0 1779 1271">
            <text:p/>
          </draw:connector>
          <draw:connector draw:style-name="gr5" draw:text-style-name="P11" draw:layer="layout" draw:type="line" svg:x1="13.896cm" svg:y1="8.648cm" svg:x2="15.801cm" svg:y2="9.918cm" draw:start-shape="id44" draw:start-glue-point="2" draw:end-shape="id46" draw:end-glue-point="0" svg:d="M13896 8648l1905 1270" svg:viewBox="0 0 1906 1271">
            <text:p/>
          </draw:connector>
          <draw:frame draw:style-name="gr6" draw:text-style-name="P12" xml:id="id50" draw:id="id50" draw:layer="layout" svg:width="2.619cm" svg:height="1.91cm" svg:x="8.8cm" svg:y="3.504cm">
            <draw:text-box>
              <text:p>System</text:p>
              <text:p><text:span text:style-name="T8">nscd</text:span></text:p>
              <text:p><text:span text:style-name="T8">dnsmasq</text:span></text:p>
            </draw:text-box>
          </draw:frame>
          <draw:frame draw:style-name="gr7" draw:text-style-name="P12" draw:layer="layout" svg:width="1.878cm" svg:height="0.962cm" svg:x="9.097cm" svg:y="6.679cm">
            <draw:text-box>
              <text:p>:ns2:</text:p>
            </draw:text-box>
          </draw:frame>
          <draw:frame draw:style-name="gr7" draw:text-style-name="P12" draw:layer="layout" svg:width="1.878cm" svg:height="0.962cm" svg:x="11.165cm" svg:y="9.918cm">
            <draw:text-box>
              <text:p>:ns4:</text:p>
            </draw:text-box>
          </draw:frame>
          <draw:frame draw:style-name="gr8" draw:text-style-name="P12" draw:layer="layout" svg:width="2.225cm" svg:height="1.91cm" svg:x="5.194cm" svg:y="6.738cm">
            <draw:text-box>
              <text:p>:ns1:</text:p>
              <text:p><text:span text:style-name="T9">nscd</text:span></text:p>
              <text:p><text:span text:style-name="T9">dnsmasq</text:span></text:p>
            </draw:text-box>
          </draw:frame>
          <draw:frame draw:style-name="gr7" draw:text-style-name="P12" draw:layer="layout" svg:width="1.878cm" svg:height="0.962cm" svg:x="14.848cm" svg:y="9.908cm">
            <draw:text-box>
              <text:p>:ns5:</text:p>
            </draw:text-box>
          </draw:frame>
          <draw:frame draw:style-name="gr7" draw:text-style-name="P12" draw:layer="layout" svg:width="1.878cm" svg:height="0.962cm" svg:x="13.098cm" svg:y="6.797cm">
            <draw:text-box>
              <text:p>:ns3:</text:p>
            </draw:text-box>
          </draw:frame>
          <draw:custom-shape draw:style-name="gr15" draw:text-style-name="P10" xml:id="id49" draw:id="id49" draw:layer="layout" svg:width="3.175cm" svg:height="0.952cm" svg:x="19.611cm" svg:y="6.297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1" draw:layer="layout" svg:x1="19.42cm" svg:y1="7.249cm" svg:x2="22.976cm" svg:y2="7.249cm">
            <text:p/>
          </draw:line>
          <draw:custom-shape draw:style-name="gr19" draw:text-style-name="P14" xml:id="id48" draw:id="id48" draw:layer="layout" svg:width="3.175cm" svg:height="0.952cm" svg:x="19.611cm" svg:y="7.25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1" draw:layer="layout" svg:x1="19.42cm" svg:y1="8.202cm" svg:x2="22.976cm" svg:y2="8.202cm">
            <text:p/>
          </draw:line>
          <draw:custom-shape draw:style-name="gr20" draw:text-style-name="P15" xml:id="id47" draw:id="id47" draw:layer="layout" svg:width="3.175cm" svg:height="0.952cm" svg:x="19.611cm" svg:y="8.202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11" draw:layer="layout" draw:type="line" svg:x1="19.611cm" svg:y1="8.678cm" svg:x2="17.071cm" svg:y2="10.87cm" draw:start-shape="id47" draw:start-glue-point="3" draw:end-shape="id46" svg:d="M19611 8678l-2540 2192" svg:viewBox="0 0 2541 2193">
            <text:p/>
          </draw:connector>
          <draw:connector draw:style-name="gr5" draw:text-style-name="P11" draw:layer="layout" draw:type="line" svg:x1="19.611cm" svg:y1="7.726cm" svg:x2="15.166cm" svg:y2="7.695cm" draw:start-shape="id48" draw:start-glue-point="3" draw:end-shape="id44" svg:d="M19611 7726l-4445-31" svg:viewBox="0 0 4446 32">
            <text:p/>
          </draw:connector>
          <draw:connector draw:style-name="gr5" draw:text-style-name="P11" draw:layer="layout" draw:type="line" svg:x1="19.611cm" svg:y1="6.773cm" svg:x2="11.419cm" svg:y2="4.459cm" draw:start-shape="id49" draw:start-glue-point="3" draw:end-shape="id50" draw:end-glue-point="1" svg:d="M19611 6773l-8192-2314" svg:viewBox="0 0 8193 2315">
            <text:p/>
          </draw:connector>
          <draw:frame draw:style-name="gr16" draw:text-style-name="P12" draw:layer="layout" svg:width="1.806cm" svg:height="0.954cm" svg:x="20.119cm" svg:y="5.406cm">
            <draw:text-box>
              <text:p>Task</text:p>
            </draw:text-box>
          </draw:frame>
        </draw:g>
        <draw:frame presentation:style-name="Canonical-title" draw:layer="layout" svg:width="21.468cm" svg:height="0.536cm" svg:x="1.92cm" svg:y="0.82cm" presentation:class="title" presentation:user-transformed="true">
          <draw:text-box>
            <text:p>Policy Namespaces &amp; Stack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<text:span text:style-name="T10">aa </text:span><text:span text:style-name="T10">poli</text:span><text:span text:style-name="T10">cy </text:span><text:span text:style-name="T10">NS:</text:span></text:p>
              <text:p><text:span text:style-name="T10">- </text:span><text:span text:style-name="T10">hier</text:span><text:span text:style-name="T10">arch</text:span><text:span text:style-name="T10">ical, </text:span><text:span text:style-name="T10">view </text:span><text:span text:style-name="T10">part </text:span><text:span text:style-name="T10">of </text:span><text:span text:style-name="T10">hier</text:span><text:span text:style-name="T10">arch</text:span><text:span text:style-name="T10">y </text:span><text:span text:style-name="T10">that </text:span><text:span text:style-name="T10">is </text:span><text:span text:style-name="T10">visib</text:span><text:span text:style-name="T10">le</text:span></text:p>
              <text:p><text:span text:style-name="T10">- </text:span><text:span text:style-name="T10">allo</text:span><text:span text:style-name="T10">w </text:span><text:span text:style-name="T10">for </text:span><text:span text:style-name="T10">diffe</text:span><text:span text:style-name="T10">rent </text:span><text:span text:style-name="T10">profi</text:span><text:span text:style-name="T10">les, </text:span><text:span text:style-name="T10">with </text:span><text:span text:style-name="T10">sam</text:span><text:span text:style-name="T10">e </text:span><text:span text:style-name="T10">nam</text:span><text:span text:style-name="T10">e</text:span></text:p>
              <text:p><text:span text:style-name="T10">- </text:span><text:span text:style-name="T10">prov</text:span><text:span text:style-name="T10">ide </text:span><text:span text:style-name="T10">cont</text:span><text:span text:style-name="T10">rol </text:span><text:span text:style-name="T10">of </text:span><text:span text:style-name="T10">who </text:span><text:span text:style-name="T10">can </text:span><text:span text:style-name="T10">load </text:span><text:span text:style-name="T10">poli</text:span><text:span text:style-name="T10">cy</text:span></text:p>
              <text:p><text:span text:style-name="T10">- </text:span><text:span text:style-name="T10">limit</text:span><text:span text:style-name="T10">s </text:span><text:span text:style-name="T10">the </text:span><text:span text:style-name="T10">view </text:span><text:span text:style-name="T10">of </text:span><text:span text:style-name="T10">task</text:span><text:span text:style-name="T10">s in </text:span><text:span text:style-name="T10">(con</text:span><text:span text:style-name="T10">fine</text:span><text:span text:style-name="T10">d </text:span><text:span text:style-name="T10">by) </text:span><text:span text:style-name="T10">the </text:span><text:span text:style-name="T10">NS</text:span></text:p>
              <text:p><text:span text:style-name="T10"/></text:p>
              <text:p><text:span text:style-name="T10">Sta</text:span><text:span text:style-name="T10">ck</text:span></text:p>
              <text:p><text:span text:style-name="T10">- </text:span><text:span text:style-name="T10">wha</text:span><text:span text:style-name="T10">t it </text:span><text:span text:style-name="T10">mea</text:span><text:span text:style-name="T10">ns </text:span><text:span text:style-name="T10">to </text:span><text:span text:style-name="T10">be </text:span><text:span text:style-name="T10">in a </text:span><text:span text:style-name="T10">NS</text:span></text:p>
              <text:p><text:span text:style-name="T10">- </text:span><text:span text:style-name="T10">mos</text:span><text:span text:style-name="T10">t </text:span><text:span text:style-name="T10">limit</text:span><text:span text:style-name="T10">ed </text:span><text:span text:style-name="T10">view</text:span></text:p>
              <text:p><text:span text:style-name="T10"/></text:p>
            </draw:text-box>
          </draw:frame>
        </presentation:notes>
      </draw:page>
      <draw:page draw:name="page11" draw:style-name="dp1" draw:master-page-name="Canonical" presentation:presentation-page-layout-name="AL2T19" presentation:use-footer-name="ftr1">
        <office:forms form:automatic-focus="false" form:apply-design-mode="false"/>
        <draw:frame presentation:style-name="Canonical-title" draw:layer="layout" svg:width="21.468cm" svg:height="0.536cm" svg:x="1.92cm" svg:y="0.82cm" presentation:class="title" presentation:user-transformed="true">
          <draw:text-box>
            <text:p>Scope &amp; View</text:p>
          </draw:text-box>
        </draw:frame>
        <draw:g>
          <draw:custom-shape draw:style-name="gr11" draw:text-style-name="P13" draw:layer="layout" svg:width="4.255cm" svg:height="2.223cm" svg:x="15.618cm" svg:y="9.5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0" xml:id="id55" draw:id="id55" draw:layer="layout" svg:width="2.54cm" svg:height="1.905cm" svg:x="12.824cm" svg:y="9.7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53" draw:id="id53" draw:layer="layout" svg:width="2.54cm" svg:height="1.905cm" svg:x="10.792cm" svg:y="6.5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52" draw:id="id52" draw:layer="layout" svg:width="2.54cm" svg:height="1.905cm" svg:x="6.982cm" svg:y="6.5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4" xml:id="id54" draw:id="id54" draw:layer="layout" svg:width="2.54cm" svg:height="1.905cm" svg:x="14.602cm" svg:y="6.5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5" xml:id="id56" draw:id="id56" draw:layer="layout" svg:width="2.54cm" svg:height="1.905cm" svg:x="16.507cm" svg:y="9.7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51" draw:id="id51" draw:layer="layout" svg:width="2.54cm" svg:height="1.905cm" svg:x="10.792cm" svg:y="3.3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11" draw:layer="layout" draw:type="line" svg:x1="12.062cm" svg:y1="5.291cm" svg:x2="8.252cm" svg:y2="6.561cm" draw:start-shape="id51" draw:start-glue-point="2" draw:end-shape="id52" draw:end-glue-point="0" svg:d="M12062 5291l-3810 1270" svg:viewBox="0 0 3811 1271">
            <text:p/>
          </draw:connector>
          <draw:connector draw:style-name="gr5" draw:text-style-name="P11" draw:layer="layout" draw:type="line" svg:x1="12.062cm" svg:y1="5.291cm" svg:x2="12.062cm" svg:y2="6.561cm" draw:start-shape="id51" draw:start-glue-point="2" draw:end-shape="id53" svg:d="M12062 5291v1270" svg:viewBox="0 0 1 1271">
            <text:p/>
          </draw:connector>
          <draw:connector draw:style-name="gr5" draw:text-style-name="P11" draw:layer="layout" draw:type="line" svg:x1="12.062cm" svg:y1="5.291cm" svg:x2="15.872cm" svg:y2="6.561cm" draw:start-shape="id51" draw:start-glue-point="2" draw:end-shape="id54" draw:end-glue-point="0" svg:d="M12062 5291l3810 1270" svg:viewBox="0 0 3811 1271">
            <text:p/>
          </draw:connector>
          <draw:connector draw:style-name="gr5" draw:text-style-name="P11" draw:layer="layout" draw:type="line" svg:x1="15.872cm" svg:y1="8.466cm" svg:x2="14.094cm" svg:y2="9.736cm" draw:start-shape="id54" draw:start-glue-point="2" draw:end-shape="id55" draw:end-glue-point="0" svg:d="M15872 8466l-1778 1270" svg:viewBox="0 0 1779 1271">
            <text:p/>
          </draw:connector>
          <draw:connector draw:style-name="gr5" draw:text-style-name="P11" draw:layer="layout" draw:type="line" svg:x1="15.872cm" svg:y1="8.466cm" svg:x2="17.777cm" svg:y2="9.736cm" draw:start-shape="id54" draw:start-glue-point="2" draw:end-shape="id56" draw:end-glue-point="0" svg:d="M15872 8466l1905 1270" svg:viewBox="0 0 1906 1271">
            <text:p/>
          </draw:connector>
          <draw:frame draw:style-name="gr6" draw:text-style-name="P12" xml:id="id60" draw:id="id60" draw:layer="layout" svg:width="2.619cm" svg:height="1.91cm" svg:x="10.776cm" svg:y="3.322cm">
            <draw:text-box>
              <text:p>System</text:p>
              <text:p><text:span text:style-name="T8">nscd</text:span></text:p>
              <text:p><text:span text:style-name="T8">dnsmasq</text:span></text:p>
            </draw:text-box>
          </draw:frame>
          <draw:frame draw:style-name="gr7" draw:text-style-name="P12" draw:layer="layout" svg:width="1.878cm" svg:height="0.962cm" svg:x="11.073cm" svg:y="6.497cm">
            <draw:text-box>
              <text:p>:ns2:</text:p>
            </draw:text-box>
          </draw:frame>
          <draw:frame draw:style-name="gr7" draw:text-style-name="P12" draw:layer="layout" svg:width="1.878cm" svg:height="0.962cm" svg:x="13.141cm" svg:y="9.736cm">
            <draw:text-box>
              <text:p>:ns4:</text:p>
            </draw:text-box>
          </draw:frame>
          <draw:frame draw:style-name="gr8" draw:text-style-name="P12" draw:layer="layout" svg:width="2.225cm" svg:height="1.91cm" svg:x="7.17cm" svg:y="6.556cm">
            <draw:text-box>
              <text:p>:ns1:</text:p>
              <text:p><text:span text:style-name="T9">nscd</text:span></text:p>
              <text:p><text:span text:style-name="T9">dnsmasq</text:span></text:p>
            </draw:text-box>
          </draw:frame>
          <draw:frame draw:style-name="gr7" draw:text-style-name="P12" draw:layer="layout" svg:width="1.878cm" svg:height="0.962cm" svg:x="16.824cm" svg:y="9.726cm">
            <draw:text-box>
              <text:p>:ns5:</text:p>
            </draw:text-box>
          </draw:frame>
          <draw:frame draw:style-name="gr7" draw:text-style-name="P12" draw:layer="layout" svg:width="1.878cm" svg:height="0.962cm" svg:x="15.074cm" svg:y="6.615cm">
            <draw:text-box>
              <text:p>:ns3:</text:p>
            </draw:text-box>
          </draw:frame>
          <draw:custom-shape draw:style-name="gr15" draw:text-style-name="P10" xml:id="id59" draw:id="id59" draw:layer="layout" svg:width="3.175cm" svg:height="0.952cm" svg:x="21.587cm" svg:y="6.115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1" draw:layer="layout" svg:x1="21.396cm" svg:y1="7.067cm" svg:x2="24.952cm" svg:y2="7.067cm">
            <text:p/>
          </draw:line>
          <draw:custom-shape draw:style-name="gr19" draw:text-style-name="P14" xml:id="id58" draw:id="id58" draw:layer="layout" svg:width="3.175cm" svg:height="0.952cm" svg:x="21.587cm" svg:y="7.06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1" draw:layer="layout" svg:x1="21.396cm" svg:y1="8.02cm" svg:x2="24.952cm" svg:y2="8.02cm">
            <text:p/>
          </draw:line>
          <draw:custom-shape draw:style-name="gr20" draw:text-style-name="P15" xml:id="id57" draw:id="id57" draw:layer="layout" svg:width="3.175cm" svg:height="0.952cm" svg:x="21.587cm" svg:y="8.02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11" draw:layer="layout" draw:type="line" svg:x1="21.587cm" svg:y1="8.496cm" svg:x2="19.047cm" svg:y2="10.688cm" draw:start-shape="id57" draw:start-glue-point="3" draw:end-shape="id56" svg:d="M21587 8496l-2540 2192" svg:viewBox="0 0 2541 2193">
            <text:p/>
          </draw:connector>
          <draw:connector draw:style-name="gr5" draw:text-style-name="P11" draw:layer="layout" draw:type="line" svg:x1="21.587cm" svg:y1="7.544cm" svg:x2="17.142cm" svg:y2="7.513cm" draw:start-shape="id58" draw:start-glue-point="3" draw:end-shape="id54" svg:d="M21587 7544l-4445-31" svg:viewBox="0 0 4446 32">
            <text:p/>
          </draw:connector>
          <draw:connector draw:style-name="gr5" draw:text-style-name="P11" draw:layer="layout" draw:type="line" svg:x1="21.587cm" svg:y1="6.591cm" svg:x2="13.395cm" svg:y2="4.277cm" draw:start-shape="id59" draw:start-glue-point="3" draw:end-shape="id60" draw:end-glue-point="1" svg:d="M21587 6591l-8192-2314" svg:viewBox="0 0 8193 2315">
            <text:p/>
          </draw:connector>
          <draw:frame draw:style-name="gr16" draw:text-style-name="P12" draw:layer="layout" svg:width="1.806cm" svg:height="0.954cm" svg:x="22.095cm" svg:y="5.224cm">
            <draw:text-box>
              <text:p>Task</text:p>
            </draw:text-box>
          </draw:frame>
        </draw:g>
        <draw:g>
          <draw:custom-shape draw:style-name="gr21" draw:text-style-name="P16" draw:layer="layout" svg:width="4.953cm" svg:height="3.747cm" svg:x="1.324cm" svg:y="2.62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17" draw:layer="layout" svg:width="4.312cm" svg:height="4.022cm" svg:x="1.768cm" svg:y="2.621cm">
            <draw:text-box>
              <text:list text:style-name="L7">
                <text:list-item>
                  <text:p><text:span text:style-name="T11">Vi</text:span><text:span text:style-name="T11">e</text:span><text:span text:style-name="T11">w</text:span></text:p>
                </text:list-item>
                <text:list-item>
                  <text:p><text:span text:style-name="T11">S</text:span><text:span text:style-name="T11">co</text:span><text:span text:style-name="T11">p</text:span><text:span text:style-name="T11">e</text:span></text:p>
                </text:list-item>
                <text:list-item>
                  <text:p><text:span text:style-name="T11">A</text:span><text:span text:style-name="T11">d</text:span><text:span text:style-name="T11">mi</text:span><text:span text:style-name="T11">n</text:span></text:p>
                </text:list-item>
              </text:list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<text:span text:style-name="T10"/></text:p>
              <text:p><text:span text:style-name="T10"/></text:p>
              <text:p><text:span text:style-name="T10"><text:s text:c="2"/></text:span><text:span text:style-name="T10">- </text:span><text:span text:style-name="T10">first </text:span><text:span text:style-name="T10">itera</text:span><text:span text:style-name="T10">tion </text:span><text:span text:style-name="T10">of </text:span><text:span text:style-name="T10">poli</text:span><text:span text:style-name="T10">cy </text:span><text:span text:style-name="T10">NS: </text:span><text:span text:style-name="T10">isol</text:span><text:span text:style-name="T10">ated </text:span><text:span text:style-name="T10">cont</text:span><text:span text:style-name="T10">aine</text:span><text:span text:style-name="T10">rs</text:span></text:p>
              <text:p><text:span text:style-name="T10"><text:s text:c="4"/></text:span><text:span text:style-name="T10">- </text:span><text:span text:style-name="T10">task </text:span><text:span text:style-name="T10">in </text:span><text:span text:style-name="T10">poli</text:span><text:span text:style-name="T10">cy </text:span><text:span text:style-name="T10">NS </text:span><text:span text:style-name="T10">see </text:span><text:span text:style-name="T10">that </text:span><text:span text:style-name="T10">poli</text:span><text:span text:style-name="T10">cy </text:span><text:span text:style-name="T10">NS </text:span><text:span text:style-name="T10">as </text:span><text:span text:style-name="T10">syst</text:span><text:span text:style-name="T10">em</text:span></text:p>
              <text:p><text:span text:style-name="T10"/></text:p>
              <text:p><text:span text:style-name="T10"><text:s text:c="2"/></text:span><text:span text:style-name="T10">- </text:span><text:span text:style-name="T10">split </text:span><text:span text:style-name="T10">sco</text:span><text:span text:style-name="T10">pe </text:span><text:span text:style-name="T10">and </text:span><text:span text:style-name="T10">view </text:span><text:span text:style-name="T10">allo</text:span><text:span text:style-name="T10">ws </text:span><text:span text:style-name="T10">mor</text:span><text:span text:style-name="T10">e </text:span><text:span text:style-name="T10">cont</text:span><text:span text:style-name="T10">rol</text:span></text:p>
              <text:p><text:span text:style-name="T10"><text:s text:c="4"/></text:span><text:span text:style-name="T10">- </text:span><text:span text:style-name="T10">whe</text:span><text:span text:style-name="T10">n </text:span><text:span text:style-name="T10">NS </text:span><text:span text:style-name="T10">is </text:span><text:span text:style-name="T10">setu</text:span><text:span text:style-name="T10">p</text:span></text:p>
              <text:p><text:span text:style-name="T10"><text:s text:c="4"/></text:span><text:span text:style-name="T10">- </text:span><text:span text:style-name="T10">allo</text:span><text:span text:style-name="T10">ws </text:span><text:span text:style-name="T10">NS </text:span><text:span text:style-name="T10">to </text:span><text:span text:style-name="T10">not </text:span><text:span text:style-name="T10">be </text:span><text:span text:style-name="T10">root </text:span><text:span text:style-name="T10">view </text:span><text:span text:style-name="T10">but </text:span><text:span text:style-name="T10">still </text:span><text:span text:style-name="T10">cont</text:span><text:span text:style-name="T10">rol</text:span></text:p>
              <text:p><text:span text:style-name="T10"><text:s text:c="4"/></text:span><text:span text:style-name="T10">- </text:span><text:span text:style-name="T10">user </text:span><text:span text:style-name="T10">defi</text:span><text:span text:style-name="T10">ned </text:span><text:span text:style-name="T10">poli</text:span><text:span text:style-name="T10">cy, </text:span><text:span text:style-name="T10">appl</text:span><text:span text:style-name="T10">icati</text:span><text:span text:style-name="T10">on </text:span><text:span text:style-name="T10">defi</text:span><text:span text:style-name="T10">ned </text:span><text:span text:style-name="T10">poli</text:span><text:span text:style-name="T10">cy</text:span></text:p>
              <text:p><text:span text:style-name="T10"><text:s text:c="4"/></text:span><text:span text:style-name="T10">- </text:span><text:span text:style-name="T10">allo</text:span><text:span text:style-name="T10">ws </text:span><text:span text:style-name="T10">dae</text:span><text:span text:style-name="T10">mon </text:span><text:span text:style-name="T10">(sna</text:span><text:span text:style-name="T10">pd) </text:span><text:span text:style-name="T10">to </text:span><text:span text:style-name="T10">load </text:span><text:span text:style-name="T10">its </text:span><text:span text:style-name="T10">poli</text:span><text:span text:style-name="T10">cy </text:span><text:span text:style-name="T10">sep</text:span><text:span text:style-name="T10">arat</text:span><text:span text:style-name="T10">e </text:span><text:span text:style-name="T10">fro</text:span><text:span text:style-name="T10">m </text:span><text:span text:style-name="T10">syst</text:span><text:span text:style-name="T10">em</text:span></text:p>
              <text:p><text:span text:style-name="T10"/></text:p>
              <text:p><text:span text:style-name="T10"><text:s text:c="4"/></text:span><text:span text:style-name="T10">- </text:span><text:span text:style-name="T10">still </text:span><text:span text:style-name="T10">see </text:span><text:span text:style-name="T10">inter</text:span><text:span text:style-name="T10">act </text:span><text:span text:style-name="T10">with </text:span><text:span text:style-name="T10">the </text:span><text:span text:style-name="T10">syst</text:span><text:span text:style-name="T10">em</text:span></text:p>
              <text:p><text:span text:style-name="T10"><text:s text:c="4"/></text:span><text:span text:style-name="T10">- </text:span><text:span text:style-name="T10">uniq </text:span><text:span text:style-name="T10">inst</text:span><text:span text:style-name="T10">anc</text:span><text:span text:style-name="T10">e/re</text:span><text:span text:style-name="T10">use </text:span><text:span text:style-name="T10">of </text:span><text:span text:style-name="T10">poli</text:span><text:span text:style-name="T10">cy </text:span><text:span text:style-name="T10">simil</text:span><text:span text:style-name="T10">ar </text:span><text:span text:style-name="T10">to </text:span><text:span text:style-name="T10">seli</text:span><text:span text:style-name="T10">nux </text:span><text:span text:style-name="T10">MC</text:span><text:span text:style-name="T10">S</text:span></text:p>
              <text:p><text:span text:style-name="T10"/></text:p>
              <text:p><text:span text:style-name="T10"/></text:p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Canonical" presentation:presentation-page-layout-name="AL2T19" presentation:use-footer-name="ftr1">
        <office:forms form:automatic-focus="false" form:apply-design-mode="false"/>
        <draw:g>
          <draw:custom-shape draw:style-name="gr23" draw:text-style-name="P16" draw:layer="layout" svg:width="4.953cm" svg:height="2.35cm" svg:x="1.324cm" svg:y="4.01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8" draw:layer="layout" svg:width="4.953cm" svg:height="1.397cm" svg:x="1.324cm" svg:y="2.62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17" draw:layer="layout" svg:width="4.312cm" svg:height="4.022cm" svg:x="1.768cm" svg:y="2.62cm">
            <draw:text-box>
              <text:list text:style-name="L7">
                <text:list-item>
                  <text:p><text:span text:style-name="T11">Vi</text:span><text:span text:style-name="T11">e</text:span><text:span text:style-name="T11">w</text:span></text:p>
                </text:list-item>
                <text:list-item>
                  <text:p><text:span text:style-name="T11">S</text:span><text:span text:style-name="T11">co</text:span><text:span text:style-name="T11">p</text:span><text:span text:style-name="T11">e</text:span></text:p>
                </text:list-item>
                <text:list-item>
                  <text:p><text:span text:style-name="T11">A</text:span><text:span text:style-name="T11">d</text:span><text:span text:style-name="T11">mi</text:span><text:span text:style-name="T11">n</text:span></text:p>
                </text:list-item>
              </text:list>
            </draw:text-box>
          </draw:frame>
        </draw:g>
        <draw:g>
          <draw:g>
            <draw:custom-shape draw:style-name="gr26" draw:text-style-name="P18" draw:layer="layout" svg:width="7.747cm" svg:height="5.27cm" svg:x="12.115cm" svg:y="6.505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g>
              <draw:custom-shape draw:style-name="gr11" draw:text-style-name="P13" draw:layer="layout" svg:width="4.255cm" svg:height="2.223cm" svg:x="15.608cm" svg:y="9.549cm">
                <text:p/>
  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4" draw:text-style-name="P10" xml:id="id65" draw:id="id65" draw:layer="layout" svg:width="2.54cm" svg:height="1.905cm" svg:x="12.814cm" svg:y="9.74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10" xml:id="id63" draw:id="id63" draw:layer="layout" svg:width="2.54cm" svg:height="1.905cm" svg:x="10.782cm" svg:y="6.5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10" xml:id="id62" draw:id="id62" draw:layer="layout" svg:width="2.54cm" svg:height="1.905cm" svg:x="6.972cm" svg:y="6.5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3" draw:text-style-name="P14" xml:id="id64" draw:id="id64" draw:layer="layout" svg:width="2.54cm" svg:height="1.905cm" svg:x="14.592cm" svg:y="6.5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4" draw:text-style-name="P15" xml:id="id66" draw:id="id66" draw:layer="layout" svg:width="2.54cm" svg:height="1.905cm" svg:x="16.497cm" svg:y="9.74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10" xml:id="id61" draw:id="id61" draw:layer="layout" svg:width="2.54cm" svg:height="1.905cm" svg:x="10.782cm" svg:y="3.39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5" draw:text-style-name="P11" draw:layer="layout" draw:type="line" svg:x1="12.052cm" svg:y1="5.3cm" svg:x2="8.242cm" svg:y2="6.57cm" draw:start-shape="id61" draw:start-glue-point="2" draw:end-shape="id62" draw:end-glue-point="0" svg:d="M12052 5300l-3810 1270" svg:viewBox="0 0 3811 1271">
                <text:p/>
              </draw:connector>
              <draw:connector draw:style-name="gr5" draw:text-style-name="P11" draw:layer="layout" draw:type="line" svg:x1="12.052cm" svg:y1="5.3cm" svg:x2="12.052cm" svg:y2="6.57cm" draw:start-shape="id61" draw:start-glue-point="2" draw:end-shape="id63" svg:d="M12052 5300v1270" svg:viewBox="0 0 1 1271">
                <text:p/>
              </draw:connector>
              <draw:connector draw:style-name="gr5" draw:text-style-name="P11" draw:layer="layout" draw:type="line" svg:x1="12.052cm" svg:y1="5.3cm" svg:x2="15.862cm" svg:y2="6.57cm" draw:start-shape="id61" draw:start-glue-point="2" draw:end-shape="id64" draw:end-glue-point="0" svg:d="M12052 5300l3810 1270" svg:viewBox="0 0 3811 1271">
                <text:p/>
              </draw:connector>
              <draw:connector draw:style-name="gr5" draw:text-style-name="P11" draw:layer="layout" draw:type="line" svg:x1="15.862cm" svg:y1="8.475cm" svg:x2="14.084cm" svg:y2="9.745cm" draw:start-shape="id64" draw:start-glue-point="2" draw:end-shape="id65" draw:end-glue-point="0" svg:d="M15862 8475l-1778 1270" svg:viewBox="0 0 1779 1271">
                <text:p/>
              </draw:connector>
              <draw:connector draw:style-name="gr5" draw:text-style-name="P11" draw:layer="layout" draw:type="line" svg:x1="15.862cm" svg:y1="8.475cm" svg:x2="17.767cm" svg:y2="9.745cm" draw:start-shape="id64" draw:start-glue-point="2" draw:end-shape="id66" draw:end-glue-point="0" svg:d="M15862 8475l1905 1270" svg:viewBox="0 0 1906 1271">
                <text:p/>
              </draw:connector>
              <draw:frame draw:style-name="gr6" draw:text-style-name="P12" xml:id="id70" draw:id="id70" draw:layer="layout" svg:width="2.619cm" svg:height="1.91cm" svg:x="10.766cm" svg:y="3.331cm">
                <draw:text-box>
                  <text:p>System</text:p>
                  <text:p><text:span text:style-name="T8">nscd</text:span></text:p>
                  <text:p><text:span text:style-name="T8">dnsmasq</text:span></text:p>
                </draw:text-box>
              </draw:frame>
              <draw:frame draw:style-name="gr7" draw:text-style-name="P12" draw:layer="layout" svg:width="1.878cm" svg:height="0.962cm" svg:x="11.063cm" svg:y="6.506cm">
                <draw:text-box>
                  <text:p>:ns2:</text:p>
                </draw:text-box>
              </draw:frame>
              <draw:frame draw:style-name="gr7" draw:text-style-name="P12" draw:layer="layout" svg:width="1.878cm" svg:height="0.962cm" svg:x="13.131cm" svg:y="9.745cm">
                <draw:text-box>
                  <text:p>:ns4:</text:p>
                </draw:text-box>
              </draw:frame>
              <draw:frame draw:style-name="gr8" draw:text-style-name="P12" draw:layer="layout" svg:width="2.225cm" svg:height="1.91cm" svg:x="7.16cm" svg:y="6.565cm">
                <draw:text-box>
                  <text:p>:ns1:</text:p>
                  <text:p><text:span text:style-name="T9">nscd</text:span></text:p>
                  <text:p><text:span text:style-name="T9">dnsmasq</text:span></text:p>
                </draw:text-box>
              </draw:frame>
              <draw:frame draw:style-name="gr7" draw:text-style-name="P12" draw:layer="layout" svg:width="1.878cm" svg:height="0.962cm" svg:x="16.814cm" svg:y="9.735cm">
                <draw:text-box>
                  <text:p>:ns5:</text:p>
                </draw:text-box>
              </draw:frame>
              <draw:frame draw:style-name="gr7" draw:text-style-name="P12" draw:layer="layout" svg:width="1.878cm" svg:height="0.962cm" svg:x="15.064cm" svg:y="6.624cm">
                <draw:text-box>
                  <text:p>:ns3:</text:p>
                </draw:text-box>
              </draw:frame>
              <draw:custom-shape draw:style-name="gr15" draw:text-style-name="P10" xml:id="id69" draw:id="id69" draw:layer="layout" svg:width="3.175cm" svg:height="0.952cm" svg:x="21.577cm" svg:y="6.124cm">
                <text:p/>
                <draw:enhanced-geometry svg:viewBox="0 0 21600 21600" draw:type="rectangle" draw:enhanced-path="M 0 0 L 21600 0 21600 21600 0 21600 0 0 Z N"/>
              </draw:custom-shape>
              <draw:line draw:style-name="gr18" draw:text-style-name="P11" draw:layer="layout" svg:x1="21.386cm" svg:y1="7.076cm" svg:x2="24.942cm" svg:y2="7.076cm">
                <text:p/>
              </draw:line>
              <draw:custom-shape draw:style-name="gr19" draw:text-style-name="P14" xml:id="id68" draw:id="id68" draw:layer="layout" svg:width="3.175cm" svg:height="0.952cm" svg:x="21.577cm" svg:y="7.077cm">
                <text:p/>
                <draw:enhanced-geometry svg:viewBox="0 0 21600 21600" draw:type="rectangle" draw:enhanced-path="M 0 0 L 21600 0 21600 21600 0 21600 0 0 Z N"/>
              </draw:custom-shape>
              <draw:line draw:style-name="gr18" draw:text-style-name="P11" draw:layer="layout" svg:x1="21.386cm" svg:y1="8.029cm" svg:x2="24.942cm" svg:y2="8.029cm">
                <text:p/>
              </draw:line>
              <draw:custom-shape draw:style-name="gr20" draw:text-style-name="P15" xml:id="id67" draw:id="id67" draw:layer="layout" svg:width="3.175cm" svg:height="0.952cm" svg:x="21.577cm" svg:y="8.029cm">
                <text:p/>
                <draw:enhanced-geometry svg:viewBox="0 0 21600 21600" draw:type="rectangle" draw:enhanced-path="M 0 0 L 21600 0 21600 21600 0 21600 0 0 Z N"/>
              </draw:custom-shape>
              <draw:connector draw:style-name="gr5" draw:text-style-name="P11" draw:layer="layout" draw:type="line" svg:x1="21.577cm" svg:y1="8.505cm" svg:x2="19.037cm" svg:y2="10.697cm" draw:start-shape="id67" draw:start-glue-point="3" draw:end-shape="id66" svg:d="M21577 8505l-2540 2192" svg:viewBox="0 0 2541 2193">
                <text:p/>
              </draw:connector>
              <draw:connector draw:style-name="gr5" draw:text-style-name="P11" draw:layer="layout" draw:type="line" svg:x1="21.577cm" svg:y1="7.553cm" svg:x2="17.132cm" svg:y2="7.522cm" draw:start-shape="id68" draw:start-glue-point="3" draw:end-shape="id64" svg:d="M21577 7553l-4445-31" svg:viewBox="0 0 4446 32">
                <text:p/>
              </draw:connector>
              <draw:connector draw:style-name="gr5" draw:text-style-name="P11" draw:layer="layout" draw:type="line" svg:x1="21.577cm" svg:y1="6.6cm" svg:x2="13.385cm" svg:y2="4.286cm" draw:start-shape="id69" draw:start-glue-point="3" draw:end-shape="id70" draw:end-glue-point="1" svg:d="M21577 6600l-8192-2314" svg:viewBox="0 0 8193 2315">
                <text:p/>
              </draw:connector>
              <draw:frame draw:style-name="gr16" draw:text-style-name="P12" draw:layer="layout" svg:width="1.806cm" svg:height="0.954cm" svg:x="22.085cm" svg:y="5.233cm">
                <draw:text-box>
                  <text:p>Task</text:p>
                </draw:text-box>
              </draw:frame>
            </draw:g>
          </draw:g>
          <draw:frame draw:style-name="gr27" draw:text-style-name="P12" draw:layer="layout" svg:width="1.84cm" svg:height="0.954cm" svg:x="14.909cm" svg:y="7.521cm">
            <draw:text-box>
              <text:p>nscd</text:p>
            </draw:text-box>
          </draw:frame>
          <draw:frame draw:style-name="gr27" draw:text-style-name="P12" draw:layer="layout" svg:width="1.84cm" svg:height="0.954cm" svg:x="16.815cm" svg:y="10.569cm">
            <draw:text-box>
              <text:p>nscd</text:p>
            </draw:text-box>
          </draw:frame>
          <draw:frame draw:style-name="gr27" draw:text-style-name="P12" draw:layer="layout" svg:width="1.84cm" svg:height="0.954cm" svg:x="13.196cm" svg:y="12.345cm">
            <draw:text-box>
              <text:p>nscd</text:p>
            </draw:text-box>
          </draw:frame>
          <draw:frame draw:style-name="gr28" draw:text-style-name="P12" draw:layer="layout" svg:width="3.216cm" svg:height="0.954cm" svg:x="16.265cm" svg:y="12.41cm">
            <draw:text-box>
              <text:p>:ns5:nscd</text:p>
            </draw:text-box>
          </draw:frame>
          <draw:frame draw:style-name="gr29" draw:text-style-name="P12" draw:layer="layout" svg:width="3.533cm" svg:height="0.954cm" svg:x="8.645cm" svg:y="12.409cm">
            <draw:text-box>
              <text:p>User sees:</text:p>
            </draw:text-box>
          </draw:frame>
        </draw:g>
        <draw:frame presentation:style-name="Canonical-title" draw:layer="layout" svg:width="21.468cm" svg:height="0.536cm" svg:x="1.92cm" svg:y="0.82cm" presentation:class="title" presentation:user-transformed="true">
          <draw:text-box>
            <text:p>Scope &amp; View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<text:span text:style-name="T10"/></text:p>
              <text:p><text:span text:style-name="T10"/></text:p>
              <text:p><text:span text:style-name="T10"><text:s text:c="2"/></text:span><text:span text:style-name="T10">- first iteration of </text:span><text:span text:style-name="T10">policy NS: isolated </text:span><text:span text:style-name="T10">containers</text:span></text:p>
              <text:p><text:span text:style-name="T10"><text:s text:c="4"/></text:span><text:span text:style-name="T10">- task in policy NS </text:span><text:span text:style-name="T10">see that policy NS as </text:span><text:span text:style-name="T10">system</text:span></text:p>
              <text:p><text:span text:style-name="T10"/></text:p>
              <text:p><text:span text:style-name="T10"><text:s text:c="2"/></text:span><text:span text:style-name="T10">- split scope and view </text:span><text:span text:style-name="T10">allows more control</text:span></text:p>
              <text:p><text:span text:style-name="T10"><text:s text:c="4"/></text:span><text:span text:style-name="T10">- when NS is setup</text:span></text:p>
              <text:p><text:span text:style-name="T10"><text:s text:c="4"/></text:span><text:span text:style-name="T10">- allows NS to not </text:span><text:span text:style-name="T10">be root view but still </text:span><text:span text:style-name="T10">control</text:span></text:p>
              <text:p><text:span text:style-name="T10"><text:s text:c="4"/></text:span><text:span text:style-name="T10">- user defined policy, </text:span><text:span text:style-name="T10">application defined </text:span><text:span text:style-name="T10">policy</text:span></text:p>
              <text:p><text:span text:style-name="T10"><text:s text:c="4"/></text:span><text:span text:style-name="T10">- allows daemon </text:span><text:span text:style-name="T10">(snapd) to load its </text:span><text:span text:style-name="T10">policy separate from </text:span><text:span text:style-name="T10">system</text:span></text:p>
              <text:p><text:span text:style-name="T10"/></text:p>
              <text:p><text:span text:style-name="T10"><text:s text:c="4"/></text:span><text:span text:style-name="T10">- still see interact </text:span><text:span text:style-name="T10">with the system</text:span></text:p>
              <text:p><text:span text:style-name="T10"><text:s text:c="4"/></text:span><text:span text:style-name="T10">- uniq </text:span><text:span text:style-name="T10">instance/reuse of </text:span><text:span text:style-name="T10">policy similar to selinux </text:span><text:span text:style-name="T10">MCS</text:span></text:p>
              <text:p><text:span text:style-name="T10"/></text:p>
              <text:p><text:span text:style-name="T10"/></text:p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Canonical" presentation:presentation-page-layout-name="AL2T19" presentation:use-footer-name="ftr1">
        <office:forms form:automatic-focus="false" form:apply-design-mode="false"/>
        <draw:frame presentation:style-name="Canonical-title" draw:layer="layout" svg:width="21.468cm" svg:height="0.536cm" svg:x="1.92cm" svg:y="0.82cm" presentation:class="title">
          <draw:text-box>
            <text:p>Not just about LSM stacking or Containers</text:p>
          </draw:text-box>
        </draw:frame>
        <draw:g>
          <draw:custom-shape draw:style-name="gr4" draw:text-style-name="P10" xml:id="id75" draw:id="id75" draw:layer="layout" svg:width="2.54cm" svg:height="1.905cm" svg:x="10.306cm" svg:y="8.7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73" draw:id="id73" draw:layer="layout" svg:width="2.54cm" svg:height="1.905cm" svg:x="8.274cm" svg:y="5.5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72" draw:id="id72" draw:layer="layout" svg:width="2.54cm" svg:height="1.905cm" svg:x="4.464cm" svg:y="5.5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4" xml:id="id74" draw:id="id74" draw:layer="layout" svg:width="2.54cm" svg:height="1.905cm" svg:x="12.084cm" svg:y="5.5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5" xml:id="id76" draw:id="id76" draw:layer="layout" svg:width="2.54cm" svg:height="1.905cm" svg:x="13.989cm" svg:y="8.7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0" xml:id="id71" draw:id="id71" draw:layer="layout" svg:width="2.54cm" svg:height="1.905cm" svg:x="8.274cm" svg:y="2.3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11" draw:layer="layout" draw:type="line" svg:x1="9.544cm" svg:y1="4.263cm" svg:x2="5.734cm" svg:y2="5.533cm" draw:start-shape="id71" draw:start-glue-point="2" draw:end-shape="id72" draw:end-glue-point="0" svg:d="M9544 4263l-3810 1270" svg:viewBox="0 0 3811 1271">
            <text:p/>
          </draw:connector>
          <draw:connector draw:style-name="gr5" draw:text-style-name="P11" draw:layer="layout" draw:type="line" svg:x1="9.544cm" svg:y1="4.263cm" svg:x2="9.544cm" svg:y2="5.533cm" draw:start-shape="id71" draw:start-glue-point="2" draw:end-shape="id73" svg:d="M9544 4263v1270" svg:viewBox="0 0 1 1271">
            <text:p/>
          </draw:connector>
          <draw:connector draw:style-name="gr5" draw:text-style-name="P11" draw:layer="layout" draw:type="line" svg:x1="9.544cm" svg:y1="4.263cm" svg:x2="13.354cm" svg:y2="5.533cm" draw:start-shape="id71" draw:start-glue-point="2" draw:end-shape="id74" draw:end-glue-point="0" svg:d="M9544 4263l3810 1270" svg:viewBox="0 0 3811 1271">
            <text:p/>
          </draw:connector>
          <draw:connector draw:style-name="gr5" draw:text-style-name="P11" draw:layer="layout" draw:type="line" svg:x1="13.354cm" svg:y1="7.438cm" svg:x2="11.576cm" svg:y2="8.708cm" draw:start-shape="id74" draw:start-glue-point="2" draw:end-shape="id75" draw:end-glue-point="0" svg:d="M13354 7438l-1778 1270" svg:viewBox="0 0 1779 1271">
            <text:p/>
          </draw:connector>
          <draw:connector draw:style-name="gr5" draw:text-style-name="P11" draw:layer="layout" draw:type="line" svg:x1="13.354cm" svg:y1="7.438cm" svg:x2="15.259cm" svg:y2="8.708cm" draw:start-shape="id74" draw:start-glue-point="2" draw:end-shape="id76" draw:end-glue-point="0" svg:d="M13354 7438l1905 1270" svg:viewBox="0 0 1906 1271">
            <text:p/>
          </draw:connector>
          <draw:frame draw:style-name="gr6" draw:text-style-name="P12" xml:id="id82" draw:id="id82" draw:layer="layout" svg:width="2.619cm" svg:height="1.91cm" svg:x="8.258cm" svg:y="2.294cm">
            <draw:text-box>
              <text:p>System</text:p>
              <text:p><text:span text:style-name="T8">nscd</text:span></text:p>
              <text:p><text:span text:style-name="T8">dnsmasq</text:span></text:p>
            </draw:text-box>
          </draw:frame>
          <draw:frame draw:style-name="gr7" draw:text-style-name="P12" draw:layer="layout" svg:width="1.878cm" svg:height="0.962cm" svg:x="8.555cm" svg:y="5.469cm">
            <draw:text-box>
              <text:p>:ns2:</text:p>
            </draw:text-box>
          </draw:frame>
          <draw:frame draw:style-name="gr7" draw:text-style-name="P12" draw:layer="layout" svg:width="1.878cm" svg:height="0.962cm" svg:x="10.623cm" svg:y="8.708cm">
            <draw:text-box>
              <text:p>:ns4:</text:p>
            </draw:text-box>
          </draw:frame>
          <draw:frame draw:style-name="gr8" draw:text-style-name="P12" draw:layer="layout" svg:width="2.225cm" svg:height="1.91cm" svg:x="4.652cm" svg:y="5.528cm">
            <draw:text-box>
              <text:p>:ns1:</text:p>
              <text:p><text:span text:style-name="T9">nscd</text:span></text:p>
              <text:p><text:span text:style-name="T9">dnsma</text:span><text:span text:style-name="T9">sq</text:span></text:p>
            </draw:text-box>
          </draw:frame>
          <draw:frame draw:style-name="gr30" draw:text-style-name="P12" draw:layer="layout" svg:width="2.72cm" svg:height="0.962cm" svg:x="13.813cm" svg:y="8.697cm">
            <draw:text-box>
              <text:p>:user_jj:</text:p>
            </draw:text-box>
          </draw:frame>
          <draw:frame draw:style-name="gr31" draw:text-style-name="P12" draw:layer="layout" svg:width="1.912cm" svg:height="0.962cm" svg:x="12.407cm" svg:y="5.585cm">
            <draw:text-box>
              <text:p>:role:</text:p>
            </draw:text-box>
          </draw:frame>
          <draw:custom-shape draw:style-name="gr15" draw:text-style-name="P10" xml:id="id81" draw:id="id81" draw:layer="layout" svg:width="3.175cm" svg:height="0.952cm" svg:x="19.006cm" svg:y="5.27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1" draw:layer="layout" svg:x1="18.815cm" svg:y1="6.23cm" svg:x2="22.371cm" svg:y2="6.23cm">
            <text:p/>
          </draw:line>
          <draw:custom-shape draw:style-name="gr19" draw:text-style-name="P14" xml:id="id80" draw:id="id80" draw:layer="layout" svg:width="3.175cm" svg:height="0.952cm" svg:x="19.006cm" svg:y="6.231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1" draw:layer="layout" svg:x1="18.815cm" svg:y1="7.183cm" svg:x2="22.371cm" svg:y2="7.183cm">
            <text:p/>
          </draw:line>
          <draw:frame draw:style-name="gr16" draw:text-style-name="P12" draw:layer="layout" svg:width="1.806cm" svg:height="0.954cm" svg:x="19.514cm" svg:y="4.387cm">
            <draw:text-box>
              <text:p>Task</text:p>
            </draw:text-box>
          </draw:frame>
          <draw:frame draw:style-name="gr32" draw:text-style-name="P19" draw:layer="layout" svg:width="1.539cm" svg:height="0.839cm" svg:x="12.196cm" svg:y="6.111cm">
            <draw:text-box>
              <text:p><text:span text:style-name="T12">user</text:span></text:p>
            </draw:text-box>
          </draw:frame>
          <draw:frame draw:style-name="gr33" draw:text-style-name="P19" draw:layer="layout" svg:width="1.95cm" svg:height="0.839cm" svg:x="12.229cm" svg:y="6.534cm">
            <draw:text-box>
              <text:p><text:span text:style-name="T12">admi</text:span><text:span text:style-name="T12">n</text:span></text:p>
            </draw:text-box>
          </draw:frame>
          <draw:custom-shape draw:style-name="gr34" draw:text-style-name="P20" xml:id="id78" draw:id="id78" draw:layer="layout" svg:width="3.175cm" svg:height="0.952cm" svg:x="19.005cm" svg:y="8.135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1" draw:layer="layout" svg:x1="18.815cm" svg:y1="8.135cm" svg:x2="22.371cm" svg:y2="8.135cm">
            <text:p/>
          </draw:line>
          <draw:custom-shape draw:style-name="gr20" draw:text-style-name="P15" xml:id="id79" draw:id="id79" draw:layer="layout" svg:width="3.175cm" svg:height="0.952cm" svg:x="19.005cm" svg:y="7.183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1" draw:layer="layout" svg:x1="18.815cm" svg:y1="7.183cm" svg:x2="22.371cm" svg:y2="7.183cm">
            <text:p/>
          </draw:line>
          <draw:custom-shape draw:style-name="gr35" draw:text-style-name="P20" xml:id="id77" draw:id="id77" draw:layer="layout" svg:width="2.54cm" svg:height="1.905cm" svg:x="13.989cm" svg:y="11.9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11" draw:layer="layout" draw:type="line" svg:x1="15.259cm" svg:y1="10.613cm" svg:x2="15.259cm" svg:y2="11.945cm" draw:start-shape="id76" draw:start-glue-point="2" draw:end-shape="id77" draw:end-glue-point="0" svg:d="M15259 10613v1332" svg:viewBox="0 0 1 1333">
            <text:p/>
          </draw:connector>
          <draw:frame draw:style-name="gr36" draw:text-style-name="P19" draw:layer="layout" svg:width="2.276cm" svg:height="0.839cm" svg:x="14.126cm" svg:y="9.468cm">
            <draw:text-box>
              <text:p><text:span text:style-name="T12">chro</text:span><text:span text:style-name="T12">me</text:span></text:p>
            </draw:text-box>
          </draw:frame>
          <draw:frame draw:style-name="gr37" draw:text-style-name="P12" draw:layer="layout" svg:width="2.97cm" svg:height="0.954cm" svg:x="13.798cm" svg:y="11.945cm">
            <draw:text-box>
              <text:p>:chrome:</text:p>
            </draw:text-box>
          </draw:frame>
          <draw:frame draw:style-name="gr38" draw:text-style-name="P19" draw:layer="layout" svg:width="2.517cm" svg:height="0.839cm" svg:x="14.012cm" svg:y="12.707cm">
            <draw:text-box>
              <text:p><text:span text:style-name="T12">sand</text:span><text:span text:style-name="T12">box</text:span></text:p>
            </draw:text-box>
          </draw:frame>
          <draw:connector draw:style-name="gr5" draw:text-style-name="P11" draw:layer="layout" draw:type="line" svg:x1="19.005cm" svg:y1="8.611cm" svg:x2="16.529cm" svg:y2="12.897cm" draw:start-shape="id78" draw:start-glue-point="3" draw:end-shape="id77" svg:d="M19005 8611l-2476 4286" svg:viewBox="0 0 2477 4287">
            <text:p/>
          </draw:connector>
          <draw:connector draw:style-name="gr5" draw:text-style-name="P11" draw:layer="layout" draw:type="line" svg:x1="19.005cm" svg:y1="7.659cm" svg:x2="16.529cm" svg:y2="9.66cm" draw:start-shape="id79" draw:start-glue-point="3" draw:end-shape="id76" draw:end-glue-point="1" svg:d="M19005 7659l-2476 2001" svg:viewBox="0 0 2477 2002">
            <text:p/>
          </draw:connector>
          <draw:connector draw:style-name="gr5" draw:text-style-name="P11" draw:layer="layout" draw:type="line" svg:x1="19.006cm" svg:y1="6.707cm" svg:x2="14.624cm" svg:y2="6.485cm" draw:start-shape="id80" draw:start-glue-point="3" draw:end-shape="id74" draw:end-glue-point="1" svg:d="M19006 6707l-4382-222" svg:viewBox="0 0 4383 223">
            <text:p/>
          </draw:connector>
          <draw:connector draw:style-name="gr5" draw:text-style-name="P11" draw:layer="layout" draw:type="line" svg:x1="19.006cm" svg:y1="5.754cm" svg:x2="10.877cm" svg:y2="3.249cm" draw:start-shape="id81" draw:start-glue-point="3" draw:end-shape="id82" svg:d="M19006 5754l-8129-2505" svg:viewBox="0 0 8130 2506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- Asked what happens to AA stacking with LSM stack</text:p>
              <text:p/>
              <text:p>- not just about containers</text:p>
              <text:p/>
            </draw:text-box>
          </draw:frame>
        </presentation:notes>
      </draw:page>
      <draw:page draw:name="page14" draw:style-name="dp1" draw:master-page-name="Canonical" presentation:presentation-page-layout-name="AL1T1" presentation:use-footer-name="ftr1">
        <office:forms form:automatic-focus="false" form:apply-design-mode="false"/>
        <draw:frame presentation:style-name="Canonical-title" draw:layer="layout" svg:width="21.468cm" svg:height="0.536cm" svg:x="1.92cm" svg:y="0.82cm" presentation:class="title" presentation:user-transformed="true">
          <draw:text-box>
            <text:p>Stacking &amp; Policy Namespaces</text:p>
          </draw:text-box>
        </draw:frame>
        <draw:frame presentation:style-name="pr8" draw:layer="layout" svg:width="24.113cm" svg:height="11.554cm" svg:x="1.949cm" svg:y="3.263cm" presentation:class="outline" presentation:user-transformed="true">
          <draw:text-box>
            <text:list text:style-name="L8">
              <text:list-item>
                <text:p>Control policy namespace Scope and View (not yet)</text:p>
              </text:list-item>
            </text:list>
            <text:list text:style-name="L9">
              <text:list-item>
                <text:list>
                  <text:list-item>
                    <text:p>Open up namespaces to other uses than containers</text:p>
                    <text:list>
                      <text:list-item>
                        <text:p>Sort of apparmor version of MCS</text:p>
                      </text:list-item>
                      <text:list-item>
                        <text:p>Roles</text:p>
                      </text:list-item>
                      <text:list-item>
                        <text:p>Unprivileged user defined policy</text:p>
                      </text:list-item>
                      <text:list-item>
                        <text:p>Application defined policy</text:p>
                      </text:list-item>
                    </text:list>
                  </text:list-item>
                </text:list>
              </text:list-item>
              <text:list-item>
                <text:p>Virtualized apparmorfs policy/ directory (4.13)</text:p>
              </text:list-item>
            </text:list>
            <text:list text:style-name="L8">
              <text:list-item>
                <text:p>Create/destroy policy namespaces with mkdir/rmdir (4.13)</text:p>
              </text:list-item>
              <text:list-item>
                <text:p>Before opening up to more user</text:p>
                <text:list>
                  <text:list-item>
                    <text:p>Finish virtualization of interfaces</text:p>
                  </text:list-item>
                  <text:list-item>
                    <text:p>Ownership of unprivileged policy namespaces</text:p>
                  </text:list-item>
                  <text:list-item>
                    <text:p>Resource controls on policy</text:p>
                  </text:list-item>
                  <text:list-item>
                    <text:p>Reaping of polic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1" draw:layer="layout" svg:width="16.799cm" svg:height="13.364cm" svg:x="2.1cm" svg:y="14.107cm" presentation:class="notes" presentation:user-transformed="true">
            <draw:text-box>
              <text:p><text:span text:style-name="T10"/></text:p>
              <text:p><text:span text:style-name="T10">Cr</text:span><text:span text:style-name="T10">ea</text:span><text:span text:style-name="T10">tio</text:span><text:span text:style-name="T10">n </text:span><text:span text:style-name="T10">of </text:span><text:span text:style-name="T10">na</text:span><text:span text:style-name="T10">m</text:span><text:span text:style-name="T10">es</text:span><text:span text:style-name="T10">pa</text:span><text:span text:style-name="T10">ce</text:span><text:span text:style-name="T10">:</text:span></text:p>
              <text:p><text:span text:style-name="T10">- </text:span><text:span text:style-name="T10">cu</text:span><text:span text:style-name="T10">rre</text:span><text:span text:style-name="T10">ntl</text:span><text:span text:style-name="T10">y </text:span><text:span text:style-name="T10">us</text:span><text:span text:style-name="T10">er</text:span><text:span text:style-name="T10">sp</text:span><text:span text:style-name="T10">ac</text:span><text:span text:style-name="T10">e </text:span><text:span text:style-name="T10">co</text:span><text:span text:style-name="T10">ntr</text:span><text:span text:style-name="T10">oll</text:span><text:span text:style-name="T10">ed</text:span><text:span text:style-name="T10">, </text:span><text:span text:style-name="T10">vi</text:span><text:span text:style-name="T10">a </text:span><text:span text:style-name="T10">po</text:span><text:span text:style-name="T10">lic</text:span><text:span text:style-name="T10">y </text:span><text:span text:style-name="T10">or </text:span><text:span text:style-name="T10">m</text:span><text:span text:style-name="T10">kd</text:span><text:span text:style-name="T10">ir</text:span></text:p>
              <text:p><text:span text:style-name="T10">- </text:span><text:span text:style-name="T10">ta</text:span><text:span text:style-name="T10">sk </text:span><text:span text:style-name="T10">tra</text:span><text:span text:style-name="T10">ns</text:span><text:span text:style-name="T10">iti</text:span><text:span text:style-name="T10">on </text:span><text:span text:style-name="T10">int</text:span><text:span text:style-name="T10">o </text:span><text:span text:style-name="T10">vi</text:span><text:span text:style-name="T10">a </text:span><text:span text:style-name="T10">po</text:span><text:span text:style-name="T10">lic</text:span><text:span text:style-name="T10">y </text:span><text:span text:style-name="T10">rul</text:span><text:span text:style-name="T10">e </text:span><text:span text:style-name="T10">or </text:span><text:span text:style-name="T10">ap</text:span><text:span text:style-name="T10">i </text:span><text:span text:style-name="T10">tra</text:span><text:span text:style-name="T10">ns</text:span><text:span text:style-name="T10">iti</text:span><text:span text:style-name="T10">on </text:span><text:span text:style-name="T10"><text:s/></text:span></text:p>
              <text:p><text:span text:style-name="T10">- </text:span><text:span text:style-name="T10">lx</text:span><text:span text:style-name="T10">d</text:span></text:p>
              <text:p><text:span text:style-name="T10"/></text:p>
              <text:p><text:span text:style-name="T10">Vir</text:span><text:span text:style-name="T10">t </text:span><text:span text:style-name="T10">po</text:span><text:span text:style-name="T10">lic</text:span><text:span text:style-name="T10">y/</text:span></text:p>
              <text:p><text:span text:style-name="T10">- </text:span><text:span text:style-name="T10">ex</text:span><text:span text:style-name="T10">te</text:span><text:span text:style-name="T10">ns</text:span><text:span text:style-name="T10">io</text:span><text:span text:style-name="T10">n </text:span><text:span text:style-name="T10">to </text:span><text:span text:style-name="T10">se</text:span><text:span text:style-name="T10">cu</text:span><text:span text:style-name="T10">rit</text:span><text:span text:style-name="T10">yf</text:span><text:span text:style-name="T10">s </text:span><text:span text:style-name="T10">to </text:span><text:span text:style-name="T10">all</text:span><text:span text:style-name="T10">o</text:span><text:span text:style-name="T10">w </text:span><text:span text:style-name="T10">sy</text:span><text:span text:style-name="T10">ml</text:span><text:span text:style-name="T10">in</text:span><text:span text:style-name="T10">ks</text:span></text:p>
              <text:p><text:span text:style-name="T10">- </text:span><text:span text:style-name="T10">us</text:span><text:span text:style-name="T10">e </text:span><text:span text:style-name="T10">ns</text:span><text:span text:style-name="T10">fs </text:span><text:span text:style-name="T10">tri</text:span><text:span text:style-name="T10">ck </text:span><text:span text:style-name="T10">of </text:span><text:span text:style-name="T10">“m</text:span><text:span text:style-name="T10">ag</text:span><text:span text:style-name="T10">ic” </text:span><text:span text:style-name="T10">ju</text:span><text:span text:style-name="T10">m</text:span><text:span text:style-name="T10">pli</text:span><text:span text:style-name="T10">nk </text:span><text:span text:style-name="T10">sy</text:span><text:span text:style-name="T10">ml</text:span><text:span text:style-name="T10">in</text:span><text:span text:style-name="T10">k</text:span></text:p>
              <text:p><text:span text:style-name="T10"/></text:p>
              <text:p><text:span text:style-name="T10">- </text:span><text:span text:style-name="T10">int</text:span><text:span text:style-name="T10">erf</text:span><text:span text:style-name="T10">ac</text:span><text:span text:style-name="T10">es</text:span><text:span text:style-name="T10">. <text:s/>/</text:span><text:span text:style-name="T10">sy</text:span><text:span text:style-name="T10">s/</text:span><text:span text:style-name="T10">m</text:span><text:span text:style-name="T10">od</text:span><text:span text:style-name="T10">ul</text:span><text:span text:style-name="T10">es</text:span><text:span text:style-name="T10">/a</text:span><text:span text:style-name="T10">pp</text:span><text:span text:style-name="T10">ar</text:span><text:span text:style-name="T10">m</text:span><text:span text:style-name="T10">or/</text:span><text:span text:style-name="T10">pa</text:span><text:span text:style-name="T10">ra</text:span><text:span text:style-name="T10">m</text:span><text:span text:style-name="T10">et</text:span><text:span text:style-name="T10">er</text:span><text:span text:style-name="T10">s</text:span></text:p>
              <text:p><text:span text:style-name="T10">- </text:span><text:span text:style-name="T10">re</text:span><text:span text:style-name="T10">so</text:span><text:span text:style-name="T10">ur</text:span><text:span text:style-name="T10">ce</text:span><text:span text:style-name="T10">s: </text:span><text:span text:style-name="T10">ho</text:span><text:span text:style-name="T10">w </text:span><text:span text:style-name="T10">m</text:span><text:span text:style-name="T10">uc</text:span><text:span text:style-name="T10">h </text:span><text:span text:style-name="T10">k</text:span><text:span text:style-name="T10">m</text:span><text:span text:style-name="T10">e</text:span><text:span text:style-name="T10">m, </text:span><text:span text:style-name="T10">k</text:span><text:span text:style-name="T10">m</text:span><text:span text:style-name="T10">e</text:span><text:span text:style-name="T10">m</text:span><text:span text:style-name="T10">cg</text:span><text:span text:style-name="T10">ro</text:span><text:span text:style-name="T10">up</text:span></text:p>
              <text:p><text:span text:style-name="T10">- </text:span><text:span text:style-name="T10">re</text:span><text:span text:style-name="T10">ap</text:span><text:span text:style-name="T10">in</text:span><text:span text:style-name="T10">g: </text:span><text:span text:style-name="T10">w</text:span><text:span text:style-name="T10">ha</text:span><text:span text:style-name="T10">t </text:span><text:span text:style-name="T10">ho</text:span><text:span text:style-name="T10">ld</text:span><text:span text:style-name="T10">s, </text:span><text:span text:style-name="T10">w</text:span><text:span text:style-name="T10">ha</text:span><text:span text:style-name="T10">t </text:span><text:span text:style-name="T10">se</text:span><text:span text:style-name="T10">tu</text:span><text:span text:style-name="T10">ps </text:span><text:span text:style-name="T10">– </text:span><text:span text:style-name="T10">pa</text:span><text:span text:style-name="T10">m</text:span><text:span text:style-name="T10">_s</text:span><text:span text:style-name="T10">es</text:span><text:span text:style-name="T10">si</text:span><text:span text:style-name="T10">on</text:span><text:span text:style-name="T10">?</text:span></text:p>
            </draw:text-box>
          </draw:frame>
        </presentation:notes>
      </draw:page>
      <draw:page draw:name="page15" draw:style-name="dp1" draw:master-page-name="Canonical" presentation:presentation-page-layout-name="AL1T1" presentation:use-footer-name="ftr1">
        <office:forms form:automatic-focus="false" form:apply-design-mode="false"/>
        <draw:frame presentation:style-name="Canonical-title" draw:layer="layout" svg:width="21.468cm" svg:height="0.536cm" svg:x="1.92cm" svg:y="0.82cm" presentation:class="title" presentation:user-transformed="true">
          <draw:text-box>
            <text:p>Stacking &amp; Namespacing - Issues</text:p>
          </draw:text-box>
        </draw:frame>
        <draw:frame presentation:style-name="pr10" draw:layer="layout" svg:width="24.113cm" svg:height="10.706cm" svg:x="1.949cm" svg:y="3.263cm" presentation:class="outline" presentation:user-transformed="true">
          <draw:text-box>
            <text:list text:style-name="L4">
              <text:list-item>
                <text:p>Currently policy namespaces in conjunction with user namespaces</text:p>
              </text:list-item>
            </text:list>
            <text:list text:style-name="L10">
              <text:list-item>
                <text:list>
                  <text:list-item>
                    <text:p>Restriction: single level of nesting</text:p>
                  </text:list-item>
                </text:list>
              </text:list-item>
            </text:list>
            <text:list text:style-name="L11">
              <text:list-item>
                <text:p>Partially revive Lukasz Pawelczyk smack namespaces patch</text:p>
                <text:list>
                  <text:list-item>
                    <text:p>Allows labeling user namespace</text:p>
                  </text:list-item>
                  <text:list-item>
                    <text:p>Extend with extra hooks to allow LSM to update state</text:p>
                  </text:list-item>
                  <text:list-item>
                    <text:p>New policy namespace for every user namespace?</text:p>
                    <text:list>
                      <text:list-item>
                        <text:p>Not 1-to-1 mapping. AppArmor policy namespaces have other uses</text:p>
                      </text:list-item>
                    </text:list>
                  </text:list-item>
                </text:list>
              </text:list-item>
              <text:list-item>
                <text:p>LSM/security namespacing integration</text:p>
                <text:list>
                  <text:list-item>
                    <text:p>Standardized interface to request new namespace?</text:p>
                  </text:list-item>
                </text:list>
              </text:list-item>
              <text:list-item>
                <text:p>LSM Stacking integration</text:p>
                <text:list>
                  <text:list-item>
                    <text:p>How/where does the apparmor stack integrate?</text:p>
                  </text:list-item>
                </text:list>
              </text:list-item>
              <text:list-item>
                <text:p>SECIDs and networking (stack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4" draw:layer="layout" svg:width="16.799cm" svg:height="13.38cm" svg:x="2.1cm" svg:y="14.107cm" presentation:class="notes" presentation:user-transformed="true">
            <draw:text-box>
              <text:p>- restriction is due to issues with setns &amp; task policy</text:p>
              <text:p/>
              <text:p>- last year we were asked</text:p>
              <text:p><text:s text:c="2"/>should we have new policy NS for each user NS?</text:p>
              <text:p><text:s text:c="2"/>- not needed, eg. chrome/chromium sandbox</text:p>
              <text:p><text:s text:c="2"/>- would like LSM to be able to choose</text:p>
              <text:p><text:s text:c="2"/>- could live with it</text:p>
              <text:p/>
              <text:p>- NS integration: don’t see an issue</text:p>
              <text:p/>
              <text:p>- stacking?</text:p>
              <text:p><text:s text:c="3"/>aa uses stacking internally for policy so no real change</text:p>
              <text:p><text:s text:c="3"/>With security ns, would need to know which ns is it is being called for so it can process only that piece of the stack</text:p>
              <text:p/>
            </draw:text-box>
          </draw:frame>
        </presentation:notes>
      </draw:page>
      <draw:page draw:name="page16" draw:style-name="dp1" draw:master-page-name="Canonical" presentation:presentation-page-layout-name="AL1T1" presentation:use-footer-name="ftr1">
        <office:forms form:automatic-focus="false" form:apply-design-mode="false"/>
        <draw:frame presentation:style-name="Canonical-title" draw:layer="layout" svg:width="21.468cm" svg:height="0.536cm" svg:x="1.92cm" svg:y="0.82cm" presentation:class="title" presentation:user-transformed="true">
          <draw:text-box>
            <text:p>Other Kernel Changes</text:p>
          </draw:text-box>
        </draw:frame>
        <draw:frame presentation:style-name="pr10" draw:layer="layout" svg:width="24.113cm" svg:height="10.706cm" svg:x="1.949cm" svg:y="3.263cm" presentation:class="outline" presentation:user-transformed="true">
          <draw:text-box>
            <text:list text:style-name="L4">
              <text:list-item>
                <text:p>Check point/restore support</text:p>
              </text:list-item>
            </text:list>
            <text:list text:style-name="L10">
              <text:list-item>
                <text:list>
                  <text:list-item>
                    <text:p>compression of policy to reduce size</text:p>
                  </text:list-item>
                </text:list>
              </text:list-item>
            </text:list>
            <text:list text:style-name="L4">
              <text:list-item>
                <text:p>Improvements to the Query interface</text:p>
              </text:list-item>
            </text:list>
            <text:list text:style-name="L10">
              <text:list-item>
                <text:list>
                  <text:list-item>
                    <text:p>Speed</text:p>
                  </text:list-item>
                  <text:list-item>
                    <text:p>multiple queries</text:p>
                  </text:list-item>
                  <text:list-item>
                    <text:p>Different types of queries (permissions, data, ...)</text:p>
                  </text:list-item>
                </text:list>
              </text:list-item>
            </text:list>
            <text:list text:style-name="L4">
              <text:list-item>
                <text:p>Moving state machine from DFA → HFA</text:p>
              </text:list-item>
            </text:list>
            <text:list text:style-name="L10">
              <text:list-item>
                <text:list>
                  <text:list-item>
                    <text:p>More flexible (dynamic variables, backreferences, counting constraints)</text:p>
                  </text:list-item>
                  <text:list-item>
                    <text:p>Smaller policy (choke points on DFA state explosion)</text:p>
                  </text:list-item>
                  <text:list-item>
                    <text:p>Still bounded, and verifiable in userspace</text:p>
                  </text:list-item>
                </text:list>
              </text:list-item>
            </text:list>
            <text:list text:style-name="L4">
              <text:list-item>
                <text:p>Moving away from /proc/&lt;pid&gt;/attr/ interfaces</text:p>
              </text:list-item>
            </text:list>
            <text:list text:style-name="L10">
              <text:list-item>
                <text:list>
                  <text:list-item>
                    <text:p>LSM stac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7">- </text:span><text:span text:style-name="T7">ch</text:span><text:span text:style-name="T7">ec</text:span><text:span text:style-name="T7">kp</text:span><text:span text:style-name="T7">oi</text:span><text:span text:style-name="T7">nt</text:span><text:span text:style-name="T7">: </text:span><text:span text:style-name="T7">ta</text:span><text:span text:style-name="T7">ke</text:span><text:span text:style-name="T7">s </text:span><text:span text:style-name="T7">ex</text:span><text:span text:style-name="T7">tr</text:span><text:span text:style-name="T7">a </text:span><text:span text:style-name="T7">ke</text:span><text:span text:style-name="T7">rn</text:span><text:span text:style-name="T7">el </text:span><text:span text:style-name="T7">m</text:span><text:span text:style-name="T7">e</text:span><text:span text:style-name="T7">m</text:span><text:span text:style-name="T7">, </text:span><text:span text:style-name="T7">n</text:span><text:span text:style-name="T7">ot </text:span><text:span text:style-name="T7">us</text:span><text:span text:style-name="T7">e</text:span><text:span text:style-name="T7">d</text:span></text:p>
              <text:p><text:span text:style-name="T7"/></text:p>
              <text:p><text:span text:style-name="T7">- </text:span><text:span text:style-name="T7">H</text:span><text:span text:style-name="T7">F</text:span><text:span text:style-name="T7">A </text:span><text:span text:style-name="T7">fir</text:span><text:span text:style-name="T7">st </text:span><text:span text:style-name="T7">st</text:span><text:span text:style-name="T7">e</text:span><text:span text:style-name="T7">p, </text:span><text:span text:style-name="T7">cl</text:span><text:span text:style-name="T7">e</text:span><text:span text:style-name="T7">a</text:span><text:span text:style-name="T7">n</text:span><text:span text:style-name="T7">u</text:span><text:span text:style-name="T7">p </text:span><text:span text:style-name="T7">D</text:span><text:span text:style-name="T7">F</text:span><text:span text:style-name="T7">A</text:span></text:p>
              <text:p><text:span text:style-name="T7"/></text:p>
            </draw:text-box>
          </draw:frame>
        </presentation:notes>
      </draw:page>
      <draw:page draw:name="page17" draw:style-name="dp1" draw:master-page-name="Canonical" presentation:presentation-page-layout-name="AL1T1" presentation:use-footer-name="ftr1">
        <office:forms form:automatic-focus="false" form:apply-design-mode="false"/>
        <draw:frame presentation:style-name="Canonical-title" draw:layer="layout" svg:width="21.468cm" svg:height="0.536cm" svg:x="1.92cm" svg:y="0.82cm" presentation:class="title">
          <draw:text-box>
            <text:p>Misc</text:p>
          </draw:text-box>
        </draw:frame>
        <draw:frame presentation:style-name="pr12" draw:text-style-name="P22" draw:layer="layout" svg:width="24.113cm" svg:height="10.579cm" svg:x="1.949cm" svg:y="3.263cm" presentation:class="outline" presentation:user-transformed="true">
          <draw:text-box>
            <text:list text:style-name="L12">
              <text:list-item>
                <text:p text:style-name="P22">Userspace 2.11 release, <text:s/>4.0 release this <text:s/>fall</text:p>
              </text:list-item>
              <text:list-item>
                <text:p text:style-name="P22">Documentation of stacking and policy namespaces</text:p>
              </text:list-item>
              <text:list-item>
                <text:p text:style-name="P22">User space utils cleanup</text:p>
              </text:list-item>
              <text:list-item>
                <text:p text:style-name="P22">Under the hood compiler improvements – parallel compiles (2.11)</text:p>
              </text:list-item>
              <text:list-item>
                <text:p text:style-name="P22">Policy versioning</text:p>
              </text:list-item>
              <text:list-item>
                <text:p text:style-name="P22">Work towards using new interfaces over /proc when available</text:p>
              </text:list-item>
              <text:list-item>
                <text:p text:style-name="P22">And Lots of bug fixing, and revision of 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9" draw:layer="layout" svg:width="16.799cm" svg:height="13.38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Canonical2_5f_" presentation:presentation-page-layout-name="AL1T1" presentation:use-footer-name="ftr1">
        <office:forms form:automatic-focus="false" form:apply-design-mode="false"/>
        <draw:frame presentation:style-name="pr4" draw:text-style-name="P6" draw:layer="layout" svg:width="23.526cm" svg:height="4.405cm" svg:x="1.974cm" svg:y="0.75cm" presentation:class="title" presentation:placeholder="true" presentation:user-transformed="true">
          <draw:text-box/>
        </draw:frame>
        <draw:frame draw:style-name="gr39" draw:text-style-name="P8" draw:layer="layout" svg:width="8.114cm" svg:height="2.622cm" svg:x="9.943cm" svg:y="6cm">
          <draw:text-box>
            <text:p text:style-name="P7"><text:span text:style-name="T6">B</text:span><text:span text:style-name="T6">a</text:span><text:span text:style-name="T6">c</text:span><text:span text:style-name="T6">k</text:span><text:span text:style-name="T6">l</text:span><text:span text:style-name="T6">o</text:span><text:span text:style-name="T6">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Canonical" presentation:presentation-page-layout-name="AL1T1" presentation:use-footer-name="ftr1">
        <office:forms form:automatic-focus="false" form:apply-design-mode="false"/>
        <draw:frame presentation:style-name="Canonical-title" draw:layer="layout" svg:width="21.468cm" svg:height="0.536cm" svg:x="1.92cm" svg:y="0.82cm" presentation:class="title" presentation:user-transformed="true">
          <draw:text-box>
            <text:p>Backlog </text:p>
          </draw:text-box>
        </draw:frame>
        <draw:frame presentation:style-name="pr13" draw:layer="layout" svg:width="24.113cm" svg:height="12.402cm" svg:x="1.949cm" svg:y="2.625cm" presentation:class="outline" presentation:user-transformed="true">
          <draw:text-box>
            <text:list text:style-name="L13">
              <text:list-item>
                <text:p>Complete the model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>Delegation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>security.apparmor xattr support</text:p>
                      </text:list-item>
                    </text:list>
                  </text:list-item>
                  <text:list-item>
                    <text:p>Better LXD/snappy integration</text:p>
                  </text:list-item>
                </text:list>
              </text:list-item>
              <text:list-item>
                <text:p>Better systemd integration</text:p>
                <text:list>
                  <text:list-item>
                    <text:p>Ioctl white listing</text:p>
                  </text:list-item>
                  <text:list-item>
                    <text:p>Overlayfs support</text:p>
                  </text:list-item>
                  <text:list-item>
                    <text:p>Extended permissions</text:p>
                  </text:list-item>
                  <text:list-item>
                    <text:p>Kernel conditionals</text:p>
                  </text:list-item>
                </text:list>
              </text:list-item>
              <text:list-item>
                <text:p>Environment filtering</text:p>
              </text:list-item>
              <text:list-item>
                <text:p>Performance improvements</text:p>
              </text:list-item>
              <text:list-item>
                <text:p>Learning mode improvements</text:p>
              </text:list-item>
              <text:list-item>
                <text:p>Bring-up mode improvements</text:p>
              </text:list-item>
              <text:list-item>
                <text:p>Tool improvement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Sigh too long to fit</text:p>
              <text:p/>
            </draw:text-box>
          </draw:frame>
        </presentation:notes>
      </draw:page>
      <draw:page draw:name="page20" draw:style-name="dp1" draw:master-page-name="canonical_25_20master_25_20deck2" presentation:presentation-page-layout-name="AL1T1" presentation:use-footer-name="ftr1">
        <office:forms form:automatic-focus="false" form:apply-design-mode="false"/>
        <draw:frame presentation:style-name="pr14" draw:text-style-name="P24" draw:layer="layout" svg:width="12.671cm" svg:height="2.001cm" svg:x="1.94cm" svg:y="4.475cm" presentation:class="title" presentation:user-transformed="true">
          <draw:text-box>
            <text:p text:style-name="P23">Questions please<text:line-break/><text:span text:style-name="T13">Th</text:span><text:span text:style-name="T13">ank </text:span><text:span text:style-name="T13">yo</text:span><text:span text:style-name="T13">u</text:span></text:p>
          </draw:text-box>
        </draw:frame>
        <draw:frame presentation:style-name="pr15" draw:text-style-name="P25" draw:layer="layout" svg:width="11.909cm" svg:height="10.395cm" svg:x="1.914cm" svg:y="11.596cm" presentation:class="outline" presentation:user-transformed="true">
          <draw:text-box>
            <text:p><text:span text:style-name="T14">John Johansen</text:span></text:p>
            <text:p><text:span text:style-name="T14">john.johansen@canonical.com</text:span></text:p>
            <text:p><text:span text:style-name="T14">www.canonica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Beta" svg:font-family="'Ubuntu Beta'"/>
    <style:font-face style:name="UbuntuBeta-Regular1" svg:font-family="UbuntuBeta-Regular"/>
    <style:font-face style:name="ÉqÉâÉMÉmäpÉS ProN W3" svg:font-family="'ÉqÉâÉMÉmäpÉS ProN W3'"/>
    <style:font-face style:name="Times-Roman" svg:font-family="Times-Roman" style:font-family-generic="roman"/>
    <style:font-face style:name="FreeSans1" svg:font-family="FreeSans" style:font-family-generic="swiss"/>
    <style:font-face style:name="UbuntuBeta-Regular" svg:font-family="UbuntuBeta-Regular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" fo:font-family="Times-Roman" style:font-family-generic="roman" fo:font-size="12pt" fo:letter-spacing="normal" fo:language="en" fo:country="US" fo:font-style="normal" style:text-underline-style="none" fo:font-weight="normal" style:font-name-asian="Times-Roman" style:font-family-asian="Times-Roman" style:font-family-generic-asian="roman" style:font-size-asian="12pt" style:font-style-asian="normal" style:font-weight-asian="normal" style:font-name-complex="Times-Roman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_5b_Basic_20_Paragraph_5d_" style:display-name="[Basic Paragraph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" fo:font-family="Times-Roman" style:font-family-generic="roman" fo:font-size="12pt" fo:letter-spacing="normal" fo:language="en" fo:country="US" fo:font-style="normal" style:text-underline-style="none" fo:font-weight="normal" style:font-name-asian="Times-Roman" style:font-family-asian="Times-Roman" style:font-family-generic-asian="roman" style:font-size-asian="12pt" style:font-style-asian="normal" style:font-weight-asian="normal" style:font-name-complex="Times-Roman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Sub_20_Headings_20_Dark_20_Aubergine" style:display-name="Sub Headings Dark Aubergin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6.66cm">
        <text:list-style style:name="Sub_20_Headings_20_Dark_20_Aubergine" style:display-name="Sub Headings Dark Aubergin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25cm" fo:line-height="130%" fo:text-align="start" fo:text-indent="0cm" style:text-autospace="none" style:punctuation-wrap="simple" style:line-break="strict" style:writing-mode="lr-tb">
        <style:tab-stops/>
      </style:paragraph-properties>
      <style:text-properties fo:color="#1d001e" style:text-outline="false" style:text-line-through-style="none" style:text-line-through-type="none" style:text-position="0% 100%" style:font-name="Ubuntu Beta" fo:font-family="'Ubuntu Beta'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ÉqÉâÉMÉmäpÉS ProN W3" style:font-family-asian="'ÉqÉâÉMÉmäpÉS ProN W3'" style:font-size-asian="26pt" style:language-asian="zh" style:country-asian="CN" style:font-style-asian="normal" style:font-weight-asian="normal" style:font-name-complex="FreeSans1" style:font-family-complex="FreeSans" style:font-family-generic-complex="swis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py_20_14" style:display-name="Copy 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6.66cm">
        <text:list-style style:name="Copy_20_14" style:display-name="Copy 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30%" fo:text-align="start" fo:text-indent="0cm" style:text-autospace="none" style:punctuation-wrap="simple" style:line-break="strict" style:writing-mode="lr-tb">
        <style:tab-stops/>
      </style:paragraph-properties>
      <style:text-properties fo:color="#706f73" style:text-outline="false" style:text-line-through-style="none" style:text-line-through-type="none" style:text-position="0% 100%" style:font-name="Ubuntu Beta" fo:font-family="'Ubuntu Beta'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ÉqÉâÉMÉmäpÉS ProN W3" style:font-family-asian="'ÉqÉâÉMÉmäpÉS ProN W3'" style:font-size-asian="14pt" style:language-asian="zh" style:country-asian="CN" style:font-style-asian="normal" style:font-weight-asian="normal" style:font-name-complex="FreeSans1" style:font-family-complex="FreeSans" style:font-family-generic-complex="swis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_25_20master_25_20deck-background" style:display-name="canonical%20master%20deck-background" style:family="presentation">
      <style:graphic-properties draw:stroke="none" draw:fill="none" draw:fill-color="#1d001e" draw:fill-image-width="0cm" draw:fill-image-height="0cm"/>
      <style:text-properties style:letter-kerning="true"/>
    </style:style>
    <style:style style:name="canonical_25_20master_25_20deck-backgroundobjects" style:display-name="canonical%20master%20dec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-notes" style:display-name="canonical%20master%20de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-outline1" style:display-name="canonical%20master%20deck-outline1" style:family="presentation">
      <style:graphic-properties draw:stroke="none" draw:fill="none">
        <text:list-style style:name="canonical_25_20master_25_20deck-outline1" style:display-name="canonical%20master%20deck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left="0cm" fo:margin-right="0cm" fo:margin-top="0cm" fo:margin-bottom="0.187cm" fo:line-height="125%" fo:text-indent="0cm"/>
      <style:text-properties fo:color="#717073" style:text-outline="false" style:text-line-through-style="none" style:text-line-through-type="none" style:font-name="Ubuntu" fo:font-family="Ubuntu" style:font-pitch="variable" fo:font-size="13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_25_20master_25_20deck-outline2" style:display-name="canonical%20master%20deck-outline2" style:family="presentation" style:parent-style-name="canonical_25_20master_25_20deck-outline1">
      <style:paragraph-properties fo:margin-left="0cm" fo:margin-right="0cm" fo:margin-top="0cm" fo:margin-bottom="0.187cm" fo:line-height="125%" fo:text-indent="0cm"/>
      <style:text-properties fo:color="#717073" style:font-name="Ubuntu" fo:font-family="Ubuntu" style:font-pitch="variable" fo:font-size="13.5pt" style:font-size-asian="18pt" style:font-size-complex="18pt"/>
    </style:style>
    <style:style style:name="canonical_25_20master_25_20deck-outline3" style:display-name="canonical%20master%20deck-outline3" style:family="presentation" style:parent-style-name="canonical_25_20master_25_20deck-outline2">
      <style:paragraph-properties fo:margin-left="0cm" fo:margin-right="0cm" fo:margin-top="0cm" fo:margin-bottom="0.187cm" fo:line-height="125%" fo:text-indent="0cm"/>
      <style:text-properties fo:color="#717073" style:font-name="Ubuntu" fo:font-family="Ubuntu" style:font-pitch="variable" fo:font-size="13.5pt" style:font-size-asian="18pt" style:font-size-complex="18pt"/>
    </style:style>
    <style:style style:name="canonical_25_20master_25_20deck-outline4" style:display-name="canonical%20master%20deck-outline4" style:family="presentation" style:parent-style-name="canonical_25_20master_25_20deck-outline3">
      <style:paragraph-properties fo:margin-left="0cm" fo:margin-right="0cm" fo:margin-top="0cm" fo:margin-bottom="0.187cm" fo:line-height="125%" fo:text-indent="0cm"/>
      <style:text-properties fo:color="#717073" style:font-name="Ubuntu" fo:font-family="Ubuntu" style:font-pitch="variable" fo:font-size="13.5pt" style:font-size-asian="18pt" style:font-size-complex="18pt"/>
    </style:style>
    <style:style style:name="canonical_25_20master_25_20deck-outline5" style:display-name="canonical%20master%20deck-outline5" style:family="presentation" style:parent-style-name="canonical_25_20master_25_20deck-outline4">
      <style:paragraph-properties fo:margin-left="0cm" fo:margin-right="0cm" fo:margin-top="0cm" fo:margin-bottom="0.187cm" fo:line-height="125%" fo:text-indent="0cm"/>
      <style:text-properties fo:color="#717073" style:font-name="Ubuntu" fo:font-family="Ubuntu" style:font-pitch="variable" fo:font-size="13.5pt" style:font-size-asian="18pt" style:font-size-complex="18pt"/>
    </style:style>
    <style:style style:name="canonical_25_20master_25_20deck-outline6" style:display-name="canonical%20master%20deck-outline6" style:family="presentation" style:parent-style-name="canonical_25_20master_25_20deck-outline5">
      <style:paragraph-properties fo:margin-left="0cm" fo:margin-right="0cm" fo:margin-top="0cm" fo:margin-bottom="0.187cm" fo:line-height="125%" fo:text-indent="0cm"/>
      <style:text-properties fo:color="#717073" style:font-name="Ubuntu" fo:font-family="Ubuntu" style:font-pitch="variable" fo:font-size="13.5pt" style:font-size-asian="18pt" style:font-size-complex="18pt"/>
    </style:style>
    <style:style style:name="canonical_25_20master_25_20deck-outline7" style:display-name="canonical%20master%20deck-outline7" style:family="presentation" style:parent-style-name="canonical_25_20master_25_20deck-outline6">
      <style:paragraph-properties fo:margin-left="0cm" fo:margin-right="0cm" fo:margin-top="0cm" fo:margin-bottom="0.187cm" fo:line-height="125%" fo:text-indent="0cm"/>
      <style:text-properties fo:color="#717073" style:font-name="Ubuntu" fo:font-family="Ubuntu" style:font-pitch="variable" fo:font-size="13.5pt" style:font-size-asian="18pt" style:font-size-complex="18pt"/>
    </style:style>
    <style:style style:name="canonical_25_20master_25_20deck-outline8" style:display-name="canonical%20master%20deck-outline8" style:family="presentation" style:parent-style-name="canonical_25_20master_25_20deck-outline7">
      <style:paragraph-properties fo:margin-left="0cm" fo:margin-right="0cm" fo:margin-top="0cm" fo:margin-bottom="0.187cm" fo:line-height="125%" fo:text-indent="0cm"/>
      <style:text-properties fo:color="#717073" style:font-name="Ubuntu" fo:font-family="Ubuntu" style:font-pitch="variable" fo:font-size="13.5pt" style:font-size-asian="18pt" style:font-size-complex="18pt"/>
    </style:style>
    <style:style style:name="canonical_25_20master_25_20deck-outline9" style:display-name="canonical%20master%20deck-outline9" style:family="presentation" style:parent-style-name="canonical_25_20master_25_20deck-outline8">
      <style:paragraph-properties fo:margin-left="0cm" fo:margin-right="0cm" fo:margin-top="0cm" fo:margin-bottom="0.187cm" fo:line-height="125%" fo:text-indent="0cm"/>
      <style:text-properties fo:color="#717073" style:font-name="Ubuntu" fo:font-family="Ubuntu" style:font-pitch="variable" fo:font-size="13.5pt" style:font-size-asian="18pt" style:font-size-complex="18pt"/>
    </style:style>
    <style:style style:name="canonical_25_20master_25_20deck-subtitle" style:display-name="canonical%20master%20deck-subtitle" style:family="presentation">
      <style:graphic-properties draw:stroke="none" draw:fill="none" draw:textarea-vertical-align="middle">
        <text:list-style style:name="canonical_25_20master_25_20deck-subtitle" style:display-name="canonical%20master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-title" style:display-name="canonical%20master%20deck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anonical_25_20master_25_20deck-title" style:display-name="canonical%20master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772953" style:text-outline="false" style:text-line-through-style="none" style:text-line-through-type="none" style:text-position="0% 100%" style:font-name="Ubuntu" fo:font-family="Ubuntu" style:font-pitch="variable" fo:font-size="16.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2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anonical_25_20master_25_20deck1-background" style:display-name="canonical%20master%20deck1-background" style:family="presentation">
      <style:graphic-properties draw:stroke="none" draw:fill="none"/>
      <style:text-properties style:letter-kerning="true"/>
    </style:style>
    <style:style style:name="canonical_25_20master_25_20deck1-backgroundobjects" style:display-name="canonical%20master%20dec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1-notes" style:display-name="canonical%20master%20dec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1-outline1" style:display-name="canonical%20master%20deck1-outline1" style:family="presentation">
      <style:graphic-properties draw:stroke="none" draw:fill="none">
        <text:list-style style:name="canonical_25_20master_25_20deck1-outline1" style:display-name="canonical%20master%20deck1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left="0cm" fo:margin-right="0cm" fo:margin-top="0cm" fo:margin-bottom="0.187cm" fo:line-height="120%" fo:text-indent="0cm"/>
      <style:text-properties fo:color="#717073" style:text-outline="false" style:text-line-through-style="none" style:text-line-through-type="none" style:font-name="Ubuntu" fo:font-family="Ubuntu" style:font-pitch="variable" fo:font-size="13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_25_20master_25_20deck1-outline2" style:display-name="canonical%20master%20deck1-outline2" style:family="presentation" style:parent-style-name="canonical_25_20master_25_20deck1-outline1">
      <style:paragraph-properties fo:margin-left="0cm" fo:margin-right="0cm" fo:margin-top="0cm" fo:margin-bottom="0.187cm" fo:line-height="120%" fo:text-indent="0cm"/>
      <style:text-properties fo:color="#717073" style:font-name="Ubuntu" fo:font-family="Ubuntu" style:font-pitch="variable" fo:font-size="13.5pt" style:font-size-asian="18pt" style:font-size-complex="18pt"/>
    </style:style>
    <style:style style:name="canonical_25_20master_25_20deck1-outline3" style:display-name="canonical%20master%20deck1-outline3" style:family="presentation" style:parent-style-name="canonical_25_20master_25_20deck1-outline2">
      <style:paragraph-properties fo:margin-left="0cm" fo:margin-right="0cm" fo:margin-top="0cm" fo:margin-bottom="0.187cm" fo:line-height="120%" fo:text-indent="0cm"/>
      <style:text-properties fo:color="#717073" style:font-name="Ubuntu" fo:font-family="Ubuntu" style:font-pitch="variable" fo:font-size="13.5pt" style:font-size-asian="18pt" style:font-size-complex="18pt"/>
    </style:style>
    <style:style style:name="canonical_25_20master_25_20deck1-outline4" style:display-name="canonical%20master%20deck1-outline4" style:family="presentation" style:parent-style-name="canonical_25_20master_25_20deck1-outline3">
      <style:paragraph-properties fo:margin-left="0cm" fo:margin-right="0cm" fo:margin-top="0cm" fo:margin-bottom="0.187cm" fo:line-height="120%" fo:text-indent="0cm"/>
      <style:text-properties fo:color="#717073" style:font-name="Ubuntu" fo:font-family="Ubuntu" style:font-pitch="variable" fo:font-size="13.5pt" style:font-size-asian="18pt" style:font-size-complex="18pt"/>
    </style:style>
    <style:style style:name="canonical_25_20master_25_20deck1-outline5" style:display-name="canonical%20master%20deck1-outline5" style:family="presentation" style:parent-style-name="canonical_25_20master_25_20deck1-outline4">
      <style:paragraph-properties fo:margin-left="0cm" fo:margin-right="0cm" fo:margin-top="0cm" fo:margin-bottom="0.187cm" fo:line-height="120%" fo:text-indent="0cm"/>
      <style:text-properties fo:color="#717073" style:font-name="Ubuntu" fo:font-family="Ubuntu" style:font-pitch="variable" fo:font-size="13.5pt" style:font-size-asian="18pt" style:font-size-complex="18pt"/>
    </style:style>
    <style:style style:name="canonical_25_20master_25_20deck1-outline6" style:display-name="canonical%20master%20deck1-outline6" style:family="presentation" style:parent-style-name="canonical_25_20master_25_20deck1-outline5">
      <style:paragraph-properties fo:margin-left="0cm" fo:margin-right="0cm" fo:margin-top="0cm" fo:margin-bottom="0.187cm" fo:line-height="120%" fo:text-indent="0cm"/>
      <style:text-properties fo:color="#717073" style:font-name="Ubuntu" fo:font-family="Ubuntu" style:font-pitch="variable" fo:font-size="13.5pt" style:font-size-asian="18pt" style:font-size-complex="18pt"/>
    </style:style>
    <style:style style:name="canonical_25_20master_25_20deck1-outline7" style:display-name="canonical%20master%20deck1-outline7" style:family="presentation" style:parent-style-name="canonical_25_20master_25_20deck1-outline6">
      <style:paragraph-properties fo:margin-left="0cm" fo:margin-right="0cm" fo:margin-top="0cm" fo:margin-bottom="0.187cm" fo:line-height="120%" fo:text-indent="0cm"/>
      <style:text-properties fo:color="#717073" style:font-name="Ubuntu" fo:font-family="Ubuntu" style:font-pitch="variable" fo:font-size="13.5pt" style:font-size-asian="18pt" style:font-size-complex="18pt"/>
    </style:style>
    <style:style style:name="canonical_25_20master_25_20deck1-outline8" style:display-name="canonical%20master%20deck1-outline8" style:family="presentation" style:parent-style-name="canonical_25_20master_25_20deck1-outline7">
      <style:paragraph-properties fo:margin-left="0cm" fo:margin-right="0cm" fo:margin-top="0cm" fo:margin-bottom="0.187cm" fo:line-height="120%" fo:text-indent="0cm"/>
      <style:text-properties fo:color="#717073" style:font-name="Ubuntu" fo:font-family="Ubuntu" style:font-pitch="variable" fo:font-size="13.5pt" style:font-size-asian="18pt" style:font-size-complex="18pt"/>
    </style:style>
    <style:style style:name="canonical_25_20master_25_20deck1-outline9" style:display-name="canonical%20master%20deck1-outline9" style:family="presentation" style:parent-style-name="canonical_25_20master_25_20deck1-outline8">
      <style:paragraph-properties fo:margin-left="0cm" fo:margin-right="0cm" fo:margin-top="0cm" fo:margin-bottom="0.187cm" fo:line-height="120%" fo:text-indent="0cm"/>
      <style:text-properties fo:color="#717073" style:font-name="Ubuntu" fo:font-family="Ubuntu" style:font-pitch="variable" fo:font-size="13.5pt" style:font-size-asian="18pt" style:font-size-complex="18pt"/>
    </style:style>
    <style:style style:name="canonical_25_20master_25_20deck1-subtitle" style:display-name="canonical%20master%20deck1-subtitle" style:family="presentation">
      <style:graphic-properties draw:stroke="none" draw:fill="none" draw:textarea-vertical-align="middle">
        <text:list-style style:name="canonical_25_20master_25_20deck1-subtitle" style:display-name="canonical%20master%20dec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1-title" style:display-name="canonical%20master%20deck1-title" style:family="presentation">
      <style:graphic-properties draw:stroke="none" draw:fill="none" draw:textarea-vertical-align="middle">
        <text:list-style style:name="canonical_25_20master_25_20deck1-title" style:display-name="canonical%20master%20dec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772953" style:text-outline="false" style:text-line-through-style="none" style:text-line-through-type="none" style:font-name="Ubuntu" fo:font-family="Ubuntu" style:font-pitch="variable" fo:font-size="16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2-background" style:display-name="canonical%20master%20deck2-background" style:family="presentation">
      <style:graphic-properties draw:stroke="none" draw:fill="none"/>
      <style:text-properties style:letter-kerning="true"/>
    </style:style>
    <style:style style:name="canonical_25_20master_25_20deck2-backgroundobjects" style:display-name="canonical%20master%20deck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2-notes" style:display-name="canonical%20master%20deck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2-outline1" style:display-name="canonical%20master%20deck2-outline1" style:family="presentation">
      <style:graphic-properties draw:stroke="none" draw:fill="none">
        <text:list-style style:name="canonical_25_20master_25_20deck2-outline1" style:display-name="canonical%20master%20deck2-outline1">
          <text:list-level-style-bullet text:level="1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left="0cm" fo:margin-right="0cm" fo:margin-top="0cm" fo:margin-bottom="0.187cm" fo:line-height="110%" fo:text-indent="0cm"/>
      <style:text-properties fo:color="#ffffff" style:text-outline="false" style:text-line-through-style="none" style:text-line-through-type="none" style:font-name="Ubuntu" fo:font-family="Ubuntu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6pt" style:font-style-asian="normal" style:font-weight-asian="normal" style:font-name-complex="Lucida Sans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canonical_25_20master_25_20deck2-outline2" style:display-name="canonical%20master%20deck2-outline2" style:family="presentation" style:parent-style-name="canonical_25_20master_25_20deck2-outline1">
      <style:paragraph-properties fo:margin-left="0cm" fo:margin-right="0cm" fo:margin-top="0cm" fo:margin-bottom="0.187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_25_20master_25_20deck2-outline3" style:display-name="canonical%20master%20deck2-outline3" style:family="presentation" style:parent-style-name="canonical_25_20master_25_20deck2-outline2">
      <style:paragraph-properties fo:margin-left="0cm" fo:margin-right="0cm" fo:margin-top="0cm" fo:margin-bottom="0.187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_25_20master_25_20deck2-outline4" style:display-name="canonical%20master%20deck2-outline4" style:family="presentation" style:parent-style-name="canonical_25_20master_25_20deck2-outline3">
      <style:paragraph-properties fo:margin-left="0cm" fo:margin-right="0cm" fo:margin-top="0cm" fo:margin-bottom="0.187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_25_20master_25_20deck2-outline5" style:display-name="canonical%20master%20deck2-outline5" style:family="presentation" style:parent-style-name="canonical_25_20master_25_20deck2-outline4">
      <style:paragraph-properties fo:margin-left="0cm" fo:margin-right="0cm" fo:margin-top="0cm" fo:margin-bottom="0.187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_25_20master_25_20deck2-outline6" style:display-name="canonical%20master%20deck2-outline6" style:family="presentation" style:parent-style-name="canonical_25_20master_25_20deck2-outline5">
      <style:paragraph-properties fo:margin-left="0cm" fo:margin-right="0cm" fo:margin-top="0cm" fo:margin-bottom="0.187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_25_20master_25_20deck2-outline7" style:display-name="canonical%20master%20deck2-outline7" style:family="presentation" style:parent-style-name="canonical_25_20master_25_20deck2-outline6">
      <style:paragraph-properties fo:margin-left="0cm" fo:margin-right="0cm" fo:margin-top="0cm" fo:margin-bottom="0.187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_25_20master_25_20deck2-outline8" style:display-name="canonical%20master%20deck2-outline8" style:family="presentation" style:parent-style-name="canonical_25_20master_25_20deck2-outline7">
      <style:paragraph-properties fo:margin-left="0cm" fo:margin-right="0cm" fo:margin-top="0cm" fo:margin-bottom="0.187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_25_20master_25_20deck2-outline9" style:display-name="canonical%20master%20deck2-outline9" style:family="presentation" style:parent-style-name="canonical_25_20master_25_20deck2-outline8">
      <style:paragraph-properties fo:margin-left="0cm" fo:margin-right="0cm" fo:margin-top="0cm" fo:margin-bottom="0.187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_25_20master_25_20deck2-subtitle" style:display-name="canonical%20master%20deck2-subtitle" style:family="presentation">
      <style:graphic-properties draw:stroke="none" draw:fill="none" draw:textarea-vertical-align="middle">
        <text:list-style style:name="canonical_25_20master_25_20deck2-subtitle" style:display-name="canonical%20master%20deck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2-title" style:display-name="canonical%20master%20deck2-title" style:family="presentation">
      <style:graphic-properties draw:stroke="none" draw:fill="none" draw:textarea-vertical-align="middle">
        <text:list-style style:name="canonical_25_20master_25_20deck2-title" style:display-name="canonical%20master%20deck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3-background" style:display-name="canonical%20master%20deck3-background" style:family="presentation">
      <style:graphic-properties draw:stroke="none" draw:fill="none" draw:fill-color="#1d001e" draw:fill-image-width="0cm" draw:fill-image-height="0cm"/>
      <style:text-properties style:letter-kerning="true"/>
    </style:style>
    <style:style style:name="canonical_25_20master_25_20deck3-backgroundobjects" style:display-name="canonical%20master%20deck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3-notes" style:display-name="canonical%20master%20deck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3-outline1" style:display-name="canonical%20master%20deck3-outline1" style:family="presentation">
      <style:graphic-properties draw:stroke="none" draw:fill="none">
        <text:list-style style:name="canonical_25_20master_25_20deck3-outline1" style:display-name="canonical%20master%20deck3-outline1">
          <text:list-level-style-bullet text:level="1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left="0cm" fo:margin-right="0cm" fo:margin-top="0cm" fo:margin-bottom="0.187cm" fo:line-height="110%" fo:text-indent="0cm"/>
      <style:text-properties fo:color="#ffffff" style:text-outline="false" style:text-line-through-style="none" style:text-line-through-type="none" style:font-name="Ubuntu" fo:font-family="Ubuntu" style:font-pitch="variable" fo:font-size="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3-outline2" style:display-name="canonical%20master%20deck3-outline2" style:family="presentation" style:parent-style-name="canonical_25_20master_25_20deck3-outline1">
      <style:paragraph-properties fo:margin-left="0cm" fo:margin-right="0cm" fo:margin-top="0cm" fo:margin-bottom="0.074cm" fo:line-height="110%" fo:text-indent="0cm"/>
      <style:text-properties fo:color="#ffffff" style:font-name="Ubuntu" fo:font-family="Ubuntu" style:font-pitch="variable" fo:font-size="9pt" style:font-size-asian="12pt" style:font-size-complex="12pt"/>
    </style:style>
    <style:style style:name="canonical_25_20master_25_20deck3-outline3" style:display-name="canonical%20master%20deck3-outline3" style:family="presentation" style:parent-style-name="canonical_25_20master_25_20deck3-outline2">
      <style:paragraph-properties fo:margin-left="0cm" fo:margin-right="0cm" fo:margin-top="0cm" fo:margin-bottom="0.074cm" fo:line-height="110%" fo:text-indent="0cm"/>
      <style:text-properties fo:color="#ffffff" style:font-name="Ubuntu" fo:font-family="Ubuntu" style:font-pitch="variable" fo:font-size="9pt" style:font-size-asian="12pt" style:font-size-complex="12pt"/>
    </style:style>
    <style:style style:name="canonical_25_20master_25_20deck3-outline4" style:display-name="canonical%20master%20deck3-outline4" style:family="presentation" style:parent-style-name="canonical_25_20master_25_20deck3-outline3">
      <style:paragraph-properties fo:margin-left="0cm" fo:margin-right="0cm" fo:margin-top="0cm" fo:margin-bottom="0.074cm" fo:line-height="110%" fo:text-indent="0cm"/>
      <style:text-properties fo:color="#ffffff" style:font-name="Ubuntu" fo:font-family="Ubuntu" style:font-pitch="variable" fo:font-size="9pt" style:font-size-asian="12pt" style:font-size-complex="12pt"/>
    </style:style>
    <style:style style:name="canonical_25_20master_25_20deck3-outline5" style:display-name="canonical%20master%20deck3-outline5" style:family="presentation" style:parent-style-name="canonical_25_20master_25_20deck3-outline4">
      <style:paragraph-properties fo:margin-left="0cm" fo:margin-right="0cm" fo:margin-top="0cm" fo:margin-bottom="0.074cm" fo:line-height="110%" fo:text-indent="0cm"/>
      <style:text-properties fo:color="#ffffff" style:font-name="Ubuntu" fo:font-family="Ubuntu" style:font-pitch="variable" fo:font-size="9pt" style:font-size-asian="12pt" style:font-size-complex="12pt"/>
    </style:style>
    <style:style style:name="canonical_25_20master_25_20deck3-outline6" style:display-name="canonical%20master%20deck3-outline6" style:family="presentation" style:parent-style-name="canonical_25_20master_25_20deck3-outline5">
      <style:paragraph-properties fo:margin-left="0cm" fo:margin-right="0cm" fo:margin-top="0cm" fo:margin-bottom="0.074cm" fo:line-height="110%" fo:text-indent="0cm"/>
      <style:text-properties fo:color="#ffffff" style:font-name="Ubuntu" fo:font-family="Ubuntu" style:font-pitch="variable" fo:font-size="9pt" style:font-size-asian="12pt" style:font-size-complex="12pt"/>
    </style:style>
    <style:style style:name="canonical_25_20master_25_20deck3-outline7" style:display-name="canonical%20master%20deck3-outline7" style:family="presentation" style:parent-style-name="canonical_25_20master_25_20deck3-outline6">
      <style:paragraph-properties fo:margin-left="0cm" fo:margin-right="0cm" fo:margin-top="0cm" fo:margin-bottom="0.074cm" fo:line-height="110%" fo:text-indent="0cm"/>
      <style:text-properties fo:color="#ffffff" style:font-name="Ubuntu" fo:font-family="Ubuntu" style:font-pitch="variable" fo:font-size="9pt" style:font-size-asian="12pt" style:font-size-complex="12pt"/>
    </style:style>
    <style:style style:name="canonical_25_20master_25_20deck3-outline8" style:display-name="canonical%20master%20deck3-outline8" style:family="presentation" style:parent-style-name="canonical_25_20master_25_20deck3-outline7">
      <style:paragraph-properties fo:margin-left="0cm" fo:margin-right="0cm" fo:margin-top="0cm" fo:margin-bottom="0.074cm" fo:line-height="110%" fo:text-indent="0cm"/>
      <style:text-properties fo:color="#ffffff" style:font-name="Ubuntu" fo:font-family="Ubuntu" style:font-pitch="variable" fo:font-size="9pt" style:font-size-asian="12pt" style:font-size-complex="12pt"/>
    </style:style>
    <style:style style:name="canonical_25_20master_25_20deck3-outline9" style:display-name="canonical%20master%20deck3-outline9" style:family="presentation" style:parent-style-name="canonical_25_20master_25_20deck3-outline8">
      <style:paragraph-properties fo:margin-left="0cm" fo:margin-right="0cm" fo:margin-top="0cm" fo:margin-bottom="0.074cm" fo:line-height="110%" fo:text-indent="0cm"/>
      <style:text-properties fo:color="#ffffff" style:font-name="Ubuntu" fo:font-family="Ubuntu" style:font-pitch="variable" fo:font-size="9pt" style:font-size-asian="12pt" style:font-size-complex="12pt"/>
    </style:style>
    <style:style style:name="canonical_25_20master_25_20deck3-subtitle" style:display-name="canonical%20master%20deck3-subtitle" style:family="presentation">
      <style:graphic-properties draw:stroke="none" draw:fill="none" draw:textarea-vertical-align="middle">
        <text:list-style style:name="canonical_25_20master_25_20deck3-subtitle" style:display-name="canonical%20master%20deck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3-title" style:display-name="canonical%20master%20deck3-title" style:family="presentation">
      <style:graphic-properties draw:stroke="none" draw:fill="none" draw:textarea-vertical-align="middle">
        <text:list-style style:name="canonical_25_20master_25_20deck3-title" style:display-name="canonical%20master%20deck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4-background" style:display-name="canonical%20master%20deck4-background" style:family="presentation">
      <style:graphic-properties draw:stroke="none" draw:fill="none"/>
      <style:text-properties style:letter-kerning="true"/>
    </style:style>
    <style:style style:name="canonical_25_20master_25_20deck4-backgroundobjects" style:display-name="canonical%20master%20deck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4-notes" style:display-name="canonical%20master%20deck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4-outline1" style:display-name="canonical%20master%20deck4-outline1" style:family="presentation">
      <style:graphic-properties draw:stroke="none" draw:fill="none">
        <text:list-style style:name="canonical_25_20master_25_20deck4-outline1" style:display-name="canonical%20master%20deck4-outline1">
          <text:list-level-style-bullet text:level="1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left="0cm" fo:margin-right="0cm" fo:margin-top="0cm" fo:margin-bottom="0.074cm" fo:line-height="125%" fo:text-align="start" fo:text-indent="0cm">
        <style:tab-stops/>
      </style:paragraph-properties>
      <style:text-properties fo:color="#ffffff" style:text-outline="false" style:text-line-through-style="none" style:text-line-through-type="none" style:font-name="Ubuntu" fo:font-family="Ubuntu" style:font-pitch="variable" fo:font-size="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4-outline2" style:display-name="canonical%20master%20deck4-outline2" style:family="presentation" style:parent-style-name="canonical_25_20master_25_20deck4-outline1">
      <style:paragraph-properties fo:margin-left="0cm" fo:margin-right="0cm" fo:margin-top="0cm" fo:margin-bottom="0.074cm" fo:line-height="125%" fo:text-align="start" fo:text-indent="0cm"/>
      <style:text-properties style:font-name="Ubuntu" fo:font-family="Ubuntu" style:font-pitch="variable" fo:font-size="9pt" style:font-size-asian="12pt" style:font-size-complex="12pt"/>
    </style:style>
    <style:style style:name="canonical_25_20master_25_20deck4-outline3" style:display-name="canonical%20master%20deck4-outline3" style:family="presentation" style:parent-style-name="canonical_25_20master_25_20deck4-outline2">
      <style:paragraph-properties fo:margin-left="0cm" fo:margin-right="0cm" fo:margin-top="0cm" fo:margin-bottom="0.074cm" fo:line-height="125%" fo:text-align="start" fo:text-indent="0cm"/>
      <style:text-properties style:font-name="Ubuntu" fo:font-family="Ubuntu" style:font-pitch="variable" fo:font-size="9pt" style:font-size-asian="12pt" style:font-size-complex="12pt"/>
    </style:style>
    <style:style style:name="canonical_25_20master_25_20deck4-outline4" style:display-name="canonical%20master%20deck4-outline4" style:family="presentation" style:parent-style-name="canonical_25_20master_25_20deck4-outline3">
      <style:paragraph-properties fo:margin-left="0cm" fo:margin-right="0cm" fo:margin-top="0cm" fo:margin-bottom="0.074cm" fo:line-height="125%" fo:text-align="start" fo:text-indent="0cm"/>
      <style:text-properties style:font-name="Ubuntu" fo:font-family="Ubuntu" style:font-pitch="variable" fo:font-size="9pt" style:font-size-asian="12pt" style:font-size-complex="12pt"/>
    </style:style>
    <style:style style:name="canonical_25_20master_25_20deck4-outline5" style:display-name="canonical%20master%20deck4-outline5" style:family="presentation" style:parent-style-name="canonical_25_20master_25_20deck4-outline4">
      <style:paragraph-properties fo:margin-left="0cm" fo:margin-right="0cm" fo:margin-top="0cm" fo:margin-bottom="0.074cm" fo:line-height="125%" fo:text-align="start" fo:text-indent="0cm"/>
      <style:text-properties style:font-name="Ubuntu" fo:font-family="Ubuntu" style:font-pitch="variable" fo:font-size="9pt" style:font-size-asian="12pt" style:font-size-complex="12pt"/>
    </style:style>
    <style:style style:name="canonical_25_20master_25_20deck4-outline6" style:display-name="canonical%20master%20deck4-outline6" style:family="presentation" style:parent-style-name="canonical_25_20master_25_20deck4-outline5">
      <style:paragraph-properties fo:margin-left="0cm" fo:margin-right="0cm" fo:margin-top="0cm" fo:margin-bottom="0.074cm" fo:line-height="125%" fo:text-align="start" fo:text-indent="0cm"/>
      <style:text-properties style:font-name="Ubuntu" fo:font-family="Ubuntu" style:font-pitch="variable" fo:font-size="9pt" style:font-size-asian="12pt" style:font-size-complex="12pt"/>
    </style:style>
    <style:style style:name="canonical_25_20master_25_20deck4-outline7" style:display-name="canonical%20master%20deck4-outline7" style:family="presentation" style:parent-style-name="canonical_25_20master_25_20deck4-outline6">
      <style:paragraph-properties fo:margin-left="0cm" fo:margin-right="0cm" fo:margin-top="0cm" fo:margin-bottom="0.074cm" fo:line-height="125%" fo:text-align="start" fo:text-indent="0cm"/>
      <style:text-properties style:font-name="Ubuntu" fo:font-family="Ubuntu" style:font-pitch="variable" fo:font-size="9pt" style:font-size-asian="12pt" style:font-size-complex="12pt"/>
    </style:style>
    <style:style style:name="canonical_25_20master_25_20deck4-outline8" style:display-name="canonical%20master%20deck4-outline8" style:family="presentation" style:parent-style-name="canonical_25_20master_25_20deck4-outline7">
      <style:paragraph-properties fo:margin-left="0cm" fo:margin-right="0cm" fo:margin-top="0cm" fo:margin-bottom="0.074cm" fo:line-height="125%" fo:text-align="start" fo:text-indent="0cm"/>
      <style:text-properties style:font-name="Ubuntu" fo:font-family="Ubuntu" style:font-pitch="variable" fo:font-size="9pt" style:font-size-asian="12pt" style:font-size-complex="12pt"/>
    </style:style>
    <style:style style:name="canonical_25_20master_25_20deck4-outline9" style:display-name="canonical%20master%20deck4-outline9" style:family="presentation" style:parent-style-name="canonical_25_20master_25_20deck4-outline8">
      <style:paragraph-properties fo:margin-left="0cm" fo:margin-right="0cm" fo:margin-top="0cm" fo:margin-bottom="0.074cm" fo:line-height="125%" fo:text-align="start" fo:text-indent="0cm"/>
      <style:text-properties style:font-name="Ubuntu" fo:font-family="Ubuntu" style:font-pitch="variable" fo:font-size="9pt" style:font-size-asian="12pt" style:font-size-complex="12pt"/>
    </style:style>
    <style:style style:name="canonical_25_20master_25_20deck4-subtitle" style:display-name="canonical%20master%20deck4-subtitle" style:family="presentation">
      <style:graphic-properties draw:stroke="none" draw:fill="none" draw:textarea-vertical-align="middle">
        <text:list-style style:name="canonical_25_20master_25_20deck4-subtitle" style:display-name="canonical%20master%20deck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4-title" style:display-name="canonical%20master%20deck4-title" style:family="presentation">
      <style:graphic-properties draw:stroke="none" draw:fill="none" draw:textarea-vertical-align="middle">
        <text:list-style style:name="canonical_25_20master_25_20deck4-title" style:display-name="canonical%20master%20deck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5-background" style:display-name="canonical%20master%20deck5-background" style:family="presentation">
      <style:graphic-properties draw:stroke="none" draw:fill="none"/>
      <style:text-properties style:letter-kerning="true"/>
    </style:style>
    <style:style style:name="canonical_25_20master_25_20deck5-backgroundobjects" style:display-name="canonical%20master%20deck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5-notes" style:display-name="canonical%20master%20deck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5-outline1" style:display-name="canonical%20master%20deck5-outline1" style:family="presentation">
      <style:graphic-properties draw:stroke="none" draw:fill="none">
        <text:list-style style:name="canonical_25_20master_25_20deck5-outline1" style:display-name="canonical%20master%20deck5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left="0cm" fo:margin-right="0cm" fo:margin-top="0cm" fo:margin-bottom="0.074cm" fo:line-height="125%" fo:text-indent="0cm"/>
      <style:text-properties fo:color="#717073" style:text-outline="false" style:text-line-through-style="none" style:text-line-through-type="none" style:font-name="Ubuntu" fo:font-family="Ubuntu" style:font-pitch="variable" fo:font-size="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5-outline2" style:display-name="canonical%20master%20deck5-outline2" style:family="presentation" style:parent-style-name="canonical_25_20master_25_20deck5-outline1">
      <style:paragraph-properties fo:margin-left="0cm" fo:margin-right="0cm" fo:margin-top="0cm" fo:margin-bottom="0.074cm" fo:line-height="125%" fo:text-indent="0cm"/>
      <style:text-properties style:font-name="Ubuntu" fo:font-family="Ubuntu" style:font-pitch="variable" fo:font-size="9pt" style:font-size-asian="12pt" style:font-size-complex="12pt"/>
    </style:style>
    <style:style style:name="canonical_25_20master_25_20deck5-outline3" style:display-name="canonical%20master%20deck5-outline3" style:family="presentation" style:parent-style-name="canonical_25_20master_25_20deck5-outline2">
      <style:paragraph-properties fo:margin-left="0cm" fo:margin-right="0cm" fo:margin-top="0cm" fo:margin-bottom="0.074cm" fo:line-height="125%" fo:text-indent="0cm"/>
      <style:text-properties style:font-name="Ubuntu" fo:font-family="Ubuntu" style:font-pitch="variable" fo:font-size="9pt" style:font-size-asian="12pt" style:font-size-complex="12pt"/>
    </style:style>
    <style:style style:name="canonical_25_20master_25_20deck5-outline4" style:display-name="canonical%20master%20deck5-outline4" style:family="presentation" style:parent-style-name="canonical_25_20master_25_20deck5-outline3">
      <style:paragraph-properties fo:margin-left="0cm" fo:margin-right="0cm" fo:margin-top="0cm" fo:margin-bottom="0.074cm" fo:line-height="125%" fo:text-indent="0cm"/>
      <style:text-properties style:font-name="Ubuntu" fo:font-family="Ubuntu" style:font-pitch="variable" fo:font-size="9pt" style:font-size-asian="12pt" style:font-size-complex="12pt"/>
    </style:style>
    <style:style style:name="canonical_25_20master_25_20deck5-outline5" style:display-name="canonical%20master%20deck5-outline5" style:family="presentation" style:parent-style-name="canonical_25_20master_25_20deck5-outline4">
      <style:paragraph-properties fo:margin-left="0cm" fo:margin-right="0cm" fo:margin-top="0cm" fo:margin-bottom="0.074cm" fo:line-height="125%" fo:text-indent="0cm"/>
      <style:text-properties style:font-name="Ubuntu" fo:font-family="Ubuntu" style:font-pitch="variable" fo:font-size="9pt" style:font-size-asian="12pt" style:font-size-complex="12pt"/>
    </style:style>
    <style:style style:name="canonical_25_20master_25_20deck5-outline6" style:display-name="canonical%20master%20deck5-outline6" style:family="presentation" style:parent-style-name="canonical_25_20master_25_20deck5-outline5">
      <style:paragraph-properties fo:margin-left="0cm" fo:margin-right="0cm" fo:margin-top="0cm" fo:margin-bottom="0.074cm" fo:line-height="125%" fo:text-indent="0cm"/>
      <style:text-properties style:font-name="Ubuntu" fo:font-family="Ubuntu" style:font-pitch="variable" fo:font-size="9pt" style:font-size-asian="12pt" style:font-size-complex="12pt"/>
    </style:style>
    <style:style style:name="canonical_25_20master_25_20deck5-outline7" style:display-name="canonical%20master%20deck5-outline7" style:family="presentation" style:parent-style-name="canonical_25_20master_25_20deck5-outline6">
      <style:paragraph-properties fo:margin-left="0cm" fo:margin-right="0cm" fo:margin-top="0cm" fo:margin-bottom="0.074cm" fo:line-height="125%" fo:text-indent="0cm"/>
      <style:text-properties style:font-name="Ubuntu" fo:font-family="Ubuntu" style:font-pitch="variable" fo:font-size="9pt" style:font-size-asian="12pt" style:font-size-complex="12pt"/>
    </style:style>
    <style:style style:name="canonical_25_20master_25_20deck5-outline8" style:display-name="canonical%20master%20deck5-outline8" style:family="presentation" style:parent-style-name="canonical_25_20master_25_20deck5-outline7">
      <style:paragraph-properties fo:margin-left="0cm" fo:margin-right="0cm" fo:margin-top="0cm" fo:margin-bottom="0.074cm" fo:line-height="125%" fo:text-indent="0cm"/>
      <style:text-properties style:font-name="Ubuntu" fo:font-family="Ubuntu" style:font-pitch="variable" fo:font-size="9pt" style:font-size-asian="12pt" style:font-size-complex="12pt"/>
    </style:style>
    <style:style style:name="canonical_25_20master_25_20deck5-outline9" style:display-name="canonical%20master%20deck5-outline9" style:family="presentation" style:parent-style-name="canonical_25_20master_25_20deck5-outline8">
      <style:paragraph-properties fo:margin-left="0cm" fo:margin-right="0cm" fo:margin-top="0cm" fo:margin-bottom="0.074cm" fo:line-height="125%" fo:text-indent="0cm"/>
      <style:text-properties style:font-name="Ubuntu" fo:font-family="Ubuntu" style:font-pitch="variable" fo:font-size="9pt" style:font-size-asian="12pt" style:font-size-complex="12pt"/>
    </style:style>
    <style:style style:name="canonical_25_20master_25_20deck5-subtitle" style:display-name="canonical%20master%20deck5-subtitle" style:family="presentation">
      <style:graphic-properties draw:stroke="none" draw:fill="none" draw:textarea-vertical-align="middle">
        <text:list-style style:name="canonical_25_20master_25_20deck5-subtitle" style:display-name="canonical%20master%20deck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5-title" style:display-name="canonical%20master%20deck5-title" style:family="presentation">
      <style:graphic-properties draw:stroke="none" draw:fill="none" draw:textarea-vertical-align="middle">
        <text:list-style style:name="canonical_25_20master_25_20deck5-title" style:display-name="canonical%20master%20deck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72953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6-background" style:display-name="canonical%20master%20deck6-background" style:family="presentation">
      <style:graphic-properties draw:stroke="none" draw:fill="none"/>
      <style:text-properties style:letter-kerning="true"/>
    </style:style>
    <style:style style:name="canonical_25_20master_25_20deck6-backgroundobjects" style:display-name="canonical%20master%20deck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6-notes" style:display-name="canonical%20master%20deck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6-outline1" style:display-name="canonical%20master%20deck6-outline1" style:family="presentation">
      <style:graphic-properties draw:stroke="none" draw:fill="none">
        <text:list-style style:name="canonical_25_20master_25_20deck6-outline1" style:display-name="canonical%20master%20deck6-outline1">
          <text:list-level-style-bullet text:level="1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left="0cm" fo:margin-right="0cm" fo:margin-top="0cm" fo:margin-bottom="0.074cm" fo:line-height="125%" fo:text-indent="0cm"/>
      <style:text-properties fo:color="#717073" style:text-outline="false" style:text-line-through-style="none" style:text-line-through-type="none" style:font-name="Ubuntu" fo:font-family="Ubuntu" style:font-pitch="variable" fo:font-size="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6-outline2" style:display-name="canonical%20master%20deck6-outline2" style:family="presentation" style:parent-style-name="canonical_25_20master_25_20deck6-outline1">
      <style:paragraph-properties fo:margin-left="0cm" fo:margin-right="0cm" fo:margin-top="0cm" fo:margin-bottom="0.074cm" fo:line-height="125%" fo:text-indent="0cm"/>
      <style:text-properties fo:font-size="9pt" style:font-size-asian="12pt" style:font-size-complex="12pt"/>
    </style:style>
    <style:style style:name="canonical_25_20master_25_20deck6-outline3" style:display-name="canonical%20master%20deck6-outline3" style:family="presentation" style:parent-style-name="canonical_25_20master_25_20deck6-outline2">
      <style:paragraph-properties fo:margin-left="0cm" fo:margin-right="0cm" fo:margin-top="0cm" fo:margin-bottom="0.074cm" fo:line-height="125%" fo:text-indent="0cm"/>
      <style:text-properties fo:font-size="9pt" style:font-size-asian="12pt" style:font-size-complex="12pt"/>
    </style:style>
    <style:style style:name="canonical_25_20master_25_20deck6-outline4" style:display-name="canonical%20master%20deck6-outline4" style:family="presentation" style:parent-style-name="canonical_25_20master_25_20deck6-outline3">
      <style:paragraph-properties fo:margin-left="0cm" fo:margin-right="0cm" fo:margin-top="0cm" fo:margin-bottom="0.074cm" fo:line-height="125%" fo:text-indent="0cm"/>
      <style:text-properties fo:font-size="9pt" style:font-size-asian="12pt" style:font-size-complex="12pt"/>
    </style:style>
    <style:style style:name="canonical_25_20master_25_20deck6-outline5" style:display-name="canonical%20master%20deck6-outline5" style:family="presentation" style:parent-style-name="canonical_25_20master_25_20deck6-outline4">
      <style:paragraph-properties fo:margin-left="0cm" fo:margin-right="0cm" fo:margin-top="0cm" fo:margin-bottom="0.074cm" fo:line-height="125%" fo:text-indent="0cm"/>
      <style:text-properties fo:font-size="9pt" style:font-size-asian="12pt" style:font-size-complex="12pt"/>
    </style:style>
    <style:style style:name="canonical_25_20master_25_20deck6-outline6" style:display-name="canonical%20master%20deck6-outline6" style:family="presentation" style:parent-style-name="canonical_25_20master_25_20deck6-outline5">
      <style:paragraph-properties fo:margin-left="0cm" fo:margin-right="0cm" fo:margin-top="0cm" fo:margin-bottom="0.074cm" fo:line-height="125%" fo:text-indent="0cm"/>
      <style:text-properties fo:font-size="9pt" style:font-size-asian="12pt" style:font-size-complex="12pt"/>
    </style:style>
    <style:style style:name="canonical_25_20master_25_20deck6-outline7" style:display-name="canonical%20master%20deck6-outline7" style:family="presentation" style:parent-style-name="canonical_25_20master_25_20deck6-outline6">
      <style:paragraph-properties fo:margin-left="0cm" fo:margin-right="0cm" fo:margin-top="0cm" fo:margin-bottom="0.074cm" fo:line-height="125%" fo:text-indent="0cm"/>
      <style:text-properties fo:font-size="9pt" style:font-size-asian="12pt" style:font-size-complex="12pt"/>
    </style:style>
    <style:style style:name="canonical_25_20master_25_20deck6-outline8" style:display-name="canonical%20master%20deck6-outline8" style:family="presentation" style:parent-style-name="canonical_25_20master_25_20deck6-outline7">
      <style:paragraph-properties fo:margin-left="0cm" fo:margin-right="0cm" fo:margin-top="0cm" fo:margin-bottom="0.074cm" fo:line-height="125%" fo:text-indent="0cm"/>
      <style:text-properties fo:font-size="9pt" style:font-size-asian="12pt" style:font-size-complex="12pt"/>
    </style:style>
    <style:style style:name="canonical_25_20master_25_20deck6-outline9" style:display-name="canonical%20master%20deck6-outline9" style:family="presentation" style:parent-style-name="canonical_25_20master_25_20deck6-outline8">
      <style:paragraph-properties fo:margin-left="0cm" fo:margin-right="0cm" fo:margin-top="0cm" fo:margin-bottom="0.074cm" fo:line-height="125%" fo:text-indent="0cm"/>
      <style:text-properties fo:font-size="9pt" style:font-size-asian="12pt" style:font-size-complex="12pt"/>
    </style:style>
    <style:style style:name="canonical_25_20master_25_20deck6-subtitle" style:display-name="canonical%20master%20deck6-subtitle" style:family="presentation">
      <style:graphic-properties draw:stroke="none" draw:fill="none" draw:textarea-vertical-align="middle">
        <text:list-style style:name="canonical_25_20master_25_20deck6-subtitle" style:display-name="canonical%20master%20deck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6-title" style:display-name="canonical%20master%20deck6-title" style:family="presentation">
      <style:graphic-properties draw:stroke="none" draw:fill="none" draw:textarea-vertical-align="middle">
        <text:list-style style:name="canonical_25_20master_25_20deck6-title" style:display-name="canonical%20master%20deck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72953" style:text-outline="false" style:text-line-through-style="none" style:text-line-through-type="none" style:font-name="Ubuntu" fo:font-family="Ubuntu" style:font-pitch="variable" fo:font-size="2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6pt" style:font-style-asian="normal" style:font-weight-asian="normal" style:font-name-complex="Lucida Sans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anonical_25_20master_25_20deck7-background" style:display-name="canonical%20master%20deck7-background" style:family="presentation">
      <style:graphic-properties draw:stroke="none" draw:fill="none"/>
      <style:text-properties style:letter-kerning="true"/>
    </style:style>
    <style:style style:name="canonical_25_20master_25_20deck7-backgroundobjects" style:display-name="canonical%20master%20deck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7-notes" style:display-name="canonical%20master%20deck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7-outline1" style:display-name="canonical%20master%20deck7-outline1" style:family="presentation">
      <style:graphic-properties draw:stroke="none" draw:fill="none">
        <text:list-style style:name="canonical_25_20master_25_20deck7-outline1" style:display-name="canonical%20master%20deck7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left="0cm" fo:margin-right="0cm" fo:margin-top="0cm" fo:margin-bottom="0.187cm" fo:line-height="110%" fo:text-indent="0cm">
        <style:tab-stops/>
      </style:paragraph-properties>
      <style:text-properties fo:color="#717073" style:text-outline="false" style:text-line-through-style="none" style:text-line-through-type="none" style:font-name="Ubuntu" fo:font-family="Ubuntu" style:font-pitch="variable" fo:font-size="13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_25_20master_25_20deck7-outline2" style:display-name="canonical%20master%20deck7-outline2" style:family="presentation" style:parent-style-name="canonical_25_20master_25_20deck7-outline1">
      <style:paragraph-properties fo:margin-left="0cm" fo:margin-right="0cm" fo:margin-top="0cm" fo:margin-bottom="0.187cm" fo:line-height="110%" fo:text-indent="0cm">
        <style:tab-stops/>
      </style:paragraph-properties>
      <style:text-properties fo:color="#717073" style:font-name="Ubuntu" fo:font-family="Ubuntu" style:font-pitch="variable" fo:font-size="13.5pt" fo:font-style="normal" style:font-size-asian="18pt" style:font-style-asian="normal" style:font-size-complex="18pt" style:font-style-complex="normal"/>
    </style:style>
    <style:style style:name="canonical_25_20master_25_20deck7-outline3" style:display-name="canonical%20master%20deck7-outline3" style:family="presentation" style:parent-style-name="canonical_25_20master_25_20deck7-outline2">
      <style:paragraph-properties fo:margin-left="0cm" fo:margin-right="0cm" fo:margin-top="0cm" fo:margin-bottom="0.187cm" fo:line-height="110%" fo:text-indent="0cm">
        <style:tab-stops/>
      </style:paragraph-properties>
      <style:text-properties fo:color="#717073" style:font-name="Ubuntu" fo:font-family="Ubuntu" style:font-pitch="variable" fo:font-size="13.5pt" fo:font-style="normal" style:font-size-asian="18pt" style:font-style-asian="normal" style:font-size-complex="18pt" style:font-style-complex="normal"/>
    </style:style>
    <style:style style:name="canonical_25_20master_25_20deck7-outline4" style:display-name="canonical%20master%20deck7-outline4" style:family="presentation" style:parent-style-name="canonical_25_20master_25_20deck7-outline3">
      <style:paragraph-properties fo:margin-left="0cm" fo:margin-right="0cm" fo:margin-top="0cm" fo:margin-bottom="0.187cm" fo:line-height="110%" fo:text-indent="0cm">
        <style:tab-stops/>
      </style:paragraph-properties>
      <style:text-properties fo:color="#717073" style:font-name="Ubuntu" fo:font-family="Ubuntu" style:font-pitch="variable" fo:font-size="13.5pt" fo:font-style="normal" style:font-size-asian="18pt" style:font-style-asian="normal" style:font-size-complex="18pt" style:font-style-complex="normal"/>
    </style:style>
    <style:style style:name="canonical_25_20master_25_20deck7-outline5" style:display-name="canonical%20master%20deck7-outline5" style:family="presentation" style:parent-style-name="canonical_25_20master_25_20deck7-outline4">
      <style:paragraph-properties fo:margin-left="0cm" fo:margin-right="0cm" fo:margin-top="0cm" fo:margin-bottom="0.187cm" fo:line-height="110%" fo:text-indent="0cm">
        <style:tab-stops/>
      </style:paragraph-properties>
      <style:text-properties fo:color="#717073" style:font-name="Ubuntu" fo:font-family="Ubuntu" style:font-pitch="variable" fo:font-size="13.5pt" fo:font-style="normal" style:font-size-asian="18pt" style:font-style-asian="normal" style:font-size-complex="18pt" style:font-style-complex="normal"/>
    </style:style>
    <style:style style:name="canonical_25_20master_25_20deck7-outline6" style:display-name="canonical%20master%20deck7-outline6" style:family="presentation" style:parent-style-name="canonical_25_20master_25_20deck7-outline5">
      <style:paragraph-properties fo:margin-left="0cm" fo:margin-right="0cm" fo:margin-top="0cm" fo:margin-bottom="0.187cm" fo:line-height="110%" fo:text-indent="0cm">
        <style:tab-stops/>
      </style:paragraph-properties>
      <style:text-properties fo:color="#717073" style:font-name="Ubuntu" fo:font-family="Ubuntu" style:font-pitch="variable" fo:font-size="13.5pt" fo:font-style="normal" style:font-size-asian="18pt" style:font-style-asian="normal" style:font-size-complex="18pt" style:font-style-complex="normal"/>
    </style:style>
    <style:style style:name="canonical_25_20master_25_20deck7-outline7" style:display-name="canonical%20master%20deck7-outline7" style:family="presentation" style:parent-style-name="canonical_25_20master_25_20deck7-outline6">
      <style:paragraph-properties fo:margin-left="0cm" fo:margin-right="0cm" fo:margin-top="0cm" fo:margin-bottom="0.187cm" fo:line-height="110%" fo:text-indent="0cm">
        <style:tab-stops/>
      </style:paragraph-properties>
      <style:text-properties fo:color="#717073" style:font-name="Ubuntu" fo:font-family="Ubuntu" style:font-pitch="variable" fo:font-size="13.5pt" fo:font-style="normal" style:font-size-asian="18pt" style:font-style-asian="normal" style:font-size-complex="18pt" style:font-style-complex="normal"/>
    </style:style>
    <style:style style:name="canonical_25_20master_25_20deck7-outline8" style:display-name="canonical%20master%20deck7-outline8" style:family="presentation" style:parent-style-name="canonical_25_20master_25_20deck7-outline7">
      <style:paragraph-properties fo:margin-left="0cm" fo:margin-right="0cm" fo:margin-top="0cm" fo:margin-bottom="0.187cm" fo:line-height="110%" fo:text-indent="0cm">
        <style:tab-stops/>
      </style:paragraph-properties>
      <style:text-properties fo:color="#717073" style:font-name="Ubuntu" fo:font-family="Ubuntu" style:font-pitch="variable" fo:font-size="13.5pt" fo:font-style="normal" style:font-size-asian="18pt" style:font-style-asian="normal" style:font-size-complex="18pt" style:font-style-complex="normal"/>
    </style:style>
    <style:style style:name="canonical_25_20master_25_20deck7-outline9" style:display-name="canonical%20master%20deck7-outline9" style:family="presentation" style:parent-style-name="canonical_25_20master_25_20deck7-outline8">
      <style:paragraph-properties fo:margin-left="0cm" fo:margin-right="0cm" fo:margin-top="0cm" fo:margin-bottom="0.187cm" fo:line-height="110%" fo:text-indent="0cm">
        <style:tab-stops/>
      </style:paragraph-properties>
      <style:text-properties fo:color="#717073" style:font-name="Ubuntu" fo:font-family="Ubuntu" style:font-pitch="variable" fo:font-size="13.5pt" fo:font-style="normal" style:font-size-asian="18pt" style:font-style-asian="normal" style:font-size-complex="18pt" style:font-style-complex="normal"/>
    </style:style>
    <style:style style:name="canonical_25_20master_25_20deck7-subtitle" style:display-name="canonical%20master%20deck7-subtitle" style:family="presentation">
      <style:graphic-properties draw:stroke="none" draw:fill="none" draw:textarea-vertical-align="middle">
        <text:list-style style:name="canonical_25_20master_25_20deck7-subtitle" style:display-name="canonical%20master%20deck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7-title" style:display-name="canonical%20master%20deck7-title" style:family="presentation">
      <style:graphic-properties draw:stroke="none" draw:fill="none" draw:textarea-vertical-align="middle">
        <text:list-style style:name="canonical_25_20master_25_20deck7-title" style:display-name="canonical%20master%20deck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772953" style:text-outline="false" style:text-line-through-style="none" style:text-line-through-type="none" style:font-name="Ubuntu" fo:font-family="Ubuntu" style:font-pitch="variable" fo:font-size="16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8-background" style:display-name="canonical%20master%20deck8-background" style:family="presentation">
      <style:graphic-properties draw:stroke="none" draw:fill="none"/>
      <style:text-properties style:letter-kerning="true"/>
    </style:style>
    <style:style style:name="canonical_25_20master_25_20deck8-backgroundobjects" style:display-name="canonical%20master%20deck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_25_20master_25_20deck8-notes" style:display-name="canonical%20master%20deck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onical_25_20master_25_20deck8-outline1" style:display-name="canonical%20master%20deck8-outline1" style:family="presentation">
      <style:graphic-properties draw:stroke="none" draw:fill="none">
        <text:list-style style:name="canonical_25_20master_25_20deck8-outline1" style:display-name="canonical%20master%20deck8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left="0cm" fo:margin-right="0cm" fo:margin-top="0cm" fo:margin-bottom="0.187cm" fo:line-height="110%" fo:text-indent="0cm"/>
      <style:text-properties fo:color="#717073" style:text-outline="false" style:text-line-through-style="none" style:text-line-through-type="none" style:font-name="Ubuntu" fo:font-family="Ubuntu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6pt" style:font-style-asian="normal" style:font-weight-asian="normal" style:font-name-complex="Lucida Sans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canonical_25_20master_25_20deck8-outline2" style:display-name="canonical%20master%20deck8-outline2" style:family="presentation" style:parent-style-name="canonical_25_20master_25_20deck8-outline1">
      <style:paragraph-properties fo:margin-left="0cm" fo:margin-right="0cm" fo:margin-top="0cm" fo:margin-bottom="0.187cm" fo:line-height="110%" fo:text-indent="0cm"/>
      <style:text-properties fo:color="#717073" style:font-name="Ubuntu" fo:font-family="Ubuntu" style:font-pitch="variable" fo:font-size="12pt" style:font-size-asian="16pt" style:font-size-complex="16pt"/>
    </style:style>
    <style:style style:name="canonical_25_20master_25_20deck8-outline3" style:display-name="canonical%20master%20deck8-outline3" style:family="presentation" style:parent-style-name="canonical_25_20master_25_20deck8-outline2">
      <style:paragraph-properties fo:margin-left="0cm" fo:margin-right="0cm" fo:margin-top="0cm" fo:margin-bottom="0.187cm" fo:line-height="110%" fo:text-indent="0cm"/>
      <style:text-properties fo:color="#717073" style:font-name="Ubuntu" fo:font-family="Ubuntu" style:font-pitch="variable" fo:font-size="12pt" style:font-size-asian="16pt" style:font-size-complex="16pt"/>
    </style:style>
    <style:style style:name="canonical_25_20master_25_20deck8-outline4" style:display-name="canonical%20master%20deck8-outline4" style:family="presentation" style:parent-style-name="canonical_25_20master_25_20deck8-outline3">
      <style:paragraph-properties fo:margin-left="0cm" fo:margin-right="0cm" fo:margin-top="0cm" fo:margin-bottom="0.187cm" fo:line-height="110%" fo:text-indent="0cm"/>
      <style:text-properties fo:color="#717073" style:font-name="Ubuntu" fo:font-family="Ubuntu" style:font-pitch="variable" fo:font-size="12pt" style:font-size-asian="16pt" style:font-size-complex="16pt"/>
    </style:style>
    <style:style style:name="canonical_25_20master_25_20deck8-outline5" style:display-name="canonical%20master%20deck8-outline5" style:family="presentation" style:parent-style-name="canonical_25_20master_25_20deck8-outline4">
      <style:paragraph-properties fo:margin-left="0cm" fo:margin-right="0cm" fo:margin-top="0cm" fo:margin-bottom="0.187cm" fo:line-height="110%" fo:text-indent="0cm"/>
      <style:text-properties fo:color="#717073" style:font-name="Ubuntu" fo:font-family="Ubuntu" style:font-pitch="variable" fo:font-size="12pt" style:font-size-asian="16pt" style:font-size-complex="16pt"/>
    </style:style>
    <style:style style:name="canonical_25_20master_25_20deck8-outline6" style:display-name="canonical%20master%20deck8-outline6" style:family="presentation" style:parent-style-name="canonical_25_20master_25_20deck8-outline5">
      <style:paragraph-properties fo:margin-left="0cm" fo:margin-right="0cm" fo:margin-top="0cm" fo:margin-bottom="0.187cm" fo:line-height="110%" fo:text-indent="0cm"/>
      <style:text-properties fo:color="#717073" style:font-name="Ubuntu" fo:font-family="Ubuntu" style:font-pitch="variable" fo:font-size="12pt" style:font-size-asian="16pt" style:font-size-complex="16pt"/>
    </style:style>
    <style:style style:name="canonical_25_20master_25_20deck8-outline7" style:display-name="canonical%20master%20deck8-outline7" style:family="presentation" style:parent-style-name="canonical_25_20master_25_20deck8-outline6">
      <style:paragraph-properties fo:margin-left="0cm" fo:margin-right="0cm" fo:margin-top="0cm" fo:margin-bottom="0.187cm" fo:line-height="110%" fo:text-indent="0cm"/>
      <style:text-properties fo:color="#717073" style:font-name="Ubuntu" fo:font-family="Ubuntu" style:font-pitch="variable" fo:font-size="12pt" style:font-size-asian="16pt" style:font-size-complex="16pt"/>
    </style:style>
    <style:style style:name="canonical_25_20master_25_20deck8-outline8" style:display-name="canonical%20master%20deck8-outline8" style:family="presentation" style:parent-style-name="canonical_25_20master_25_20deck8-outline7">
      <style:paragraph-properties fo:margin-left="0cm" fo:margin-right="0cm" fo:margin-top="0cm" fo:margin-bottom="0.187cm" fo:line-height="110%" fo:text-indent="0cm"/>
      <style:text-properties fo:color="#717073" style:font-name="Ubuntu" fo:font-family="Ubuntu" style:font-pitch="variable" fo:font-size="12pt" style:font-size-asian="16pt" style:font-size-complex="16pt"/>
    </style:style>
    <style:style style:name="canonical_25_20master_25_20deck8-outline9" style:display-name="canonical%20master%20deck8-outline9" style:family="presentation" style:parent-style-name="canonical_25_20master_25_20deck8-outline8">
      <style:paragraph-properties fo:margin-left="0cm" fo:margin-right="0cm" fo:margin-top="0cm" fo:margin-bottom="0.187cm" fo:line-height="110%" fo:text-indent="0cm"/>
      <style:text-properties fo:color="#717073" style:font-name="Ubuntu" fo:font-family="Ubuntu" style:font-pitch="variable" fo:font-size="12pt" style:font-size-asian="16pt" style:font-size-complex="16pt"/>
    </style:style>
    <style:style style:name="canonical_25_20master_25_20deck8-subtitle" style:display-name="canonical%20master%20deck8-subtitle" style:family="presentation">
      <style:graphic-properties draw:stroke="none" draw:fill="none" draw:textarea-vertical-align="middle">
        <text:list-style style:name="canonical_25_20master_25_20deck8-subtitle" style:display-name="canonical%20master%20deck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_25_20master_25_20deck8-title" style:display-name="canonical%20master%20deck8-title" style:family="presentation">
      <style:graphic-properties draw:stroke="none" draw:fill="none" draw:textarea-vertical-align="middle">
        <text:list-style style:name="canonical_25_20master_25_20deck8-title" style:display-name="canonical%20master%20deck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72953" style:text-outline="false" style:text-line-through-style="none" style:text-line-through-type="none" style:font-name="Ubuntu" fo:font-family="Ubuntu" style:font-pitch="variable" fo:font-size="16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anonical-background" style:family="presentation">
      <style:graphic-properties draw:stroke="none" draw:fill="none" draw:fill-color="#1d001e" draw:fill-image-width="0cm" draw:fill-image-height="0cm"/>
      <style:text-properties style:letter-kerning="true"/>
    </style:style>
    <style:style style:name="Canonic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anonical-outline1" style:family="presentation">
      <style:graphic-properties draw:stroke="none" draw:fill="none">
        <text:list-style style:name="Canonical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left="0cm" fo:margin-right="0cm" fo:margin-top="0cm" fo:margin-bottom="0.187cm" fo:line-height="125%" fo:text-indent="0cm"/>
      <style:text-properties fo:color="#717073" style:text-outline="false" style:text-line-through-style="none" style:text-line-through-type="none" style:font-name="Ubuntu" fo:font-family="Ubuntu" style:font-pitch="variable" fo:font-size="13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nonical-outline2" style:family="presentation" style:parent-style-name="Canonical-outline1">
      <style:paragraph-properties fo:margin-left="0cm" fo:margin-right="0cm" fo:margin-top="0cm" fo:margin-bottom="0.187cm" fo:line-height="125%" fo:text-indent="0cm" style:writing-mode="lr-tb">
        <style:tab-stops>
          <style:tab-stop style:position="0.635cm"/>
        </style:tab-stops>
      </style:paragraph-properties>
      <style:text-properties fo:color="#717073" style:font-name="Ubuntu" fo:font-family="Ubuntu" style:font-pitch="variable" fo:font-size="13.5pt" style:font-size-asian="18pt" style:font-size-complex="18pt"/>
    </style:style>
    <style:style style:name="Canonical-outline3" style:family="presentation" style:parent-style-name="Canonical-outline2">
      <style:paragraph-properties fo:margin-left="0cm" fo:margin-right="0cm" fo:margin-top="0cm" fo:margin-bottom="0.187cm" fo:line-height="125%" fo:text-indent="0cm"/>
      <style:text-properties fo:color="#717073" style:font-name="Ubuntu" fo:font-family="Ubuntu" style:font-pitch="variable" fo:font-size="13.5pt" style:font-size-asian="18pt" style:font-size-complex="18pt"/>
    </style:style>
    <style:style style:name="Canonical-outline4" style:family="presentation" style:parent-style-name="Canonical-outline3">
      <style:paragraph-properties fo:margin-left="0cm" fo:margin-right="0cm" fo:margin-top="0cm" fo:margin-bottom="0.187cm" fo:line-height="125%" fo:text-indent="0cm"/>
      <style:text-properties fo:color="#717073" style:font-name="Ubuntu" fo:font-family="Ubuntu" style:font-pitch="variable" fo:font-size="13.5pt" style:font-size-asian="18pt" style:font-size-complex="18pt"/>
    </style:style>
    <style:style style:name="Canonical-outline5" style:family="presentation" style:parent-style-name="Canonical-outline4">
      <style:paragraph-properties fo:margin-left="0cm" fo:margin-right="0cm" fo:margin-top="0cm" fo:margin-bottom="0.187cm" fo:line-height="125%" fo:text-indent="0cm"/>
      <style:text-properties fo:color="#717073" style:font-name="Ubuntu" fo:font-family="Ubuntu" style:font-pitch="variable" fo:font-size="13.5pt" style:font-size-asian="18pt" style:font-size-complex="18pt"/>
    </style:style>
    <style:style style:name="Canonical-outline6" style:family="presentation" style:parent-style-name="Canonical-outline5">
      <style:paragraph-properties fo:margin-left="0cm" fo:margin-right="0cm" fo:margin-top="0cm" fo:margin-bottom="0.187cm" fo:line-height="125%" fo:text-indent="0cm"/>
      <style:text-properties fo:color="#717073" style:font-name="Ubuntu" fo:font-family="Ubuntu" style:font-pitch="variable" fo:font-size="13.5pt" style:font-size-asian="18pt" style:font-size-complex="18pt"/>
    </style:style>
    <style:style style:name="Canonical-outline7" style:family="presentation" style:parent-style-name="Canonical-outline6">
      <style:paragraph-properties fo:margin-left="0cm" fo:margin-right="0cm" fo:margin-top="0cm" fo:margin-bottom="0.187cm" fo:line-height="125%" fo:text-indent="0cm"/>
      <style:text-properties fo:color="#717073" style:font-name="Ubuntu" fo:font-family="Ubuntu" style:font-pitch="variable" fo:font-size="13.5pt" style:font-size-asian="18pt" style:font-size-complex="18pt"/>
    </style:style>
    <style:style style:name="Canonical-outline8" style:family="presentation" style:parent-style-name="Canonical-outline7">
      <style:paragraph-properties fo:margin-left="0cm" fo:margin-right="0cm" fo:margin-top="0cm" fo:margin-bottom="0.187cm" fo:line-height="125%" fo:text-indent="0cm"/>
      <style:text-properties fo:color="#717073" style:font-name="Ubuntu" fo:font-family="Ubuntu" style:font-pitch="variable" fo:font-size="13.5pt" style:font-size-asian="18pt" style:font-size-complex="18pt"/>
    </style:style>
    <style:style style:name="Canonical-outline9" style:family="presentation" style:parent-style-name="Canonical-outline8">
      <style:paragraph-properties fo:margin-left="0cm" fo:margin-right="0cm" fo:margin-top="0cm" fo:margin-bottom="0.187cm" fo:line-height="125%" fo:text-indent="0cm"/>
      <style:text-properties fo:color="#717073" style:font-name="Ubuntu" fo:font-family="Ubuntu" style:font-pitch="variable" fo:font-size="13.5pt" style:font-size-asian="18pt" style:font-size-complex="18pt"/>
    </style:style>
    <style:style style:name="Canonical-subtitle" style:family="presentation">
      <style:graphic-properties draw:stroke="none" draw:fill="none" draw:textarea-vertical-align="middle">
        <text:list-style style:name="Canon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anon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772953" style:text-outline="false" style:text-line-through-style="none" style:text-line-through-type="none" style:text-position="0% 100%" style:font-name="Ubuntu" fo:font-family="Ubuntu" style:font-pitch="variable" fo:font-size="16.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2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anonical2-background" style:family="presentation">
      <style:graphic-properties draw:stroke="none" draw:fill="none"/>
      <style:text-properties style:letter-kerning="true"/>
    </style:style>
    <style:style style:name="Canonical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anonical2-outline1" style:family="presentation">
      <style:graphic-properties draw:stroke="none" draw:fill="none">
        <text:list-style style:name="Canonical2-outline1">
          <text:list-level-style-bullet text:level="1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left="0cm" fo:margin-right="0cm" fo:margin-top="0cm" fo:margin-bottom="0.186cm" fo:line-height="110%" fo:text-indent="0cm"/>
      <style:text-properties fo:color="#ffffff" style:text-outline="false" style:text-line-through-style="none" style:text-line-through-type="none" style:font-name="Ubuntu" fo:font-family="Ubuntu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6pt" style:font-style-asian="normal" style:font-weight-asian="normal" style:font-name-complex="Lucida Sans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Canonical2-outline2" style:family="presentation" style:parent-style-name="Canonical2-outline1">
      <style:paragraph-properties fo:margin-left="0cm" fo:margin-right="0cm" fo:margin-top="0cm" fo:margin-bottom="0.186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2-outline3" style:family="presentation" style:parent-style-name="Canonical2-outline2">
      <style:paragraph-properties fo:margin-left="0cm" fo:margin-right="0cm" fo:margin-top="0cm" fo:margin-bottom="0.186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2-outline4" style:family="presentation" style:parent-style-name="Canonical2-outline3">
      <style:paragraph-properties fo:margin-left="0cm" fo:margin-right="0cm" fo:margin-top="0cm" fo:margin-bottom="0.186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2-outline5" style:family="presentation" style:parent-style-name="Canonical2-outline4">
      <style:paragraph-properties fo:margin-left="0cm" fo:margin-right="0cm" fo:margin-top="0cm" fo:margin-bottom="0.186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2-outline6" style:family="presentation" style:parent-style-name="Canonical2-outline5">
      <style:paragraph-properties fo:margin-left="0cm" fo:margin-right="0cm" fo:margin-top="0cm" fo:margin-bottom="0.186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2-outline7" style:family="presentation" style:parent-style-name="Canonical2-outline6">
      <style:paragraph-properties fo:margin-left="0cm" fo:margin-right="0cm" fo:margin-top="0cm" fo:margin-bottom="0.186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2-outline8" style:family="presentation" style:parent-style-name="Canonical2-outline7">
      <style:paragraph-properties fo:margin-left="0cm" fo:margin-right="0cm" fo:margin-top="0cm" fo:margin-bottom="0.186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2-outline9" style:family="presentation" style:parent-style-name="Canonical2-outline8">
      <style:paragraph-properties fo:margin-left="0cm" fo:margin-right="0cm" fo:margin-top="0cm" fo:margin-bottom="0.186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2-subtitle" style:family="presentation">
      <style:graphic-properties draw:stroke="none" draw:fill="none" draw:textarea-vertical-align="middle">
        <text:list-style style:name="Canonical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2-title" style:family="presentation">
      <style:graphic-properties draw:stroke="none" draw:fill="none" draw:textarea-vertical-align="middle">
        <text:list-style style:name="Canonical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2_5f_-background" style:display-name="Canonical2_-background" style:family="presentation">
      <style:graphic-properties draw:stroke="none" draw:fill="none"/>
      <style:text-properties style:letter-kerning="true"/>
    </style:style>
    <style:style style:name="Canonical2_5f_-backgroundobjects" style:display-name="Canonical2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nonical2_5f_-notes" style:display-name="Canonical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anonical2_5f_-outline1" style:display-name="Canonical2_-outline1" style:family="presentation">
      <style:graphic-properties draw:stroke="none" draw:fill="none">
        <text:list-style style:name="Canonical2_5f_-outline1" style:display-name="Canonical2_-outline1">
          <text:list-level-style-bullet text:level="1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left="0cm" fo:margin-right="0cm" fo:margin-top="0cm" fo:margin-bottom="0.186cm" fo:line-height="110%" fo:text-indent="0cm"/>
      <style:text-properties fo:color="#ffffff" style:text-outline="false" style:text-line-through-style="none" style:text-line-through-type="none" style:font-name="Ubuntu" fo:font-family="Ubuntu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6pt" style:font-style-asian="normal" style:font-weight-asian="normal" style:font-name-complex="Lucida Sans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Canonical2_5f_-outline2" style:display-name="Canonical2_-outline2" style:family="presentation" style:parent-style-name="Canonical2_5f_-outline1">
      <style:paragraph-properties fo:margin-left="0cm" fo:margin-right="0cm" fo:margin-top="0cm" fo:margin-bottom="0.186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2_5f_-outline3" style:display-name="Canonical2_-outline3" style:family="presentation" style:parent-style-name="Canonical2_5f_-outline2">
      <style:paragraph-properties fo:margin-left="0cm" fo:margin-right="0cm" fo:margin-top="0cm" fo:margin-bottom="0.186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2_5f_-outline4" style:display-name="Canonical2_-outline4" style:family="presentation" style:parent-style-name="Canonical2_5f_-outline3">
      <style:paragraph-properties fo:margin-left="0cm" fo:margin-right="0cm" fo:margin-top="0cm" fo:margin-bottom="0.186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2_5f_-outline5" style:display-name="Canonical2_-outline5" style:family="presentation" style:parent-style-name="Canonical2_5f_-outline4">
      <style:paragraph-properties fo:margin-left="0cm" fo:margin-right="0cm" fo:margin-top="0cm" fo:margin-bottom="0.186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2_5f_-outline6" style:display-name="Canonical2_-outline6" style:family="presentation" style:parent-style-name="Canonical2_5f_-outline5">
      <style:paragraph-properties fo:margin-left="0cm" fo:margin-right="0cm" fo:margin-top="0cm" fo:margin-bottom="0.186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2_5f_-outline7" style:display-name="Canonical2_-outline7" style:family="presentation" style:parent-style-name="Canonical2_5f_-outline6">
      <style:paragraph-properties fo:margin-left="0cm" fo:margin-right="0cm" fo:margin-top="0cm" fo:margin-bottom="0.186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2_5f_-outline8" style:display-name="Canonical2_-outline8" style:family="presentation" style:parent-style-name="Canonical2_5f_-outline7">
      <style:paragraph-properties fo:margin-left="0cm" fo:margin-right="0cm" fo:margin-top="0cm" fo:margin-bottom="0.186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2_5f_-outline9" style:display-name="Canonical2_-outline9" style:family="presentation" style:parent-style-name="Canonical2_5f_-outline8">
      <style:paragraph-properties fo:margin-left="0cm" fo:margin-right="0cm" fo:margin-top="0cm" fo:margin-bottom="0.186cm" fo:line-height="110%" fo:text-indent="0cm"/>
      <style:text-properties fo:color="#ffffff" style:font-name="Ubuntu" fo:font-family="Ubuntu" style:font-pitch="variable" fo:font-size="12pt" style:font-size-asian="16pt" style:font-size-complex="16pt"/>
    </style:style>
    <style:style style:name="Canonical2_5f_-subtitle" style:display-name="Canonical2_-subtitle" style:family="presentation">
      <style:graphic-properties draw:stroke="none" draw:fill="none" draw:textarea-vertical-align="middle">
        <text:list-style style:name="Canonical2_5f_-subtitle" style:display-name="Canonical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onical2_5f_-title" style:display-name="Canonical2_-title" style:family="presentation">
      <style:graphic-properties draw:stroke="none" draw:fill="none" draw:textarea-vertical-align="middle">
        <text:list-style style:name="Canonical2_5f_-title" style:display-name="Canonical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1d001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cm)" draw:image-opacity="100%" style:mirror="none"/>
    </style:style>
    <style:style style:name="Mpr1" style:family="presentation" style:parent-style-name="canonical_25_20master_25_20deck-backgroundobjects">
      <style:graphic-properties draw:stroke="none" draw:fill="none" fo:min-height="0.391cm"/>
    </style:style>
    <style:style style:name="Mpr2" style:family="presentation" style:parent-style-name="canonical_25_20master_25_20deck-backgroundobjects">
      <style:graphic-properties draw:stroke="none" draw:fill="none" draw:fill-color="#ffffff" draw:auto-grow-height="false" fo:min-height="1.485cm"/>
    </style:style>
    <style:style style:name="Mpr3" style:family="presentation" style:parent-style-name="canonical_25_20master_25_20dec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anonical_25_20master_25_20deck1-backgroundobjects">
      <style:graphic-properties draw:stroke="none" draw:fill="none" fo:min-height="0.391cm"/>
    </style:style>
    <style:style style:name="Mpr5" style:family="presentation" style:parent-style-name="canonical_25_20master_25_20deck1-backgroundobjects">
      <style:graphic-properties draw:stroke="none" draw:fill="none" draw:fill-color="#ffffff" draw:auto-grow-height="false" fo:min-height="1.485cm"/>
    </style:style>
    <style:style style:name="Mpr6" style:family="presentation" style:parent-style-name="canonical_25_20master_25_20deck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anonical_25_20master_25_20deck2-backgroundobjects">
      <style:graphic-properties draw:stroke="none" draw:fill="none" fo:min-height="0.391cm"/>
    </style:style>
    <style:style style:name="Mpr8" style:family="presentation" style:parent-style-name="canonical_25_20master_25_20deck2-backgroundobjects">
      <style:graphic-properties draw:stroke="none" draw:fill="none" draw:fill-color="#ffffff" draw:auto-grow-height="false" fo:min-height="1.485cm"/>
    </style:style>
    <style:style style:name="Mpr9" style:family="presentation" style:parent-style-name="canonical_25_20master_25_20deck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anonical_25_20master_25_20deck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anonical_25_20master_25_20deck3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canonical_25_20master_25_20deck4-backgroundobjects">
      <style:graphic-properties draw:stroke="none" draw:fill="none" draw:fill-color="#ffffff" draw:auto-grow-height="false" fo:min-height="1.485cm"/>
    </style:style>
    <style:style style:name="Mpr13" style:family="presentation" style:parent-style-name="canonical_25_20master_25_20deck4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canonical_25_20master_25_20deck5-backgroundobjects">
      <style:graphic-properties draw:stroke="none" draw:fill="none" draw:fill-color="#ffffff" draw:auto-grow-height="false" fo:min-height="1.485cm"/>
    </style:style>
    <style:style style:name="Mpr15" style:family="presentation" style:parent-style-name="canonical_25_20master_25_20deck5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canonical_25_20master_25_20deck6-backgroundobjects">
      <style:graphic-properties draw:stroke="none" draw:fill="none" draw:fill-color="#ffffff" draw:auto-grow-height="false" fo:min-height="1.485cm"/>
    </style:style>
    <style:style style:name="Mpr17" style:family="presentation" style:parent-style-name="canonical_25_20master_25_20deck6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canonical_25_20master_25_20deck7-title">
      <style:graphic-properties draw:auto-grow-height="false" fo:min-height="3.507cm"/>
    </style:style>
    <style:style style:name="Mpr19" style:family="presentation" style:parent-style-name="canonical_25_20master_25_20deck7-backgroundobjects">
      <style:graphic-properties draw:stroke="none" draw:fill="none" fo:min-height="0.391cm"/>
    </style:style>
    <style:style style:name="Mpr20" style:family="presentation" style:parent-style-name="canonical_25_20master_25_20deck7-backgroundobjects">
      <style:graphic-properties draw:stroke="none" draw:fill="none" draw:fill-color="#ffffff" draw:auto-grow-height="false" fo:min-height="1.485cm"/>
    </style:style>
    <style:style style:name="Mpr21" style:family="presentation" style:parent-style-name="canonical_25_20master_25_20deck7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canonical_25_20master_25_20deck8-backgroundobjects">
      <style:graphic-properties draw:stroke="none" svg:stroke-width="0cm" draw:marker-start-width="0.2cm" draw:marker-end-width="0.2cm" draw:fill="solid" draw:fill-color="#ffffff" draw:textarea-horizontal-align="center" draw:textarea-vertical-align="middle" fo:padding-top="0cm" fo:padding-bottom="0cm" fo:padding-left="0cm" fo:padding-right="0cm"/>
    </style:style>
    <style:style style:name="Mpr23" style:family="presentation" style:parent-style-name="canonical_25_20master_25_20deck8-backgroundobjects">
      <style:graphic-properties draw:stroke="none" draw:fill="none" fo:min-height="0.391cm"/>
    </style:style>
    <style:style style:name="Mpr24" style:family="presentation" style:parent-style-name="canonical_25_20master_25_20deck8-backgroundobjects">
      <style:graphic-properties draw:stroke="none" draw:fill="none" draw:fill-color="#ffffff" draw:auto-grow-height="false" fo:min-height="1.485cm"/>
    </style:style>
    <style:style style:name="Mpr25" style:family="presentation" style:parent-style-name="canonical_25_20master_25_20deck8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Canonical-backgroundobjects">
      <style:graphic-properties draw:stroke="none" draw:fill="none" fo:min-height="0.391cm"/>
    </style:style>
    <style:style style:name="Mpr27" style:family="presentation" style:parent-style-name="Canonical-backgroundobjects">
      <style:graphic-properties draw:stroke="none" draw:fill="none" draw:fill-color="#ffffff" draw:auto-grow-height="false" fo:min-height="1.485cm"/>
    </style:style>
    <style:style style:name="Mpr28" style:family="presentation" style:parent-style-name="Canonical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Canonical2-backgroundobjects">
      <style:graphic-properties draw:stroke="none" draw:fill="none" fo:min-height="0.391cm"/>
    </style:style>
    <style:style style:name="Mpr30" style:family="presentation" style:parent-style-name="Canonical2-backgroundobjects">
      <style:graphic-properties draw:stroke="none" draw:fill="none" draw:fill-color="#ffffff" draw:auto-grow-height="false" fo:min-height="1.485cm"/>
    </style:style>
    <style:style style:name="Mpr31" style:family="presentation" style:parent-style-name="Canonical2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Canonical2_5f_-backgroundobjects">
      <style:graphic-properties draw:stroke="none" draw:fill="none" fo:min-height="0.391cm"/>
    </style:style>
    <style:style style:name="Mpr33" style:family="presentation" style:parent-style-name="Canonical2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Canonical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paragraph-properties fo:text-align="center"/>
      <style:text-properties fo:font-size="13.5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  <style:text-properties fo:color="#570039" fo:font-size="7.5pt" style:font-size-asian="10pt" style:font-size-complex="10pt"/>
    </style:style>
    <style:style style:name="MP10" style:family="paragraph">
      <loext:graphic-properties draw:fill="solid" draw:fill-color="#ffffff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.5pt"/>
    </style:style>
    <style:style style:name="MT3" style:family="text">
      <style:text-properties fo:color="#772953" style:font-name="Ubuntu" fo:font-size="10pt" style:font-size-asian="10pt" style:font-size-complex="10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anonical_25_20master_25_20deck" style:display-name="canonical%20master%20deck" style:page-layout-name="PM1" draw:style-name="Mdp1">
      <office:forms form:automatic-focus="false" form:apply-design-mode="false"/>
      <draw:frame draw:style-name="Mgr3" draw:text-style-name="MP6" draw:layer="backgroundobjects" svg:width="3.433cm" svg:height="0.34cm" svg:x="22.484cm" svg:y="14.794cm">
        <draw:image xlink:href="Pictures/2000003D000068DE00000DEBE3485449307B07D9.svm" xlink:type="simple" xlink:show="embed" xlink:actuate="onLoad">
          <text:p text:style-name="MP5"><text:span text:style-name="MT2"><text:s/></text:span></text:p>
        </draw:image>
      </draw:frame>
      <draw:frame presentation:style-name="canonical_25_20master_25_20deck-title" draw:layer="backgroundobjects" svg:width="21.468cm" svg:height="0.536cm" svg:x="1.92cm" svg:y="0.82cm" presentation:class="title" presentation:placeholder="true">
        <draw:text-box/>
      </draw:frame>
      <draw:frame presentation:style-name="canonical_25_20master_25_20deck-outline1" draw:layer="backgroundobjects" svg:width="24.113cm" svg:height="9.135cm" svg:x="1.949cm" svg:y="3.263cm" presentation:class="outline" presentation:placeholder="true">
        <draw:text-box/>
      </draw:frame>
      <draw:frame draw:style-name="Mgr4" draw:text-style-name="MP7" draw:layer="backgroundobjects" svg:width="0.812cm" svg:height="0.609cm" svg:x="25.042cm" svg:y="0.9cm">
        <draw:image xlink:href="Pictures/1000000000000040000000406C88B114AFA52C24.jpg" xlink:type="simple" xlink:show="embed" xlink:actuate="onLoad">
          <text:p/>
        </draw:image>
      </draw:frame>
      <draw:frame presentation:style-name="Mpr1" draw:text-style-name="MP9" draw:layer="backgroundobjects" svg:width="13.637cm" svg:height="0.391cm" svg:x="1.948cm" svg:y="14.89cm">
        <draw:text-box>
          <text:p text:style-name="MP8"><text:span text:style-name="MT3"><text:page-number>&lt;number&gt;</text:page-number></text:span><text:span text:style-name="MT3"> <text:s/></text:span></text:p>
        </draw:text-box>
      </draw:frame>
      <draw:frame draw:style-name="Mgr5" draw:text-style-name="MP7" draw:layer="backgroundobjects" svg:width="24.069cm" svg:height="0.075cm" svg:x="1.883cm" svg:y="2.025cm">
        <draw:image xlink:href="Pictures/10000201000005AB000000066AE24910C89B23E8.png" xlink:type="simple" xlink:show="embed" xlink:actuate="onLoad">
          <text:p/>
        </draw:image>
      </draw:frame>
      <draw:frame draw:style-name="Mgr5" draw:text-style-name="MP7" draw:layer="backgroundobjects" svg:width="24.069cm" svg:height="0.075cm" svg:x="1.884cm" svg:y="14.325cm">
        <draw:image xlink:href="Pictures/10000201000005AB000000066AE24910C89B23E8.png" xlink:type="simple" xlink:show="embed" xlink:actuate="onLoad">
          <text:p/>
        </draw:image>
      </draw:frame>
      <presentation:notes style:page-layout-name="PM2">
        <draw:page-thumbnail presentation:style-name="canonical_25_20master_25_20deck-title" draw:layer="backgroundobjects" svg:width="14.848cm" svg:height="11.136cm" svg:x="3.075cm" svg:y="2.257cm" presentation:class="page"/>
        <draw:frame presentation:style-name="canonical_25_20master_25_20dec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1" style:display-name="canonical%20master%20deck1" style:page-layout-name="PM1" draw:style-name="Mdp2">
      <office:forms form:automatic-focus="false" form:apply-design-mode="false"/>
      <draw:frame draw:style-name="Mgr4" draw:text-style-name="MP7" draw:layer="backgroundobjects" svg:width="24.089cm" svg:height="12.365cm" svg:x="1.971cm" svg:y="2.041cm">
        <draw:image xlink:href="Pictures/1000000000000589000003CE1D1B0A825B9B73E8.jpg" xlink:type="simple" xlink:show="embed" xlink:actuate="onLoad">
          <text:p/>
        </draw:image>
      </draw:frame>
      <draw:frame presentation:style-name="canonical_25_20master_25_20deck1-title" draw:layer="backgroundobjects" svg:width="20.245cm" svg:height="0.466cm" svg:x="1.982cm" svg:y="0.87cm" presentation:class="title" presentation:placeholder="true">
        <draw:text-box/>
      </draw:frame>
      <draw:frame presentation:style-name="Mpr4" draw:text-style-name="MP9" draw:layer="backgroundobjects" svg:width="13.637cm" svg:height="0.391cm" svg:x="1.947cm" svg:y="14.89cm">
        <draw:text-box>
          <text:p text:style-name="MP8"><text:span text:style-name="MT3"><text:page-number>&lt;number&gt;</text:page-number></text:span><text:span text:style-name="MT3"> <text:s/></text:span></text:p>
        </draw:text-box>
      </draw:frame>
      <draw:frame draw:style-name="Mgr4" draw:text-style-name="MP7" draw:layer="backgroundobjects" svg:width="0.812cm" svg:height="0.609cm" svg:x="25.042cm" svg:y="0.9cm">
        <draw:image xlink:href="Pictures/1000000000000040000000406C88B114AFA52C24.jpg" xlink:type="simple" xlink:show="embed" xlink:actuate="onLoad">
          <text:p/>
        </draw:image>
      </draw:frame>
      <draw:frame draw:style-name="Mgr3" draw:text-style-name="MP6" draw:layer="backgroundobjects" svg:width="3.433cm" svg:height="0.34cm" svg:x="22.485cm" svg:y="14.795cm">
        <draw:image xlink:href="Pictures/2000003D000068DE00000DEBE3485449307B07D9.svm" xlink:type="simple" xlink:show="embed" xlink:actuate="onLoad">
          <text:p text:style-name="MP5"><text:span text:style-name="MT2"><text:s/></text:span></text:p>
        </draw:image>
      </draw:frame>
      <draw:frame presentation:style-name="canonical_25_20master_25_20deck1-outline1" draw:layer="backgroundobjects" svg:width="19.665cm" svg:height="9.135cm" svg:x="3.324cm" svg:y="3.187cm" presentation:class="outline" presentation:placeholder="true">
        <draw:text-box/>
      </draw:frame>
      <presentation:notes style:page-layout-name="PM2">
        <draw:page-thumbnail presentation:style-name="canonical_25_20master_25_20deck1-title" draw:layer="backgroundobjects" svg:width="14.848cm" svg:height="11.136cm" svg:x="3.075cm" svg:y="2.257cm" presentation:class="page"/>
        <draw:frame presentation:style-name="canonical_25_20master_25_20deck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2" style:display-name="canonical%20master%20deck2" style:page-layout-name="PM1" draw:style-name="Mdp2">
      <office:forms form:automatic-focus="false" form:apply-design-mode="false"/>
      <draw:frame draw:style-name="Mgr4" draw:text-style-name="MP7" draw:layer="backgroundobjects" svg:width="27.999cm" svg:height="14.361cm" svg:x="0cm" svg:y="0.001cm">
        <draw:image xlink:href="Pictures/100002000000089D000005E4B97FE830D8521505.png" xlink:type="simple" xlink:show="embed" xlink:actuate="onLoad">
          <text:p/>
        </draw:image>
      </draw:frame>
      <draw:frame presentation:style-name="canonical_25_20master_25_20deck2-title" draw:layer="backgroundobjects" svg:width="12.381cm" svg:height="1.895cm" svg:x="1.968cm" svg:y="3.26cm" presentation:class="title" presentation:placeholder="true">
        <draw:text-box/>
      </draw:frame>
      <draw:frame presentation:style-name="canonical_25_20master_25_20deck2-outline1" draw:layer="backgroundobjects" svg:width="12.023cm" svg:height="9.135cm" svg:x="1.967cm" svg:y="5.772cm" presentation:class="outline" presentation:placeholder="true">
        <draw:text-box/>
      </draw:frame>
      <draw:frame draw:style-name="Mgr3" draw:text-style-name="MP6" draw:layer="backgroundobjects" svg:width="3.433cm" svg:height="0.34cm" svg:x="22.486cm" svg:y="14.796cm">
        <draw:image xlink:href="Pictures/2000003D000068DE00000DEBE3485449307B07D9.svm" xlink:type="simple" xlink:show="embed" xlink:actuate="onLoad">
          <text:p text:style-name="MP5"><text:span text:style-name="MT2"><text:s/></text:span></text:p>
        </draw:image>
      </draw:frame>
      <draw:frame presentation:style-name="Mpr7" draw:text-style-name="MP9" draw:layer="backgroundobjects" svg:width="13.637cm" svg:height="0.391cm" svg:x="1.948cm" svg:y="14.89cm">
        <draw:text-box>
          <text:p text:style-name="MP8"><text:span text:style-name="MT3"><text:page-number>&lt;number&gt;</text:page-number></text:span><text:span text:style-name="MT3"> </text:span></text:p>
        </draw:text-box>
      </draw:frame>
      <presentation:notes style:page-layout-name="PM2">
        <draw:page-thumbnail presentation:style-name="canonical_25_20master_25_20deck2-title" draw:layer="backgroundobjects" svg:width="14.848cm" svg:height="11.136cm" svg:x="3.075cm" svg:y="2.257cm" presentation:class="page"/>
        <draw:frame presentation:style-name="canonical_25_20master_25_20deck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3" style:display-name="canonical%20master%20deck3" style:page-layout-name="PM1" draw:style-name="Mdp1">
      <office:forms form:automatic-focus="false" form:apply-design-mode="false"/>
      <draw:frame draw:style-name="Mgr4" draw:text-style-name="MP7" draw:layer="backgroundobjects" svg:width="28.516cm" svg:height="16.306cm" svg:x="-0.064cm" svg:y="0.001cm">
        <draw:image xlink:href="">
          <text:p/>
        </draw:image>
      </draw:frame>
      <draw:frame draw:style-name="Mgr4" draw:text-style-name="MP7" draw:layer="backgroundobjects" svg:width="4.55cm" svg:height="0.45cm" svg:x="1.947cm" svg:y="1.809cm">
        <draw:image xlink:href="Pictures/2000003D000068DE00000DEBF6A9C88D687547CA.svm" xlink:type="simple" xlink:show="embed" xlink:actuate="onLoad">
          <text:p/>
        </draw:image>
      </draw:frame>
      <draw:frame presentation:style-name="canonical_25_20master_25_20deck3-title" draw:layer="backgroundobjects" svg:width="11.99cm" svg:height="1.965cm" svg:x="1.946cm" svg:y="4.578cm" presentation:class="title" presentation:placeholder="true">
        <draw:text-box/>
      </draw:frame>
      <draw:frame presentation:style-name="canonical_25_20master_25_20deck3-outline1" draw:layer="backgroundobjects" svg:width="11.909cm" svg:height="9.135cm" svg:x="1.914cm" svg:y="11.596cm" presentation:class="outline" presentation:placeholder="true">
        <draw:text-box/>
      </draw:frame>
      <presentation:notes style:page-layout-name="PM2">
        <draw:page-thumbnail presentation:style-name="canonical_25_20master_25_20deck3-title" draw:layer="backgroundobjects" svg:width="14.848cm" svg:height="11.136cm" svg:x="3.075cm" svg:y="2.257cm" presentation:class="page"/>
        <draw:frame presentation:style-name="canonical_25_20master_25_20deck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4" style:display-name="canonical%20master%20deck4" style:page-layout-name="PM1" draw:style-name="Mdp2">
      <office:forms form:automatic-focus="false" form:apply-design-mode="false"/>
      <draw:frame draw:style-name="Mgr4" draw:text-style-name="MP7" draw:layer="backgroundobjects" svg:width="28.516cm" svg:height="16.306cm" svg:x="-0.064cm" svg:y="0.001cm">
        <draw:image xlink:href="">
          <text:p/>
        </draw:image>
      </draw:frame>
      <draw:frame draw:style-name="Mgr4" draw:text-style-name="MP7" draw:layer="backgroundobjects" svg:width="4.55cm" svg:height="0.45cm" svg:x="1.973cm" svg:y="1.809cm">
        <draw:image xlink:href="Pictures/2000003D000068DE00000DEBF6A9C88D687547CA.svm" xlink:type="simple" xlink:show="embed" xlink:actuate="onLoad">
          <text:p/>
        </draw:image>
      </draw:frame>
      <draw:frame presentation:style-name="canonical_25_20master_25_20deck4-title" draw:layer="backgroundobjects" svg:width="12.671cm" svg:height="1.943cm" svg:x="1.94cm" svg:y="4.559cm" presentation:class="title" presentation:placeholder="true">
        <draw:text-box/>
      </draw:frame>
      <draw:frame presentation:style-name="canonical_25_20master_25_20deck4-outline1" draw:layer="backgroundobjects" svg:width="10.997cm" svg:height="9.135cm" svg:x="1.94cm" svg:y="11.485cm" presentation:class="outline" presentation:placeholder="true">
        <draw:text-box/>
      </draw:frame>
      <draw:frame draw:style-name="Mgr4" draw:text-style-name="MP7" draw:layer="backgroundobjects" svg:width="5.197cm" svg:height="4.99cm" svg:x="20.569cm" svg:y="9.505cm">
        <draw:image xlink:href="Pictures/10000201000001330000018971418A13555FF1B8.png" xlink:type="simple" xlink:show="embed" xlink:actuate="onLoad">
          <text:p/>
        </draw:image>
      </draw:frame>
      <presentation:notes style:page-layout-name="PM2">
        <draw:page-thumbnail presentation:style-name="canonical_25_20master_25_20deck4-title" draw:layer="backgroundobjects" svg:width="14.848cm" svg:height="11.136cm" svg:x="3.075cm" svg:y="2.257cm" presentation:class="page"/>
        <draw:frame presentation:style-name="canonical_25_20master_25_20deck4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5" style:display-name="canonical%20master%20deck5" style:page-layout-name="PM1" draw:style-name="Mdp2">
      <office:forms form:automatic-focus="false" form:apply-design-mode="false"/>
      <draw:frame presentation:style-name="canonical_25_20master_25_20deck5-title" draw:layer="backgroundobjects" svg:width="11.239cm" svg:height="1.823cm" svg:x="1.94cm" svg:y="4.516cm" presentation:class="title" presentation:placeholder="true">
        <draw:text-box/>
      </draw:frame>
      <draw:frame presentation:style-name="canonical_25_20master_25_20deck5-outline1" draw:layer="backgroundobjects" svg:width="9.133cm" svg:height="9.426cm" svg:x="1.94cm" svg:y="11.481cm" presentation:class="outline" presentation:placeholder="true">
        <draw:text-box/>
      </draw:frame>
      <draw:frame draw:style-name="Mgr3" draw:text-style-name="MP6" draw:layer="backgroundobjects" svg:width="4.608cm" svg:height="0.456cm" svg:x="1.935cm" svg:y="1.809cm">
        <draw:image xlink:href="Pictures/2000003D000068DE00000DEBE3485449307B07D9.svm" xlink:type="simple" xlink:show="embed" xlink:actuate="onLoad">
          <text:p text:style-name="MP5"><text:span text:style-name="MT2"><text:s/></text:span></text:p>
        </draw:image>
      </draw:frame>
      <draw:frame draw:style-name="Mgr4" draw:text-style-name="MP7" draw:layer="backgroundobjects" svg:width="0.812cm" svg:height="0.609cm" svg:x="25.043cm" svg:y="0.9cm">
        <draw:image xlink:href="Pictures/1000000000000040000000406C88B114AFA52C24.jpg" xlink:type="simple" xlink:show="embed" xlink:actuate="onLoad">
          <text:p/>
        </draw:image>
      </draw:frame>
      <presentation:notes style:page-layout-name="PM2">
        <draw:page-thumbnail presentation:style-name="canonical_25_20master_25_20deck5-title" draw:layer="backgroundobjects" svg:width="14.848cm" svg:height="11.136cm" svg:x="3.075cm" svg:y="2.257cm" presentation:class="page"/>
        <draw:frame presentation:style-name="canonical_25_20master_25_20deck5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6" style:display-name="canonical%20master%20deck6" style:page-layout-name="PM1" draw:style-name="Mdp2">
      <office:forms form:automatic-focus="false" form:apply-design-mode="false"/>
      <draw:frame presentation:style-name="canonical_25_20master_25_20deck6-title" draw:layer="backgroundobjects" svg:width="14.055cm" svg:height="4.092cm" svg:x="1.964cm" svg:y="3.483cm" presentation:class="title" presentation:placeholder="true">
        <draw:text-box/>
      </draw:frame>
      <draw:frame presentation:style-name="canonical_25_20master_25_20deck6-outline1" draw:layer="backgroundobjects" svg:width="9.808cm" svg:height="9.135cm" svg:x="1.964cm" svg:y="11.46cm" presentation:class="outline" presentation:placeholder="true">
        <draw:text-box/>
      </draw:frame>
      <draw:frame draw:style-name="Mgr3" draw:text-style-name="MP6" draw:layer="backgroundobjects" svg:width="4.608cm" svg:height="0.456cm" svg:x="1.964cm" svg:y="1.809cm">
        <draw:image xlink:href="Pictures/2000003D000068DE00000DEBE3485449307B07D9.svm" xlink:type="simple" xlink:show="embed" xlink:actuate="onLoad">
          <text:p text:style-name="MP5"><text:span text:style-name="MT2"><text:s/></text:span></text:p>
        </draw:image>
      </draw:frame>
      <draw:frame draw:style-name="Mgr4" draw:text-style-name="MP7" draw:layer="backgroundobjects" svg:width="0.812cm" svg:height="0.609cm" svg:x="25.042cm" svg:y="0.9cm">
        <draw:image xlink:href="Pictures/1000000000000040000000406C88B114AFA52C24.jpg" xlink:type="simple" xlink:show="embed" xlink:actuate="onLoad">
          <text:p/>
        </draw:image>
      </draw:frame>
      <presentation:notes style:page-layout-name="PM2">
        <draw:page-thumbnail presentation:style-name="canonical_25_20master_25_20deck6-title" draw:layer="backgroundobjects" svg:width="14.848cm" svg:height="11.136cm" svg:x="3.075cm" svg:y="2.257cm" presentation:class="page"/>
        <draw:frame presentation:style-name="canonical_25_20master_25_20deck6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7" style:display-name="canonical%20master%20deck7" style:page-layout-name="PM1" draw:style-name="Mdp2">
      <office:forms form:automatic-focus="false" form:apply-design-mode="false"/>
      <draw:frame presentation:style-name="Mpr18" draw:layer="backgroundobjects" svg:width="16.858cm" svg:height="0.568cm" svg:x="1.967cm" svg:y="0.85cm" presentation:class="title">
        <draw:text-box>
          <text:p>Click to edit the title text format</text:p>
        </draw:text-box>
      </draw:frame>
      <draw:frame presentation:style-name="canonical_25_20master_25_20deck7-outline1" draw:layer="backgroundobjects" svg:width="21.989cm" svg:height="9.135cm" svg:x="1.979cm" svg:y="3.258cm" presentation:class="outline" presentation:placeholder="true">
        <draw:text-box/>
      </draw:frame>
      <draw:frame draw:style-name="Mgr4" draw:text-style-name="MP7" draw:layer="backgroundobjects" svg:width="0.812cm" svg:height="0.609cm" svg:x="25.042cm" svg:y="0.9cm">
        <draw:image xlink:href="Pictures/1000000000000040000000406C88B114AFA52C24.jpg" xlink:type="simple" xlink:show="embed" xlink:actuate="onLoad">
          <text:p/>
        </draw:image>
      </draw:frame>
      <draw:frame draw:style-name="Mgr3" draw:text-style-name="MP6" draw:layer="backgroundobjects" svg:width="3.433cm" svg:height="0.34cm" svg:x="22.485cm" svg:y="14.796cm">
        <draw:image xlink:href="Pictures/2000003D000068DE00000DEBE3485449307B07D9.svm" xlink:type="simple" xlink:show="embed" xlink:actuate="onLoad">
          <text:p text:style-name="MP5"><text:span text:style-name="MT2"><text:s/></text:span></text:p>
        </draw:image>
      </draw:frame>
      <draw:frame presentation:style-name="Mpr19" draw:text-style-name="MP9" draw:layer="backgroundobjects" svg:width="13.637cm" svg:height="0.391cm" svg:x="1.948cm" svg:y="14.89cm">
        <draw:text-box>
          <text:p text:style-name="MP8"><text:span text:style-name="MT3"><text:page-number>&lt;number&gt;</text:page-number></text:span><text:span text:style-name="MT3"> <text:s/></text:span></text:p>
        </draw:text-box>
      </draw:frame>
      <presentation:notes style:page-layout-name="PM2">
        <draw:page-thumbnail presentation:style-name="canonical_25_20master_25_20deck7-title" draw:layer="backgroundobjects" svg:width="14.848cm" svg:height="11.136cm" svg:x="3.075cm" svg:y="2.257cm" presentation:class="page"/>
        <draw:frame presentation:style-name="canonical_25_20master_25_20deck7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_25_20master_25_20deck8" style:display-name="canonical%20master%20deck8" style:page-layout-name="PM1" draw:style-name="Mdp2">
      <office:forms form:automatic-focus="false" form:apply-design-mode="false"/>
      <draw:frame draw:style-name="Mgr4" draw:text-style-name="MP7" draw:layer="backgroundobjects" svg:width="24.089cm" svg:height="12.365cm" svg:x="1.972cm" svg:y="2.041cm">
        <draw:image xlink:href="Pictures/1000000000000589000003CE1D1B0A825B9B73E8.jpg" xlink:type="simple" xlink:show="embed" xlink:actuate="onLoad">
          <text:p/>
        </draw:image>
      </draw:frame>
      <draw:rect presentation:style-name="Mpr22" draw:text-style-name="MP10" draw:layer="backgroundobjects" svg:width="12.173cm" svg:height="12.183cm" svg:x="14.044cm" svg:y="2.135cm">
        <text:p text:style-name="MP5"><text:span text:style-name="MT4"><text:s/></text:span></text:p>
      </draw:rect>
      <draw:frame draw:style-name="Mgr4" draw:text-style-name="MP7" draw:layer="backgroundobjects" svg:width="0.812cm" svg:height="0.609cm" svg:x="25.042cm" svg:y="0.901cm">
        <draw:image xlink:href="Pictures/1000000000000040000000406C88B114AFA52C24.jpg" xlink:type="simple" xlink:show="embed" xlink:actuate="onLoad">
          <text:p/>
        </draw:image>
      </draw:frame>
      <draw:frame draw:style-name="Mgr3" draw:text-style-name="MP6" draw:layer="backgroundobjects" svg:width="3.433cm" svg:height="0.34cm" svg:x="22.485cm" svg:y="14.796cm">
        <draw:image xlink:href="Pictures/2000003D000068DE00000DEBE3485449307B07D9.svm" xlink:type="simple" xlink:show="embed" xlink:actuate="onLoad">
          <text:p text:style-name="MP5"><text:span text:style-name="MT2"><text:s/></text:span></text:p>
        </draw:image>
      </draw:frame>
      <draw:frame presentation:style-name="Mpr23" draw:text-style-name="MP9" draw:layer="backgroundobjects" svg:width="13.637cm" svg:height="0.391cm" svg:x="1.948cm" svg:y="14.891cm">
        <draw:text-box>
          <text:p text:style-name="MP8"><text:span text:style-name="MT3"><text:page-number>&lt;number&gt;</text:page-number></text:span><text:span text:style-name="MT3"> </text:span></text:p>
        </draw:text-box>
      </draw:frame>
      <draw:frame presentation:style-name="canonical_25_20master_25_20deck8-title" draw:layer="backgroundobjects" svg:width="22.232cm" svg:height="0.973cm" svg:x="1.913cm" svg:y="0.587cm" presentation:class="title" presentation:placeholder="true">
        <draw:text-box/>
      </draw:frame>
      <draw:frame presentation:style-name="canonical_25_20master_25_20deck8-outline1" draw:layer="backgroundobjects" svg:width="10.321cm" svg:height="9.135cm" svg:x="14.737cm" svg:y="3.3cm" presentation:class="outline" presentation:placeholder="true">
        <draw:text-box/>
      </draw:frame>
      <draw:frame draw:style-name="Mgr4" draw:text-style-name="MP7" draw:layer="backgroundobjects" svg:width="0.812cm" svg:height="0.609cm" svg:x="25.042cm" svg:y="0.901cm">
        <draw:image xlink:href="Pictures/1000000000000040000000406C88B114AFA52C24.jpg" xlink:type="simple" xlink:show="embed" xlink:actuate="onLoad">
          <text:p/>
        </draw:image>
      </draw:frame>
      <draw:frame draw:style-name="Mgr3" draw:text-style-name="MP6" draw:layer="backgroundobjects" svg:width="3.433cm" svg:height="0.34cm" svg:x="22.485cm" svg:y="14.796cm">
        <draw:image xlink:href="Pictures/2000003D000068DE00000DEBE3485449307B07D9.svm" xlink:type="simple" xlink:show="embed" xlink:actuate="onLoad">
          <text:p text:style-name="MP5"><text:span text:style-name="MT2"><text:s/></text:span></text:p>
        </draw:image>
      </draw:frame>
      <presentation:notes style:page-layout-name="PM2">
        <draw:page-thumbnail presentation:style-name="canonical_25_20master_25_20deck8-title" draw:layer="backgroundobjects" svg:width="14.848cm" svg:height="11.136cm" svg:x="3.075cm" svg:y="2.257cm" presentation:class="page"/>
        <draw:frame presentation:style-name="canonical_25_20master_25_20deck8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" style:page-layout-name="PM1" draw:style-name="Mdp1">
      <office:forms form:automatic-focus="false" form:apply-design-mode="false"/>
      <draw:frame draw:style-name="Mgr3" draw:text-style-name="MP6" draw:layer="backgroundobjects" svg:width="3.433cm" svg:height="0.34cm" svg:x="22.484cm" svg:y="14.794cm">
        <draw:image xlink:href="Pictures/2000003D000068DE00000DEBE3485449307B07D9.svm" xlink:type="simple" xlink:show="embed" xlink:actuate="onLoad">
          <text:p text:style-name="MP5"><text:span text:style-name="MT4"><text:s/></text:span></text:p>
        </draw:image>
      </draw:frame>
      <draw:frame presentation:style-name="Canonical-title" draw:layer="backgroundobjects" svg:width="21.468cm" svg:height="0.536cm" svg:x="1.92cm" svg:y="0.82cm" presentation:class="title" presentation:placeholder="true">
        <draw:text-box/>
      </draw:frame>
      <draw:frame presentation:style-name="Canonical-outline1" draw:layer="backgroundobjects" svg:width="24.113cm" svg:height="9.135cm" svg:x="1.949cm" svg:y="3.263cm" presentation:class="outline" presentation:placeholder="true">
        <draw:text-box/>
      </draw:frame>
      <draw:frame draw:style-name="Mgr4" draw:text-style-name="MP7" draw:layer="backgroundobjects" svg:width="0.812cm" svg:height="0.609cm" svg:x="25.042cm" svg:y="0.9cm">
        <draw:image xlink:href="Pictures/1000000000000040000000406C88B114AFA52C24.jpg" xlink:type="simple" xlink:show="embed" xlink:actuate="onLoad">
          <text:p/>
        </draw:image>
      </draw:frame>
      <draw:frame presentation:style-name="Mpr26" draw:text-style-name="MP9" draw:layer="backgroundobjects" svg:width="13.637cm" svg:height="0.391cm" svg:x="1.948cm" svg:y="14.89cm">
        <draw:text-box>
          <text:p text:style-name="MP8"><text:span text:style-name="MT3"><text:page-number>&lt;number&gt;</text:page-number></text:span><text:span text:style-name="MT3"> <text:s/></text:span></text:p>
        </draw:text-box>
      </draw:frame>
      <draw:frame draw:style-name="Mgr5" draw:text-style-name="MP7" draw:layer="backgroundobjects" svg:width="24.069cm" svg:height="0.075cm" svg:x="1.883cm" svg:y="2.025cm">
        <draw:image xlink:href="Pictures/10000201000005AB000000066AE24910C89B23E8.png" xlink:type="simple" xlink:show="embed" xlink:actuate="onLoad">
          <text:p/>
        </draw:image>
      </draw:frame>
      <draw:frame draw:style-name="Mgr5" draw:text-style-name="MP7" draw:layer="backgroundobjects" svg:width="24.069cm" svg:height="0.075cm" svg:x="1.884cm" svg:y="14.325cm">
        <draw:image xlink:href="Pictures/10000201000005AB000000066AE24910C89B23E8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Canonical-title" draw:layer="backgroundobjects" svg:width="14.848cm" svg:height="11.136cm" svg:x="3.075cm" svg:y="2.257cm" presentation:class="page"/>
        <draw:frame presentation:style-name="Canonical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2" style:page-layout-name="PM1" draw:style-name="Mdp2">
      <office:forms form:automatic-focus="false" form:apply-design-mode="false"/>
      <draw:frame draw:style-name="Mgr4" draw:text-style-name="MP7" draw:layer="backgroundobjects" svg:width="27.999cm" svg:height="14.361cm" svg:x="0cm" svg:y="0.001cm">
        <draw:image xlink:href="Pictures/100002000000089D000005E4B97FE830D8521505.png" xlink:type="simple" xlink:show="embed" xlink:actuate="onLoad">
          <text:p/>
        </draw:image>
      </draw:frame>
      <draw:frame presentation:style-name="Canonical2-title" draw:layer="backgroundobjects" svg:width="12.381cm" svg:height="1.895cm" svg:x="1.968cm" svg:y="3.26cm" presentation:class="title" presentation:placeholder="true">
        <draw:text-box/>
      </draw:frame>
      <draw:frame presentation:style-name="Canonical2-outline1" draw:layer="backgroundobjects" svg:width="12.023cm" svg:height="9.135cm" svg:x="1.967cm" svg:y="5.772cm" presentation:class="outline" presentation:placeholder="true">
        <draw:text-box/>
      </draw:frame>
      <draw:frame draw:style-name="Mgr3" draw:text-style-name="MP6" draw:layer="backgroundobjects" svg:width="3.433cm" svg:height="0.34cm" svg:x="22.486cm" svg:y="14.796cm">
        <draw:image xlink:href="Pictures/2000003D000068DE00000DEBE3485449307B07D9.svm" xlink:type="simple" xlink:show="embed" xlink:actuate="onLoad">
          <text:p text:style-name="MP5"><text:span text:style-name="MT4"><text:s/></text:span></text:p>
        </draw:image>
      </draw:frame>
      <draw:frame presentation:style-name="Mpr29" draw:text-style-name="MP9" draw:layer="backgroundobjects" svg:width="13.637cm" svg:height="0.391cm" svg:x="1.948cm" svg:y="14.89cm">
        <draw:text-box>
          <text:p text:style-name="MP8"><text:span text:style-name="MT3"><text:page-number>&lt;number&gt;</text:page-number></text:span><text:span text:style-name="MT3"> </text:span></text:p>
        </draw:text-box>
      </draw:frame>
      <presentation:notes style:page-layout-name="PM2">
        <draw:page-thumbnail presentation:style-name="Canonical2-title" draw:layer="backgroundobjects" svg:width="14.848cm" svg:height="11.136cm" svg:x="3.075cm" svg:y="2.257cm" presentation:class="page"/>
        <draw:frame presentation:style-name="Canonical2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nonical2_5f_" style:display-name="Canonical2_" style:page-layout-name="PM1" draw:style-name="Mdp2">
      <office:forms form:automatic-focus="false" form:apply-design-mode="false"/>
      <draw:frame draw:style-name="Mgr4" draw:text-style-name="MP7" draw:layer="backgroundobjects" svg:width="27.999cm" svg:height="14.361cm" svg:x="0cm" svg:y="0.001cm">
        <draw:image xlink:href="Pictures/100002000000089D000005E4B97FE830D8521505.png" xlink:type="simple" xlink:show="embed" xlink:actuate="onLoad">
          <text:p/>
        </draw:image>
      </draw:frame>
      <draw:frame presentation:style-name="Canonical2_5f_-title" draw:layer="backgroundobjects" svg:width="12.381cm" svg:height="1.895cm" svg:x="1.968cm" svg:y="3.26cm" presentation:class="title" presentation:placeholder="true">
        <draw:text-box/>
      </draw:frame>
      <draw:frame presentation:style-name="Canonical2_5f_-outline1" draw:layer="backgroundobjects" svg:width="12.023cm" svg:height="9.135cm" svg:x="1.967cm" svg:y="5.772cm" presentation:class="outline" presentation:placeholder="true">
        <draw:text-box/>
      </draw:frame>
      <draw:frame draw:style-name="Mgr3" draw:text-style-name="MP6" draw:layer="backgroundobjects" svg:width="3.433cm" svg:height="0.34cm" svg:x="22.486cm" svg:y="14.796cm">
        <draw:image xlink:href="Pictures/2000003D000068DE00000DEBE3485449307B07D9.svm" xlink:type="simple" xlink:show="embed" xlink:actuate="onLoad">
          <text:p text:style-name="MP5"><text:span text:style-name="MT4"><text:s/></text:span></text:p>
        </draw:image>
      </draw:frame>
      <draw:frame presentation:style-name="Mpr32" draw:text-style-name="MP9" draw:layer="backgroundobjects" svg:width="13.637cm" svg:height="0.391cm" svg:x="1.948cm" svg:y="14.89cm">
        <draw:text-box>
          <text:p text:style-name="MP8"><text:span text:style-name="MT3"><text:page-number>&lt;number&gt;</text:page-number></text:span><text:span text:style-name="MT3"> </text:span></text:p>
        </draw:text-box>
      </draw:frame>
      <presentation:notes style:page-layout-name="PM2">
        <draw:page-thumbnail presentation:style-name="Canonical2_5f_-title" draw:layer="backgroundobjects" svg:width="14.848cm" svg:height="11.136cm" svg:x="3.075cm" svg:y="2.257cm" presentation:class="page"/>
        <draw:frame presentation:style-name="Canonical2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7T15:21:21.514393105</meta:creation-date>
    <meta:editing-duration>P3DT11H21M44S</meta:editing-duration>
    <meta:editing-cycles>114</meta:editing-cycles>
    <meta:generator>LibreOffice/5.3.1.2$Linux_X86_64 LibreOffice_project/30m0$Build-2</meta:generator>
    <dc:title>canonical master deck</dc:title>
    <meta:initial-creator>John Johansen</meta:initial-creator>
    <dc:date>2017-09-15T21:15:22.956729224</dc:date>
    <dc:creator>John Johansen</dc:creator>
    <meta:document-statistic meta:object-count="478"/>
    <meta:template xlink:type="simple" xlink:actuate="onRequest" xlink:title="canonical master deck" xlink:href="../../.config/libreoffice/4/user/template/canonical%20master%20deck.otp" meta:date="2013-09-17T15:21:21.185141133"/>
  </office:meta>
</office:document-meta>
</file>